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3854in" svg:y="84.4102in">
            <draw:object draw:notify-on-update-of-ranges="Sheet1.C3:Sheet1.C472 Sheet1.D3:Sheet1.D4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3929in" svg:y="0.7398in">
            <draw:object draw:notify-on-update-of-ranges="Sheet1.C2:Sheet1.C472 Sheet1.I2:Sheet1.I47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formula="of:=[.$G$3]-[.D2]" office:value-type="float" office:value="260.925" calcext:value-type="float">
            <text:p>260.925</text:p>
          </table:table-cell>
          <table:table-cell table:formula="of:=ABS(100*[.H2]/[.$G$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922" calcext:value-type="float">
            <text:p>33.922</text:p>
          </table:table-cell>
          <table:table-cell office:value-type="float" office:value="0.525" calcext:value-type="float">
            <text:p>0.525</text:p>
          </table:table-cell>
          <table:table-cell office:value-type="float" office:value="8.4425" calcext:value-type="float">
            <text:p>8.44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49]" office:value-type="float" office:value="260.925" calcext:value-type="float">
            <text:p>260.925</text:p>
          </table:table-cell>
          <table:table-cell table:formula="of:=[.$G$3]-[.D3]" office:value-type="float" office:value="252.4825" calcext:value-type="float">
            <text:p>252.4825</text:p>
          </table:table-cell>
          <table:table-cell table:formula="of:=ABS(100*[.H3]/[.$G$3])" office:value-type="float" office:value="96.7643958992047" calcext:value-type="float">
            <text:p>96.7643958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629" calcext:value-type="float">
            <text:p>29.629</text:p>
          </table:table-cell>
          <table:table-cell office:value-type="float" office:value="0.85" calcext:value-type="float">
            <text:p>0.85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]" office:value-type="float" office:value="252.485" calcext:value-type="float">
            <text:p>252.485</text:p>
          </table:table-cell>
          <table:table-cell table:formula="of:=ABS(100*[.H4]/[.$G$3])" office:value-type="float" office:value="96.7653540289355" calcext:value-type="float">
            <text:p>96.7653540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351" calcext:value-type="float">
            <text:p>30.351</text:p>
          </table:table-cell>
          <table:table-cell office:value-type="float" office:value="1.15" calcext:value-type="float">
            <text:p>1.15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]" office:value-type="float" office:value="252.485" calcext:value-type="float">
            <text:p>252.485</text:p>
          </table:table-cell>
          <table:table-cell table:formula="of:=ABS(100*[.H5]/[.$G$3])" office:value-type="float" office:value="96.7653540289355" calcext:value-type="float">
            <text:p>96.7653540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144" calcext:value-type="float">
            <text:p>32.144</text:p>
          </table:table-cell>
          <table:table-cell office:value-type="float" office:value="1.41926" calcext:value-type="float">
            <text:p>1.41926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]" office:value-type="float" office:value="252.485" calcext:value-type="float">
            <text:p>252.485</text:p>
          </table:table-cell>
          <table:table-cell table:formula="of:=ABS(100*[.H6]/[.$G$3])" office:value-type="float" office:value="96.7653540289355" calcext:value-type="float">
            <text:p>96.76535402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839" calcext:value-type="float">
            <text:p>30.839</text:p>
          </table:table-cell>
          <table:table-cell office:value-type="float" office:value="1.73549" calcext:value-type="float">
            <text:p>1.73549</text:p>
          </table:table-cell>
          <table:table-cell office:value-type="float" office:value="8.8025" calcext:value-type="float">
            <text:p>8.8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]" office:value-type="float" office:value="252.1225" calcext:value-type="float">
            <text:p>252.1225</text:p>
          </table:table-cell>
          <table:table-cell table:formula="of:=ABS(100*[.H7]/[.$G$3])" office:value-type="float" office:value="96.6264252179745" calcext:value-type="float">
            <text:p>96.6264252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.366" calcext:value-type="float">
            <text:p>36.366</text:p>
          </table:table-cell>
          <table:table-cell office:value-type="float" office:value="2.03549" calcext:value-type="float">
            <text:p>2.03549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]" office:value-type="float" office:value="252.125" calcext:value-type="float">
            <text:p>252.125</text:p>
          </table:table-cell>
          <table:table-cell table:formula="of:=ABS(100*[.H8]/[.$G$3])" office:value-type="float" office:value="96.6273833477053" calcext:value-type="float">
            <text:p>96.6273833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735" calcext:value-type="float">
            <text:p>33.735</text:p>
          </table:table-cell>
          <table:table-cell office:value-type="float" office:value="2.33549" calcext:value-type="float">
            <text:p>2.33549</text:p>
          </table:table-cell>
          <table:table-cell office:value-type="float" office:value="9.9075" calcext:value-type="float">
            <text:p>9.9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]" office:value-type="float" office:value="251.0175" calcext:value-type="float">
            <text:p>251.0175</text:p>
          </table:table-cell>
          <table:table-cell table:formula="of:=ABS(100*[.H9]/[.$G$3])" office:value-type="float" office:value="96.2029318769761" calcext:value-type="float">
            <text:p>96.2029318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.546" calcext:value-type="float">
            <text:p>39.546</text:p>
          </table:table-cell>
          <table:table-cell office:value-type="float" office:value="2.63549" calcext:value-type="float">
            <text:p>2.63549</text:p>
          </table:table-cell>
          <table:table-cell office:value-type="float" office:value="10.3075" calcext:value-type="float">
            <text:p>10.3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]" office:value-type="float" office:value="250.6175" calcext:value-type="float">
            <text:p>250.6175</text:p>
          </table:table-cell>
          <table:table-cell table:formula="of:=ABS(100*[.H10]/[.$G$3])" office:value-type="float" office:value="96.0496311200537" calcext:value-type="float">
            <text:p>96.0496311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846" calcext:value-type="float">
            <text:p>34.846</text:p>
          </table:table-cell>
          <table:table-cell office:value-type="float" office:value="2.98549" calcext:value-type="float">
            <text:p>2.98549</text:p>
          </table:table-cell>
          <table:table-cell office:value-type="float" office:value="10.8975" calcext:value-type="float">
            <text:p>10.8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]" office:value-type="float" office:value="250.0275" calcext:value-type="float">
            <text:p>250.0275</text:p>
          </table:table-cell>
          <table:table-cell table:formula="of:=ABS(100*[.H11]/[.$G$3])" office:value-type="float" office:value="95.823512503593" calcext:value-type="float">
            <text:p>95.8235125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455" calcext:value-type="float">
            <text:p>38.455</text:p>
          </table:table-cell>
          <table:table-cell office:value-type="float" office:value="3.28549" calcext:value-type="float">
            <text:p>3.28549</text:p>
          </table:table-cell>
          <table:table-cell office:value-type="float" office:value="11.3575" calcext:value-type="float">
            <text:p>11.3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]" office:value-type="float" office:value="249.5675" calcext:value-type="float">
            <text:p>249.5675</text:p>
          </table:table-cell>
          <table:table-cell table:formula="of:=ABS(100*[.H12]/[.$G$3])" office:value-type="float" office:value="95.6472166331321" calcext:value-type="float">
            <text:p>95.64721663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.577" calcext:value-type="float">
            <text:p>38.577</text:p>
          </table:table-cell>
          <table:table-cell office:value-type="float" office:value="3.58963" calcext:value-type="float">
            <text:p>3.58963</text:p>
          </table:table-cell>
          <table:table-cell office:value-type="float" office:value="12.3125" calcext:value-type="float">
            <text:p>12.3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]" office:value-type="float" office:value="248.6125" calcext:value-type="float">
            <text:p>248.6125</text:p>
          </table:table-cell>
          <table:table-cell table:formula="of:=ABS(100*[.H13]/[.$G$3])" office:value-type="float" office:value="95.2812110759797" calcext:value-type="float">
            <text:p>95.2812110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912" calcext:value-type="float">
            <text:p>42.912</text:p>
          </table:table-cell>
          <table:table-cell office:value-type="float" office:value="3.76463" calcext:value-type="float">
            <text:p>3.76463</text:p>
          </table:table-cell>
          <table:table-cell office:value-type="float" office:value="12.31" calcext:value-type="float">
            <text:p>12.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]" office:value-type="float" office:value="248.615" calcext:value-type="float">
            <text:p>248.615</text:p>
          </table:table-cell>
          <table:table-cell table:formula="of:=ABS(100*[.H14]/[.$G$3])" office:value-type="float" office:value="95.2821692057104" calcext:value-type="float">
            <text:p>95.28216920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.672" calcext:value-type="float">
            <text:p>36.672</text:p>
          </table:table-cell>
          <table:table-cell office:value-type="float" office:value="4.06463" calcext:value-type="float">
            <text:p>4.06463</text:p>
          </table:table-cell>
          <table:table-cell office:value-type="float" office:value="13.3575" calcext:value-type="float">
            <text:p>13.3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]" office:value-type="float" office:value="247.5675" calcext:value-type="float">
            <text:p>247.5675</text:p>
          </table:table-cell>
          <table:table-cell table:formula="of:=ABS(100*[.H15]/[.$G$3])" office:value-type="float" office:value="94.8807128485197" calcext:value-type="float">
            <text:p>94.88071284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.007" calcext:value-type="float">
            <text:p>40.007</text:p>
          </table:table-cell>
          <table:table-cell office:value-type="float" office:value="4.31463" calcext:value-type="float">
            <text:p>4.31463</text:p>
          </table:table-cell>
          <table:table-cell office:value-type="float" office:value="13.89" calcext:value-type="float">
            <text:p>13.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]" office:value-type="float" office:value="247.035" calcext:value-type="float">
            <text:p>247.035</text:p>
          </table:table-cell>
          <table:table-cell table:formula="of:=ABS(100*[.H16]/[.$G$3])" office:value-type="float" office:value="94.6766312158666" calcext:value-type="float">
            <text:p>94.67663121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.308" calcext:value-type="float">
            <text:p>39.308</text:p>
          </table:table-cell>
          <table:table-cell office:value-type="float" office:value="4.57563" calcext:value-type="float">
            <text:p>4.57563</text:p>
          </table:table-cell>
          <table:table-cell office:value-type="float" office:value="14.4675" calcext:value-type="float">
            <text:p>14.4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]" office:value-type="float" office:value="246.4575" calcext:value-type="float">
            <text:p>246.4575</text:p>
          </table:table-cell>
          <table:table-cell table:formula="of:=ABS(100*[.H17]/[.$G$3])" office:value-type="float" office:value="94.4553032480598" calcext:value-type="float">
            <text:p>94.45530324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185" calcext:value-type="float">
            <text:p>37.185</text:p>
          </table:table-cell>
          <table:table-cell office:value-type="float" office:value="4.87563" calcext:value-type="float">
            <text:p>4.87563</text:p>
          </table:table-cell>
          <table:table-cell office:value-type="float" office:value="15.59" calcext:value-type="float">
            <text:p>15.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]" office:value-type="float" office:value="245.335" calcext:value-type="float">
            <text:p>245.335</text:p>
          </table:table-cell>
          <table:table-cell table:formula="of:=ABS(100*[.H18]/[.$G$3])" office:value-type="float" office:value="94.025102998946" calcext:value-type="float">
            <text:p>94.02510299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.863" calcext:value-type="float">
            <text:p>43.863</text:p>
          </table:table-cell>
          <table:table-cell office:value-type="float" office:value="5.17563" calcext:value-type="float">
            <text:p>5.17563</text:p>
          </table:table-cell>
          <table:table-cell office:value-type="float" office:value="16.415" calcext:value-type="float">
            <text:p>16.4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]" office:value-type="float" office:value="244.51" calcext:value-type="float">
            <text:p>244.51</text:p>
          </table:table-cell>
          <table:table-cell table:formula="of:=ABS(100*[.H19]/[.$G$3])" office:value-type="float" office:value="93.7089201877934" calcext:value-type="float">
            <text:p>93.70892018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.313" calcext:value-type="float">
            <text:p>41.313</text:p>
          </table:table-cell>
          <table:table-cell office:value-type="float" office:value="5.47668" calcext:value-type="float">
            <text:p>5.47668</text:p>
          </table:table-cell>
          <table:table-cell office:value-type="float" office:value="25.965" calcext:value-type="float">
            <text:p>25.9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]" office:value-type="float" office:value="234.96" calcext:value-type="float">
            <text:p>234.96</text:p>
          </table:table-cell>
          <table:table-cell table:formula="of:=ABS(100*[.H20]/[.$G$3])" office:value-type="float" office:value="90.048864616269" calcext:value-type="float">
            <text:p>90.04886461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.136" calcext:value-type="float">
            <text:p>47.136</text:p>
          </table:table-cell>
          <table:table-cell office:value-type="float" office:value="5.73768" calcext:value-type="float">
            <text:p>5.73768</text:p>
          </table:table-cell>
          <table:table-cell office:value-type="float" office:value="36.3025" calcext:value-type="float">
            <text:p>36.3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]" office:value-type="float" office:value="224.6225" calcext:value-type="float">
            <text:p>224.6225</text:p>
          </table:table-cell>
          <table:table-cell table:formula="of:=ABS(100*[.H21]/[.$G$3])" office:value-type="float" office:value="86.0869981795535" calcext:value-type="float">
            <text:p>86.08699817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.336" calcext:value-type="float">
            <text:p>45.336</text:p>
          </table:table-cell>
          <table:table-cell office:value-type="float" office:value="6.01268" calcext:value-type="float">
            <text:p>6.01268</text:p>
          </table:table-cell>
          <table:table-cell office:value-type="float" office:value="41.6325" calcext:value-type="float">
            <text:p>41.6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]" office:value-type="float" office:value="219.2925" calcext:value-type="float">
            <text:p>219.2925</text:p>
          </table:table-cell>
          <table:table-cell table:formula="of:=ABS(100*[.H22]/[.$G$3])" office:value-type="float" office:value="84.0442655935614" calcext:value-type="float">
            <text:p>84.04426559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.678" calcext:value-type="float">
            <text:p>43.678</text:p>
          </table:table-cell>
          <table:table-cell office:value-type="float" office:value="6.31268" calcext:value-type="float">
            <text:p>6.31268</text:p>
          </table:table-cell>
          <table:table-cell office:value-type="float" office:value="45.5325" calcext:value-type="float">
            <text:p>45.5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]" office:value-type="float" office:value="215.3925" calcext:value-type="float">
            <text:p>215.3925</text:p>
          </table:table-cell>
          <table:table-cell table:formula="of:=ABS(100*[.H23]/[.$G$3])" office:value-type="float" office:value="82.5495832135671" calcext:value-type="float">
            <text:p>82.54958321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523" calcext:value-type="float">
            <text:p>54.523</text:p>
          </table:table-cell>
          <table:table-cell office:value-type="float" office:value="6.61268" calcext:value-type="float">
            <text:p>6.61268</text:p>
          </table:table-cell>
          <table:table-cell office:value-type="float" office:value="47.59" calcext:value-type="float">
            <text:p>47.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]" office:value-type="float" office:value="213.335" calcext:value-type="float">
            <text:p>213.335</text:p>
          </table:table-cell>
          <table:table-cell table:formula="of:=ABS(100*[.H24]/[.$G$3])" office:value-type="float" office:value="81.7610424451471" calcext:value-type="float">
            <text:p>81.76104244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026" calcext:value-type="float">
            <text:p>45.026</text:p>
          </table:table-cell>
          <table:table-cell office:value-type="float" office:value="6.96268" calcext:value-type="float">
            <text:p>6.96268</text:p>
          </table:table-cell>
          <table:table-cell office:value-type="float" office:value="49.7375" calcext:value-type="float">
            <text:p>49.7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]" office:value-type="float" office:value="211.1875" calcext:value-type="float">
            <text:p>211.1875</text:p>
          </table:table-cell>
          <table:table-cell table:formula="of:=ABS(100*[.H25]/[.$G$3])" office:value-type="float" office:value="80.9380090064195" calcext:value-type="float">
            <text:p>80.93800900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742" calcext:value-type="float">
            <text:p>49.742</text:p>
          </table:table-cell>
          <table:table-cell office:value-type="float" office:value="7.26268" calcext:value-type="float">
            <text:p>7.26268</text:p>
          </table:table-cell>
          <table:table-cell office:value-type="float" office:value="50.9025" calcext:value-type="float">
            <text:p>50.9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6]" office:value-type="float" office:value="210.0225" calcext:value-type="float">
            <text:p>210.0225</text:p>
          </table:table-cell>
          <table:table-cell table:formula="of:=ABS(100*[.H26]/[.$G$3])" office:value-type="float" office:value="80.4915205518827" calcext:value-type="float">
            <text:p>80.49152055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.736" calcext:value-type="float">
            <text:p>46.736</text:p>
          </table:table-cell>
          <table:table-cell office:value-type="float" office:value="7.57192" calcext:value-type="float">
            <text:p>7.57192</text:p>
          </table:table-cell>
          <table:table-cell office:value-type="float" office:value="51.75" calcext:value-type="float">
            <text:p>51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7]" office:value-type="float" office:value="209.175" calcext:value-type="float">
            <text:p>209.175</text:p>
          </table:table-cell>
          <table:table-cell table:formula="of:=ABS(100*[.H27]/[.$G$3])" office:value-type="float" office:value="80.1667145731532" calcext:value-type="float">
            <text:p>80.16671457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.998" calcext:value-type="float">
            <text:p>61.998</text:p>
          </table:table-cell>
          <table:table-cell office:value-type="float" office:value="7.82192" calcext:value-type="float">
            <text:p>7.82192</text:p>
          </table:table-cell>
          <table:table-cell office:value-type="float" office:value="51.6825" calcext:value-type="float">
            <text:p>51.6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8]" office:value-type="float" office:value="209.2425" calcext:value-type="float">
            <text:p>209.2425</text:p>
          </table:table-cell>
          <table:table-cell table:formula="of:=ABS(100*[.H28]/[.$G$3])" office:value-type="float" office:value="80.1925840758839" calcext:value-type="float">
            <text:p>80.19258407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.325" calcext:value-type="float">
            <text:p>47.325</text:p>
          </table:table-cell>
          <table:table-cell office:value-type="float" office:value="8.17281" calcext:value-type="float">
            <text:p>8.17281</text:p>
          </table:table-cell>
          <table:table-cell office:value-type="float" office:value="51.675" calcext:value-type="float">
            <text:p>51.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9]" office:value-type="float" office:value="209.25" calcext:value-type="float">
            <text:p>209.25</text:p>
          </table:table-cell>
          <table:table-cell table:formula="of:=ABS(100*[.H29]/[.$G$3])" office:value-type="float" office:value="80.1954584650762" calcext:value-type="float">
            <text:p>80.19545846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.802" calcext:value-type="float">
            <text:p>51.802</text:p>
          </table:table-cell>
          <table:table-cell office:value-type="float" office:value="8.50915" calcext:value-type="float">
            <text:p>8.50915</text:p>
          </table:table-cell>
          <table:table-cell office:value-type="float" office:value="51.6775" calcext:value-type="float">
            <text:p>51.6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0]" office:value-type="float" office:value="209.2475" calcext:value-type="float">
            <text:p>209.2475</text:p>
          </table:table-cell>
          <table:table-cell table:formula="of:=ABS(100*[.H30]/[.$G$3])" office:value-type="float" office:value="80.1945003353454" calcext:value-type="float">
            <text:p>80.19450033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.484" calcext:value-type="float">
            <text:p>50.484</text:p>
          </table:table-cell>
          <table:table-cell office:value-type="float" office:value="8.8627" calcext:value-type="float">
            <text:p>8.8627</text:p>
          </table:table-cell>
          <table:table-cell office:value-type="float" office:value="51.6775" calcext:value-type="float">
            <text:p>51.6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1]" office:value-type="float" office:value="209.2475" calcext:value-type="float">
            <text:p>209.2475</text:p>
          </table:table-cell>
          <table:table-cell table:formula="of:=ABS(100*[.H31]/[.$G$3])" office:value-type="float" office:value="80.1945003353454" calcext:value-type="float">
            <text:p>80.19450033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.365" calcext:value-type="float">
            <text:p>53.365</text:p>
          </table:table-cell>
          <table:table-cell office:value-type="float" office:value="9.12846" calcext:value-type="float">
            <text:p>9.12846</text:p>
          </table:table-cell>
          <table:table-cell office:value-type="float" office:value="51.6775" calcext:value-type="float">
            <text:p>51.6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2]" office:value-type="float" office:value="209.2475" calcext:value-type="float">
            <text:p>209.2475</text:p>
          </table:table-cell>
          <table:table-cell table:formula="of:=ABS(100*[.H32]/[.$G$3])" office:value-type="float" office:value="80.1945003353454" calcext:value-type="float">
            <text:p>80.19450033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.349" calcext:value-type="float">
            <text:p>55.349</text:p>
          </table:table-cell>
          <table:table-cell office:value-type="float" office:value="9.4648" calcext:value-type="float">
            <text:p>9.4648</text:p>
          </table:table-cell>
          <table:table-cell office:value-type="float" office:value="51.6775" calcext:value-type="float">
            <text:p>51.6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3]" office:value-type="float" office:value="209.2475" calcext:value-type="float">
            <text:p>209.2475</text:p>
          </table:table-cell>
          <table:table-cell table:formula="of:=ABS(100*[.H33]/[.$G$3])" office:value-type="float" office:value="80.1945003353454" calcext:value-type="float">
            <text:p>80.19450033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.959" calcext:value-type="float">
            <text:p>51.959</text:p>
          </table:table-cell>
          <table:table-cell office:value-type="float" office:value="9.73406" calcext:value-type="float">
            <text:p>9.73406</text:p>
          </table:table-cell>
          <table:table-cell office:value-type="float" office:value="51.6775" calcext:value-type="float">
            <text:p>51.6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4]" office:value-type="float" office:value="209.2475" calcext:value-type="float">
            <text:p>209.2475</text:p>
          </table:table-cell>
          <table:table-cell table:formula="of:=ABS(100*[.H34]/[.$G$3])" office:value-type="float" office:value="80.1945003353454" calcext:value-type="float">
            <text:p>80.19450033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654" calcext:value-type="float">
            <text:p>53.654</text:p>
          </table:table-cell>
          <table:table-cell office:value-type="float" office:value="9.98406" calcext:value-type="float">
            <text:p>9.98406</text:p>
          </table:table-cell>
          <table:table-cell office:value-type="float" office:value="51.6775" calcext:value-type="float">
            <text:p>51.6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5]" office:value-type="float" office:value="209.2475" calcext:value-type="float">
            <text:p>209.2475</text:p>
          </table:table-cell>
          <table:table-cell table:formula="of:=ABS(100*[.H35]/[.$G$3])" office:value-type="float" office:value="80.1945003353454" calcext:value-type="float">
            <text:p>80.19450033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.155" calcext:value-type="float">
            <text:p>54.155</text:p>
          </table:table-cell>
          <table:table-cell office:value-type="float" office:value="10.2341" calcext:value-type="float">
            <text:p>10.2341</text:p>
          </table:table-cell>
          <table:table-cell office:value-type="float" office:value="53.0125" calcext:value-type="float">
            <text:p>53.0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6]" office:value-type="float" office:value="207.9125" calcext:value-type="float">
            <text:p>207.9125</text:p>
          </table:table-cell>
          <table:table-cell table:formula="of:=ABS(100*[.H36]/[.$G$3])" office:value-type="float" office:value="79.6828590591166" calcext:value-type="float">
            <text:p>79.68285905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.921" calcext:value-type="float">
            <text:p>56.921</text:p>
          </table:table-cell>
          <table:table-cell office:value-type="float" office:value="10.4841" calcext:value-type="float">
            <text:p>10.4841</text:p>
          </table:table-cell>
          <table:table-cell office:value-type="float" office:value="53.825" calcext:value-type="float">
            <text:p>53.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7]" office:value-type="float" office:value="207.1" calcext:value-type="float">
            <text:p>207.1</text:p>
          </table:table-cell>
          <table:table-cell table:formula="of:=ABS(100*[.H37]/[.$G$3])" office:value-type="float" office:value="79.3714668966178" calcext:value-type="float">
            <text:p>79.37146689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.227" calcext:value-type="float">
            <text:p>53.227</text:p>
          </table:table-cell>
          <table:table-cell office:value-type="float" office:value="10.7341" calcext:value-type="float">
            <text:p>10.7341</text:p>
          </table:table-cell>
          <table:table-cell office:value-type="float" office:value="54.4025" calcext:value-type="float">
            <text:p>54.4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8]" office:value-type="float" office:value="206.5225" calcext:value-type="float">
            <text:p>206.5225</text:p>
          </table:table-cell>
          <table:table-cell table:formula="of:=ABS(100*[.H38]/[.$G$3])" office:value-type="float" office:value="79.150138928811" calcext:value-type="float">
            <text:p>79.15013892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.004" calcext:value-type="float">
            <text:p>57.004</text:p>
          </table:table-cell>
          <table:table-cell office:value-type="float" office:value="11.0091" calcext:value-type="float">
            <text:p>11.0091</text:p>
          </table:table-cell>
          <table:table-cell office:value-type="float" office:value="54.4025" calcext:value-type="float">
            <text:p>54.4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9]" office:value-type="float" office:value="206.5225" calcext:value-type="float">
            <text:p>206.5225</text:p>
          </table:table-cell>
          <table:table-cell table:formula="of:=ABS(100*[.H39]/[.$G$3])" office:value-type="float" office:value="79.150138928811" calcext:value-type="float">
            <text:p>79.15013892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.196" calcext:value-type="float">
            <text:p>62.196</text:p>
          </table:table-cell>
          <table:table-cell office:value-type="float" office:value="11.2591" calcext:value-type="float">
            <text:p>11.2591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0]" office:value-type="float" office:value="205.325" calcext:value-type="float">
            <text:p>205.325</text:p>
          </table:table-cell>
          <table:table-cell table:formula="of:=ABS(100*[.H40]/[.$G$3])" office:value-type="float" office:value="78.6911947877743" calcext:value-type="float">
            <text:p>78.69119478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.068" calcext:value-type="float">
            <text:p>64.068</text:p>
          </table:table-cell>
          <table:table-cell office:value-type="float" office:value="11.5091" calcext:value-type="float">
            <text:p>11.5091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1]" office:value-type="float" office:value="205.325" calcext:value-type="float">
            <text:p>205.325</text:p>
          </table:table-cell>
          <table:table-cell table:formula="of:=ABS(100*[.H41]/[.$G$3])" office:value-type="float" office:value="78.6911947877743" calcext:value-type="float">
            <text:p>78.69119478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606" calcext:value-type="float">
            <text:p>56.606</text:p>
          </table:table-cell>
          <table:table-cell office:value-type="float" office:value="11.7591" calcext:value-type="float">
            <text:p>11.7591</text:p>
          </table:table-cell>
          <table:table-cell office:value-type="float" office:value="56.6175" calcext:value-type="float">
            <text:p>56.6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2]" office:value-type="float" office:value="204.3075" calcext:value-type="float">
            <text:p>204.3075</text:p>
          </table:table-cell>
          <table:table-cell table:formula="of:=ABS(100*[.H42]/[.$G$3])" office:value-type="float" office:value="78.3012359873527" calcext:value-type="float">
            <text:p>78.30123598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.804" calcext:value-type="float">
            <text:p>55.804</text:p>
          </table:table-cell>
          <table:table-cell office:value-type="float" office:value="12.0091" calcext:value-type="float">
            <text:p>12.0091</text:p>
          </table:table-cell>
          <table:table-cell office:value-type="float" office:value="56.615" calcext:value-type="float">
            <text:p>56.6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3]" office:value-type="float" office:value="204.31" calcext:value-type="float">
            <text:p>204.31</text:p>
          </table:table-cell>
          <table:table-cell table:formula="of:=ABS(100*[.H43]/[.$G$3])" office:value-type="float" office:value="78.3021941170834" calcext:value-type="float">
            <text:p>78.30219411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.355" calcext:value-type="float">
            <text:p>58.355</text:p>
          </table:table-cell>
          <table:table-cell office:value-type="float" office:value="12.2603" calcext:value-type="float">
            <text:p>12.2603</text:p>
          </table:table-cell>
          <table:table-cell office:value-type="float" office:value="57.28" calcext:value-type="float">
            <text:p>57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4]" office:value-type="float" office:value="203.645" calcext:value-type="float">
            <text:p>203.645</text:p>
          </table:table-cell>
          <table:table-cell table:formula="of:=ABS(100*[.H44]/[.$G$3])" office:value-type="float" office:value="78.0473316086998" calcext:value-type="float">
            <text:p>78.04733160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.787" calcext:value-type="float">
            <text:p>60.787</text:p>
          </table:table-cell>
          <table:table-cell office:value-type="float" office:value="12.5644" calcext:value-type="float">
            <text:p>12.5644</text:p>
          </table:table-cell>
          <table:table-cell office:value-type="float" office:value="57.28" calcext:value-type="float">
            <text:p>57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5]" office:value-type="float" office:value="203.645" calcext:value-type="float">
            <text:p>203.645</text:p>
          </table:table-cell>
          <table:table-cell table:formula="of:=ABS(100*[.H45]/[.$G$3])" office:value-type="float" office:value="78.0473316086998" calcext:value-type="float">
            <text:p>78.04733160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.147" calcext:value-type="float">
            <text:p>65.147</text:p>
          </table:table-cell>
          <table:table-cell office:value-type="float" office:value="12.8394" calcext:value-type="float">
            <text:p>12.8394</text:p>
          </table:table-cell>
          <table:table-cell office:value-type="float" office:value="58.1075" calcext:value-type="float">
            <text:p>58.1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6]" office:value-type="float" office:value="202.8175" calcext:value-type="float">
            <text:p>202.8175</text:p>
          </table:table-cell>
          <table:table-cell table:formula="of:=ABS(100*[.H46]/[.$G$3])" office:value-type="float" office:value="77.7301906678164" calcext:value-type="float">
            <text:p>77.73019066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089" calcext:value-type="float">
            <text:p>86.089</text:p>
          </table:table-cell>
          <table:table-cell office:value-type="float" office:value="13.0894" calcext:value-type="float">
            <text:p>13.0894</text:p>
          </table:table-cell>
          <table:table-cell office:value-type="float" office:value="58.1" calcext:value-type="float">
            <text:p>58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7]" office:value-type="float" office:value="202.825" calcext:value-type="float">
            <text:p>202.825</text:p>
          </table:table-cell>
          <table:table-cell table:formula="of:=ABS(100*[.H47]/[.$G$3])" office:value-type="float" office:value="77.7330650570087" calcext:value-type="float">
            <text:p>77.7330650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.545" calcext:value-type="float">
            <text:p>91.545</text:p>
          </table:table-cell>
          <table:table-cell office:value-type="float" office:value="13.3394" calcext:value-type="float">
            <text:p>13.3394</text:p>
          </table:table-cell>
          <table:table-cell office:value-type="float" office:value="58.965" calcext:value-type="float">
            <text:p>58.9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8]" office:value-type="float" office:value="201.96" calcext:value-type="float">
            <text:p>201.96</text:p>
          </table:table-cell>
          <table:table-cell table:formula="of:=ABS(100*[.H48]/[.$G$3])" office:value-type="float" office:value="77.4015521701638" calcext:value-type="float">
            <text:p>77.40155217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.379" calcext:value-type="float">
            <text:p>88.379</text:p>
          </table:table-cell>
          <table:table-cell office:value-type="float" office:value="13.5894" calcext:value-type="float">
            <text:p>13.5894</text:p>
          </table:table-cell>
          <table:table-cell office:value-type="float" office:value="58.965" calcext:value-type="float">
            <text:p>58.9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9]" office:value-type="float" office:value="201.96" calcext:value-type="float">
            <text:p>201.96</text:p>
          </table:table-cell>
          <table:table-cell table:formula="of:=ABS(100*[.H49]/[.$G$3])" office:value-type="float" office:value="77.4015521701638" calcext:value-type="float">
            <text:p>77.40155217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.447" calcext:value-type="float">
            <text:p>70.447</text:p>
          </table:table-cell>
          <table:table-cell office:value-type="float" office:value="13.8394" calcext:value-type="float">
            <text:p>13.8394</text:p>
          </table:table-cell>
          <table:table-cell office:value-type="float" office:value="58.965" calcext:value-type="float">
            <text:p>58.9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0]" office:value-type="float" office:value="201.96" calcext:value-type="float">
            <text:p>201.96</text:p>
          </table:table-cell>
          <table:table-cell table:formula="of:=ABS(100*[.H50]/[.$G$3])" office:value-type="float" office:value="77.4015521701638" calcext:value-type="float">
            <text:p>77.40155217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.205" calcext:value-type="float">
            <text:p>66.205</text:p>
          </table:table-cell>
          <table:table-cell office:value-type="float" office:value="14.1487" calcext:value-type="float">
            <text:p>14.1487</text:p>
          </table:table-cell>
          <table:table-cell office:value-type="float" office:value="59.9675" calcext:value-type="float">
            <text:p>59.9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1]" office:value-type="float" office:value="200.9575" calcext:value-type="float">
            <text:p>200.9575</text:p>
          </table:table-cell>
          <table:table-cell table:formula="of:=ABS(100*[.H51]/[.$G$3])" office:value-type="float" office:value="77.0173421481269" calcext:value-type="float">
            <text:p>77.01734214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207" calcext:value-type="float">
            <text:p>59.207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59.9575" calcext:value-type="float">
            <text:p>59.9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2]" office:value-type="float" office:value="200.9675" calcext:value-type="float">
            <text:p>200.9675</text:p>
          </table:table-cell>
          <table:table-cell table:formula="of:=ABS(100*[.H52]/[.$G$3])" office:value-type="float" office:value="77.0211746670499" calcext:value-type="float">
            <text:p>77.02117466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.442" calcext:value-type="float">
            <text:p>56.442</text:p>
          </table:table-cell>
          <table:table-cell office:value-type="float" office:value="14.6737" calcext:value-type="float">
            <text:p>14.6737</text:p>
          </table:table-cell>
          <table:table-cell office:value-type="float" office:value="59.9575" calcext:value-type="float">
            <text:p>59.9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3]" office:value-type="float" office:value="200.9675" calcext:value-type="float">
            <text:p>200.9675</text:p>
          </table:table-cell>
          <table:table-cell table:formula="of:=ABS(100*[.H53]/[.$G$3])" office:value-type="float" office:value="77.0211746670499" calcext:value-type="float">
            <text:p>77.02117466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.694" calcext:value-type="float">
            <text:p>60.694</text:p>
          </table:table-cell>
          <table:table-cell office:value-type="float" office:value="14.9487" calcext:value-type="float">
            <text:p>14.9487</text:p>
          </table:table-cell>
          <table:table-cell office:value-type="float" office:value="60.8075" calcext:value-type="float">
            <text:p>60.8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4]" office:value-type="float" office:value="200.1175" calcext:value-type="float">
            <text:p>200.1175</text:p>
          </table:table-cell>
          <table:table-cell table:formula="of:=ABS(100*[.H54]/[.$G$3])" office:value-type="float" office:value="76.6954105585896" calcext:value-type="float">
            <text:p>76.69541055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.1" calcext:value-type="float">
            <text:p>59.1</text:p>
          </table:table-cell>
          <table:table-cell office:value-type="float" office:value="15.2487" calcext:value-type="float">
            <text:p>15.2487</text:p>
          </table:table-cell>
          <table:table-cell office:value-type="float" office:value="60.805" calcext:value-type="float">
            <text:p>60.8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5]" office:value-type="float" office:value="200.12" calcext:value-type="float">
            <text:p>200.12</text:p>
          </table:table-cell>
          <table:table-cell table:formula="of:=ABS(100*[.H55]/[.$G$3])" office:value-type="float" office:value="76.6963686883204" calcext:value-type="float">
            <text:p>76.69636868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.028" calcext:value-type="float">
            <text:p>59.028</text:p>
          </table:table-cell>
          <table:table-cell office:value-type="float" office:value="15.4987" calcext:value-type="float">
            <text:p>15.4987</text:p>
          </table:table-cell>
          <table:table-cell office:value-type="float" office:value="61.5875" calcext:value-type="float">
            <text:p>61.5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6]" office:value-type="float" office:value="199.3375" calcext:value-type="float">
            <text:p>199.3375</text:p>
          </table:table-cell>
          <table:table-cell table:formula="of:=ABS(100*[.H56]/[.$G$3])" office:value-type="float" office:value="76.3964740825908" calcext:value-type="float">
            <text:p>76.39647408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.497" calcext:value-type="float">
            <text:p>59.497</text:p>
          </table:table-cell>
          <table:table-cell office:value-type="float" office:value="15.7737" calcext:value-type="float">
            <text:p>15.7737</text:p>
          </table:table-cell>
          <table:table-cell office:value-type="float" office:value="61.585" calcext:value-type="float">
            <text:p>61.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7]" office:value-type="float" office:value="199.34" calcext:value-type="float">
            <text:p>199.34</text:p>
          </table:table-cell>
          <table:table-cell table:formula="of:=ABS(100*[.H57]/[.$G$3])" office:value-type="float" office:value="76.3974322123215" calcext:value-type="float">
            <text:p>76.39743221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.299" calcext:value-type="float">
            <text:p>64.299</text:p>
          </table:table-cell>
          <table:table-cell office:value-type="float" office:value="16.1818" calcext:value-type="float">
            <text:p>16.1818</text:p>
          </table:table-cell>
          <table:table-cell office:value-type="float" office:value="62.2225" calcext:value-type="float">
            <text:p>62.2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8]" office:value-type="float" office:value="198.7025" calcext:value-type="float">
            <text:p>198.7025</text:p>
          </table:table-cell>
          <table:table-cell table:formula="of:=ABS(100*[.H58]/[.$G$3])" office:value-type="float" office:value="76.1531091309763" calcext:value-type="float">
            <text:p>76.1531091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.39" calcext:value-type="float">
            <text:p>64.39</text:p>
          </table:table-cell>
          <table:table-cell office:value-type="float" office:value="16.3818" calcext:value-type="float">
            <text:p>16.3818</text:p>
          </table:table-cell>
          <table:table-cell office:value-type="float" office:value="64.1375" calcext:value-type="float">
            <text:p>64.1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9]" office:value-type="float" office:value="196.7875" calcext:value-type="float">
            <text:p>196.7875</text:p>
          </table:table-cell>
          <table:table-cell table:formula="of:=ABS(100*[.H59]/[.$G$3])" office:value-type="float" office:value="75.4191817572099" calcext:value-type="float">
            <text:p>75.41918175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7.832" calcext:value-type="float">
            <text:p>67.832</text:p>
          </table:table-cell>
          <table:table-cell office:value-type="float" office:value="16.5818" calcext:value-type="float">
            <text:p>16.5818</text:p>
          </table:table-cell>
          <table:table-cell office:value-type="float" office:value="65.24" calcext:value-type="float">
            <text:p>65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0]" office:value-type="float" office:value="195.685" calcext:value-type="float">
            <text:p>195.685</text:p>
          </table:table-cell>
          <table:table-cell table:formula="of:=ABS(100*[.H60]/[.$G$3])" office:value-type="float" office:value="74.9966465459423" calcext:value-type="float">
            <text:p>74.99664654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.392" calcext:value-type="float">
            <text:p>61.392</text:p>
          </table:table-cell>
          <table:table-cell office:value-type="float" office:value="17.0568" calcext:value-type="float">
            <text:p>17.0568</text:p>
          </table:table-cell>
          <table:table-cell office:value-type="float" office:value="66.33" calcext:value-type="float">
            <text:p>66.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1]" office:value-type="float" office:value="194.595" calcext:value-type="float">
            <text:p>194.595</text:p>
          </table:table-cell>
          <table:table-cell table:formula="of:=ABS(100*[.H61]/[.$G$3])" office:value-type="float" office:value="74.5789019833286" calcext:value-type="float">
            <text:p>74.5789019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.512" calcext:value-type="float">
            <text:p>62.512</text:p>
          </table:table-cell>
          <table:table-cell office:value-type="float" office:value="17.4568" calcext:value-type="float">
            <text:p>17.4568</text:p>
          </table:table-cell>
          <table:table-cell office:value-type="float" office:value="67.36" calcext:value-type="float">
            <text:p>67.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2]" office:value-type="float" office:value="193.565" calcext:value-type="float">
            <text:p>193.565</text:p>
          </table:table-cell>
          <table:table-cell table:formula="of:=ABS(100*[.H62]/[.$G$3])" office:value-type="float" office:value="74.1841525342531" calcext:value-type="float">
            <text:p>74.18415253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701" calcext:value-type="float">
            <text:p>57.701</text:p>
          </table:table-cell>
          <table:table-cell office:value-type="float" office:value="17.8068" calcext:value-type="float">
            <text:p>17.8068</text:p>
          </table:table-cell>
          <table:table-cell office:value-type="float" office:value="70.725" calcext:value-type="float">
            <text:p>70.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3]" office:value-type="float" office:value="190.2" calcext:value-type="float">
            <text:p>190.2</text:p>
          </table:table-cell>
          <table:table-cell table:formula="of:=ABS(100*[.H63]/[.$G$3])" office:value-type="float" office:value="72.8945099166427" calcext:value-type="float">
            <text:p>72.89450991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.335" calcext:value-type="float">
            <text:p>63.335</text:p>
          </table:table-cell>
          <table:table-cell office:value-type="float" office:value="18.1568" calcext:value-type="float">
            <text:p>18.1568</text:p>
          </table:table-cell>
          <table:table-cell office:value-type="float" office:value="72.06" calcext:value-type="float">
            <text:p>72.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4]" office:value-type="float" office:value="188.865" calcext:value-type="float">
            <text:p>188.865</text:p>
          </table:table-cell>
          <table:table-cell table:formula="of:=ABS(100*[.H64]/[.$G$3])" office:value-type="float" office:value="72.3828686404139" calcext:value-type="float">
            <text:p>72.38286864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.674" calcext:value-type="float">
            <text:p>62.674</text:p>
          </table:table-cell>
          <table:table-cell office:value-type="float" office:value="18.5068" calcext:value-type="float">
            <text:p>18.5068</text:p>
          </table:table-cell>
          <table:table-cell office:value-type="float" office:value="72.395" calcext:value-type="float">
            <text:p>72.3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5]" office:value-type="float" office:value="188.53" calcext:value-type="float">
            <text:p>188.53</text:p>
          </table:table-cell>
          <table:table-cell table:formula="of:=ABS(100*[.H65]/[.$G$3])" office:value-type="float" office:value="72.2544792564913" calcext:value-type="float">
            <text:p>72.25447925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.916" calcext:value-type="float">
            <text:p>65.916</text:p>
          </table:table-cell>
          <table:table-cell office:value-type="float" office:value="18.9068" calcext:value-type="float">
            <text:p>18.9068</text:p>
          </table:table-cell>
          <table:table-cell office:value-type="float" office:value="73.76" calcext:value-type="float">
            <text:p>73.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6]" office:value-type="float" office:value="187.165" calcext:value-type="float">
            <text:p>187.165</text:p>
          </table:table-cell>
          <table:table-cell table:formula="of:=ABS(100*[.H66]/[.$G$3])" office:value-type="float" office:value="71.7313404234934" calcext:value-type="float">
            <text:p>71.73134042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.127" calcext:value-type="float">
            <text:p>67.127</text:p>
          </table:table-cell>
          <table:table-cell office:value-type="float" office:value="19.2568" calcext:value-type="float">
            <text:p>19.2568</text:p>
          </table:table-cell>
          <table:table-cell office:value-type="float" office:value="73.2375" calcext:value-type="float">
            <text:p>73.2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7]" office:value-type="float" office:value="187.6875" calcext:value-type="float">
            <text:p>187.6875</text:p>
          </table:table-cell>
          <table:table-cell table:formula="of:=ABS(100*[.H67]/[.$G$3])" office:value-type="float" office:value="71.9315895372233" calcext:value-type="float">
            <text:p>71.93158953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2.634" calcext:value-type="float">
            <text:p>72.634</text:p>
          </table:table-cell>
          <table:table-cell office:value-type="float" office:value="19.6068" calcext:value-type="float">
            <text:p>19.6068</text:p>
          </table:table-cell>
          <table:table-cell office:value-type="float" office:value="75.2075" calcext:value-type="float">
            <text:p>75.2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8]" office:value-type="float" office:value="185.7175" calcext:value-type="float">
            <text:p>185.7175</text:p>
          </table:table-cell>
          <table:table-cell table:formula="of:=ABS(100*[.H68]/[.$G$3])" office:value-type="float" office:value="71.1765833093801" calcext:value-type="float">
            <text:p>71.17658330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.528" calcext:value-type="float">
            <text:p>68.528</text:p>
          </table:table-cell>
          <table:table-cell office:value-type="float" office:value="19.9328" calcext:value-type="float">
            <text:p>19.9328</text:p>
          </table:table-cell>
          <table:table-cell office:value-type="float" office:value="75.005" calcext:value-type="float">
            <text:p>75.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9]" office:value-type="float" office:value="185.92" calcext:value-type="float">
            <text:p>185.92</text:p>
          </table:table-cell>
          <table:table-cell table:formula="of:=ABS(100*[.H69]/[.$G$3])" office:value-type="float" office:value="71.2541918175721" calcext:value-type="float">
            <text:p>71.25419181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.029" calcext:value-type="float">
            <text:p>80.029</text:p>
          </table:table-cell>
          <table:table-cell office:value-type="float" office:value="20.2156" calcext:value-type="float">
            <text:p>20.2156</text:p>
          </table:table-cell>
          <table:table-cell office:value-type="float" office:value="74.8425" calcext:value-type="float">
            <text:p>74.8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0]" office:value-type="float" office:value="186.0825" calcext:value-type="float">
            <text:p>186.0825</text:p>
          </table:table-cell>
          <table:table-cell table:formula="of:=ABS(100*[.H70]/[.$G$3])" office:value-type="float" office:value="71.3164702500719" calcext:value-type="float">
            <text:p>71.31647025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7.455" calcext:value-type="float">
            <text:p>77.455</text:p>
          </table:table-cell>
          <table:table-cell office:value-type="float" office:value="20.5665" calcext:value-type="float">
            <text:p>20.5665</text:p>
          </table:table-cell>
          <table:table-cell office:value-type="float" office:value="75.7725" calcext:value-type="float">
            <text:p>75.7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1]" office:value-type="float" office:value="185.1525" calcext:value-type="float">
            <text:p>185.1525</text:p>
          </table:table-cell>
          <table:table-cell table:formula="of:=ABS(100*[.H71]/[.$G$3])" office:value-type="float" office:value="70.9600459902271" calcext:value-type="float">
            <text:p>70.96004599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.078" calcext:value-type="float">
            <text:p>66.078</text:p>
          </table:table-cell>
          <table:table-cell office:value-type="float" office:value="20.9165" calcext:value-type="float">
            <text:p>20.9165</text:p>
          </table:table-cell>
          <table:table-cell office:value-type="float" office:value="76.3475" calcext:value-type="float">
            <text:p>76.3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2]" office:value-type="float" office:value="184.5775" calcext:value-type="float">
            <text:p>184.5775</text:p>
          </table:table-cell>
          <table:table-cell table:formula="of:=ABS(100*[.H72]/[.$G$3])" office:value-type="float" office:value="70.739676152151" calcext:value-type="float">
            <text:p>70.73967615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.323" calcext:value-type="float">
            <text:p>63.323</text:p>
          </table:table-cell>
          <table:table-cell office:value-type="float" office:value="21.2091" calcext:value-type="float">
            <text:p>21.2091</text:p>
          </table:table-cell>
          <table:table-cell office:value-type="float" office:value="77.0975" calcext:value-type="float">
            <text:p>77.0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3]" office:value-type="float" office:value="183.8275" calcext:value-type="float">
            <text:p>183.8275</text:p>
          </table:table-cell>
          <table:table-cell table:formula="of:=ABS(100*[.H73]/[.$G$3])" office:value-type="float" office:value="70.4522372329213" calcext:value-type="float">
            <text:p>70.45223723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.859" calcext:value-type="float">
            <text:p>70.859</text:p>
          </table:table-cell>
          <table:table-cell office:value-type="float" office:value="21.6191" calcext:value-type="float">
            <text:p>21.6191</text:p>
          </table:table-cell>
          <table:table-cell office:value-type="float" office:value="77.09" calcext:value-type="float">
            <text:p>77.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4]" office:value-type="float" office:value="183.835" calcext:value-type="float">
            <text:p>183.835</text:p>
          </table:table-cell>
          <table:table-cell table:formula="of:=ABS(100*[.H74]/[.$G$3])" office:value-type="float" office:value="70.4551116221136" calcext:value-type="float">
            <text:p>70.45511162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8.903" calcext:value-type="float">
            <text:p>78.903</text:p>
          </table:table-cell>
          <table:table-cell office:value-type="float" office:value="21.8191" calcext:value-type="float">
            <text:p>21.8191</text:p>
          </table:table-cell>
          <table:table-cell office:value-type="float" office:value="77.4925" calcext:value-type="float">
            <text:p>77.49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5]" office:value-type="float" office:value="183.4325" calcext:value-type="float">
            <text:p>183.4325</text:p>
          </table:table-cell>
          <table:table-cell table:formula="of:=ABS(100*[.H75]/[.$G$3])" office:value-type="float" office:value="70.3008527354604" calcext:value-type="float">
            <text:p>70.30085273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.619" calcext:value-type="float">
            <text:p>67.619</text:p>
          </table:table-cell>
          <table:table-cell office:value-type="float" office:value="22.1191" calcext:value-type="float">
            <text:p>22.1191</text:p>
          </table:table-cell>
          <table:table-cell office:value-type="float" office:value="80.26" calcext:value-type="float">
            <text:p>80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6]" office:value-type="float" office:value="180.665" calcext:value-type="float">
            <text:p>180.665</text:p>
          </table:table-cell>
          <table:table-cell table:formula="of:=ABS(100*[.H76]/[.$G$3])" office:value-type="float" office:value="69.2402031235029" calcext:value-type="float">
            <text:p>69.24020312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.384" calcext:value-type="float">
            <text:p>78.384</text:p>
          </table:table-cell>
          <table:table-cell office:value-type="float" office:value="22.4191" calcext:value-type="float">
            <text:p>22.4191</text:p>
          </table:table-cell>
          <table:table-cell office:value-type="float" office:value="80.24" calcext:value-type="float">
            <text:p>8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7]" office:value-type="float" office:value="180.685" calcext:value-type="float">
            <text:p>180.685</text:p>
          </table:table-cell>
          <table:table-cell table:formula="of:=ABS(100*[.H77]/[.$G$3])" office:value-type="float" office:value="69.247868161349" calcext:value-type="float">
            <text:p>69.24786816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.282" calcext:value-type="float">
            <text:p>68.282</text:p>
          </table:table-cell>
          <table:table-cell office:value-type="float" office:value="22.7191" calcext:value-type="float">
            <text:p>22.7191</text:p>
          </table:table-cell>
          <table:table-cell office:value-type="float" office:value="80.66" calcext:value-type="float">
            <text:p>80.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8]" office:value-type="float" office:value="180.265" calcext:value-type="float">
            <text:p>180.265</text:p>
          </table:table-cell>
          <table:table-cell table:formula="of:=ABS(100*[.H78]/[.$G$3])" office:value-type="float" office:value="69.0869023665804" calcext:value-type="float">
            <text:p>69.08690236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.441" calcext:value-type="float">
            <text:p>76.441</text:p>
          </table:table-cell>
          <table:table-cell office:value-type="float" office:value="23.0233" calcext:value-type="float">
            <text:p>23.0233</text:p>
          </table:table-cell>
          <table:table-cell office:value-type="float" office:value="81.745" calcext:value-type="float">
            <text:p>81.7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9]" office:value-type="float" office:value="179.18" calcext:value-type="float">
            <text:p>179.18</text:p>
          </table:table-cell>
          <table:table-cell table:formula="of:=ABS(100*[.H79]/[.$G$3])" office:value-type="float" office:value="68.6710740634282" calcext:value-type="float">
            <text:p>68.67107406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.626" calcext:value-type="float">
            <text:p>76.626</text:p>
          </table:table-cell>
          <table:table-cell office:value-type="float" office:value="23.3233" calcext:value-type="float">
            <text:p>23.3233</text:p>
          </table:table-cell>
          <table:table-cell office:value-type="float" office:value="81.745" calcext:value-type="float">
            <text:p>81.7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0]" office:value-type="float" office:value="179.18" calcext:value-type="float">
            <text:p>179.18</text:p>
          </table:table-cell>
          <table:table-cell table:formula="of:=ABS(100*[.H80]/[.$G$3])" office:value-type="float" office:value="68.6710740634282" calcext:value-type="float">
            <text:p>68.67107406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.098" calcext:value-type="float">
            <text:p>72.098</text:p>
          </table:table-cell>
          <table:table-cell office:value-type="float" office:value="23.6733" calcext:value-type="float">
            <text:p>23.6733</text:p>
          </table:table-cell>
          <table:table-cell office:value-type="float" office:value="82.69" calcext:value-type="float">
            <text:p>82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1]" office:value-type="float" office:value="178.235" calcext:value-type="float">
            <text:p>178.235</text:p>
          </table:table-cell>
          <table:table-cell table:formula="of:=ABS(100*[.H81]/[.$G$3])" office:value-type="float" office:value="68.3089010251988" calcext:value-type="float">
            <text:p>68.30890102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.719" calcext:value-type="float">
            <text:p>63.719</text:p>
          </table:table-cell>
          <table:table-cell office:value-type="float" office:value="23.9733" calcext:value-type="float">
            <text:p>23.9733</text:p>
          </table:table-cell>
          <table:table-cell office:value-type="float" office:value="82.69" calcext:value-type="float">
            <text:p>82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2]" office:value-type="float" office:value="178.235" calcext:value-type="float">
            <text:p>178.235</text:p>
          </table:table-cell>
          <table:table-cell table:formula="of:=ABS(100*[.H82]/[.$G$3])" office:value-type="float" office:value="68.3089010251988" calcext:value-type="float">
            <text:p>68.30890102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.727" calcext:value-type="float">
            <text:p>80.727</text:p>
          </table:table-cell>
          <table:table-cell office:value-type="float" office:value="24.2865" calcext:value-type="float">
            <text:p>24.2865</text:p>
          </table:table-cell>
          <table:table-cell office:value-type="float" office:value="83.2025" calcext:value-type="float">
            <text:p>83.2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3]" office:value-type="float" office:value="177.7225" calcext:value-type="float">
            <text:p>177.7225</text:p>
          </table:table-cell>
          <table:table-cell table:formula="of:=ABS(100*[.H83]/[.$G$3])" office:value-type="float" office:value="68.1124844303919" calcext:value-type="float">
            <text:p>68.11248443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8.375" calcext:value-type="float">
            <text:p>68.375</text:p>
          </table:table-cell>
          <table:table-cell office:value-type="float" office:value="24.5907" calcext:value-type="float">
            <text:p>24.5907</text:p>
          </table:table-cell>
          <table:table-cell office:value-type="float" office:value="83.2025" calcext:value-type="float">
            <text:p>83.2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4]" office:value-type="float" office:value="177.7225" calcext:value-type="float">
            <text:p>177.7225</text:p>
          </table:table-cell>
          <table:table-cell table:formula="of:=ABS(100*[.H84]/[.$G$3])" office:value-type="float" office:value="68.1124844303919" calcext:value-type="float">
            <text:p>68.11248443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.063" calcext:value-type="float">
            <text:p>68.063</text:p>
          </table:table-cell>
          <table:table-cell office:value-type="float" office:value="24.8702" calcext:value-type="float">
            <text:p>24.8702</text:p>
          </table:table-cell>
          <table:table-cell office:value-type="float" office:value="83.1775" calcext:value-type="float">
            <text:p>83.1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5]" office:value-type="float" office:value="177.7475" calcext:value-type="float">
            <text:p>177.7475</text:p>
          </table:table-cell>
          <table:table-cell table:formula="of:=ABS(100*[.H85]/[.$G$3])" office:value-type="float" office:value="68.1220657276995" calcext:value-type="float">
            <text:p>68.12206572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.971" calcext:value-type="float">
            <text:p>68.971</text:p>
          </table:table-cell>
          <table:table-cell office:value-type="float" office:value="25.1202" calcext:value-type="float">
            <text:p>25.1202</text:p>
          </table:table-cell>
          <table:table-cell office:value-type="float" office:value="83.1775" calcext:value-type="float">
            <text:p>83.1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6]" office:value-type="float" office:value="177.7475" calcext:value-type="float">
            <text:p>177.7475</text:p>
          </table:table-cell>
          <table:table-cell table:formula="of:=ABS(100*[.H86]/[.$G$3])" office:value-type="float" office:value="68.1220657276995" calcext:value-type="float">
            <text:p>68.12206572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.863" calcext:value-type="float">
            <text:p>64.863</text:p>
          </table:table-cell>
          <table:table-cell office:value-type="float" office:value="25.4202" calcext:value-type="float">
            <text:p>25.4202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7]" office:value-type="float" office:value="177.3" calcext:value-type="float">
            <text:p>177.3</text:p>
          </table:table-cell>
          <table:table-cell table:formula="of:=ABS(100*[.H87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.659" calcext:value-type="float">
            <text:p>63.659</text:p>
          </table:table-cell>
          <table:table-cell office:value-type="float" office:value="25.8115" calcext:value-type="float">
            <text:p>25.8115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8]" office:value-type="float" office:value="177.3" calcext:value-type="float">
            <text:p>177.3</text:p>
          </table:table-cell>
          <table:table-cell table:formula="of:=ABS(100*[.H88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.101" calcext:value-type="float">
            <text:p>78.101</text:p>
          </table:table-cell>
          <table:table-cell office:value-type="float" office:value="26.0487" calcext:value-type="float">
            <text:p>26.0487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9]" office:value-type="float" office:value="177.3" calcext:value-type="float">
            <text:p>177.3</text:p>
          </table:table-cell>
          <table:table-cell table:formula="of:=ABS(100*[.H89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.744" calcext:value-type="float">
            <text:p>79.744</text:p>
          </table:table-cell>
          <table:table-cell office:value-type="float" office:value="26.3097" calcext:value-type="float">
            <text:p>26.3097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0]" office:value-type="float" office:value="177.3" calcext:value-type="float">
            <text:p>177.3</text:p>
          </table:table-cell>
          <table:table-cell table:formula="of:=ABS(100*[.H90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.295" calcext:value-type="float">
            <text:p>78.295</text:p>
          </table:table-cell>
          <table:table-cell office:value-type="float" office:value="26.6347" calcext:value-type="float">
            <text:p>26.6347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1]" office:value-type="float" office:value="177.3" calcext:value-type="float">
            <text:p>177.3</text:p>
          </table:table-cell>
          <table:table-cell table:formula="of:=ABS(100*[.H91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.794" calcext:value-type="float">
            <text:p>66.794</text:p>
          </table:table-cell>
          <table:table-cell office:value-type="float" office:value="26.9347" calcext:value-type="float">
            <text:p>26.9347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2]" office:value-type="float" office:value="177.3" calcext:value-type="float">
            <text:p>177.3</text:p>
          </table:table-cell>
          <table:table-cell table:formula="of:=ABS(100*[.H92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.541" calcext:value-type="float">
            <text:p>72.541</text:p>
          </table:table-cell>
          <table:table-cell office:value-type="float" office:value="27.2347" calcext:value-type="float">
            <text:p>27.2347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3]" office:value-type="float" office:value="177.3" calcext:value-type="float">
            <text:p>177.3</text:p>
          </table:table-cell>
          <table:table-cell table:formula="of:=ABS(100*[.H93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.586" calcext:value-type="float">
            <text:p>88.586</text:p>
          </table:table-cell>
          <table:table-cell office:value-type="float" office:value="27.5479" calcext:value-type="float">
            <text:p>27.5479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4]" office:value-type="float" office:value="177.3" calcext:value-type="float">
            <text:p>177.3</text:p>
          </table:table-cell>
          <table:table-cell table:formula="of:=ABS(100*[.H94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.2" calcext:value-type="float">
            <text:p>79.2</text:p>
          </table:table-cell>
          <table:table-cell office:value-type="float" office:value="27.7729" calcext:value-type="float">
            <text:p>27.7729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5]" office:value-type="float" office:value="177.3" calcext:value-type="float">
            <text:p>177.3</text:p>
          </table:table-cell>
          <table:table-cell table:formula="of:=ABS(100*[.H95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.629" calcext:value-type="float">
            <text:p>69.629</text:p>
          </table:table-cell>
          <table:table-cell office:value-type="float" office:value="28.0862" calcext:value-type="float">
            <text:p>28.0862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6]" office:value-type="float" office:value="177.3" calcext:value-type="float">
            <text:p>177.3</text:p>
          </table:table-cell>
          <table:table-cell table:formula="of:=ABS(100*[.H96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.583" calcext:value-type="float">
            <text:p>94.583</text:p>
          </table:table-cell>
          <table:table-cell office:value-type="float" office:value="28.5862" calcext:value-type="float">
            <text:p>28.5862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7]" office:value-type="float" office:value="177.3" calcext:value-type="float">
            <text:p>177.3</text:p>
          </table:table-cell>
          <table:table-cell table:formula="of:=ABS(100*[.H97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8.115" calcext:value-type="float">
            <text:p>68.115</text:p>
          </table:table-cell>
          <table:table-cell office:value-type="float" office:value="28.8712" calcext:value-type="float">
            <text:p>28.8712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8]" office:value-type="float" office:value="177.3" calcext:value-type="float">
            <text:p>177.3</text:p>
          </table:table-cell>
          <table:table-cell table:formula="of:=ABS(100*[.H98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.494" calcext:value-type="float">
            <text:p>68.494</text:p>
          </table:table-cell>
          <table:table-cell office:value-type="float" office:value="29.0848" calcext:value-type="float">
            <text:p>29.0848</text:p>
          </table:table-cell>
          <table:table-cell office:value-type="float" office:value="83.625" calcext:value-type="float">
            <text:p>83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9]" office:value-type="float" office:value="177.3" calcext:value-type="float">
            <text:p>177.3</text:p>
          </table:table-cell>
          <table:table-cell table:formula="of:=ABS(100*[.H99]/[.$G$3])" office:value-type="float" office:value="67.9505605058925" calcext:value-type="float">
            <text:p>67.95056050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5.887" calcext:value-type="float">
            <text:p>65.887</text:p>
          </table:table-cell>
          <table:table-cell office:value-type="float" office:value="29.3288" calcext:value-type="float">
            <text:p>29.3288</text:p>
          </table:table-cell>
          <table:table-cell office:value-type="float" office:value="83.6275" calcext:value-type="float">
            <text:p>83.62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G$3]-[.D100]" office:value-type="float" office:value="177.2975" calcext:value-type="float">
            <text:p>177.2975</text:p>
          </table:table-cell>
          <table:table-cell table:formula="of:=ABS(100*[.H100]/[.$G$3])" office:value-type="float" office:value="67.9496023761617" calcext:value-type="float">
            <text:p>67.94960237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.447" calcext:value-type="float">
            <text:p>69.447</text:p>
          </table:table-cell>
          <table:table-cell office:value-type="float" office:value="29.6134" calcext:value-type="float">
            <text:p>29.6134</text:p>
          </table:table-cell>
          <table:table-cell office:value-type="float" office:value="84.02" calcext:value-type="float">
            <text:p>84.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1]" office:value-type="float" office:value="176.905" calcext:value-type="float">
            <text:p>176.905</text:p>
          </table:table-cell>
          <table:table-cell table:formula="of:=ABS(100*[.H101]/[.$G$3])" office:value-type="float" office:value="67.7991760084316" calcext:value-type="float">
            <text:p>67.79917600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.245" calcext:value-type="float">
            <text:p>68.245</text:p>
          </table:table-cell>
          <table:table-cell office:value-type="float" office:value="29.8602" calcext:value-type="float">
            <text:p>29.8602</text:p>
          </table:table-cell>
          <table:table-cell office:value-type="float" office:value="84.015" calcext:value-type="float">
            <text:p>84.0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2]" office:value-type="float" office:value="176.91" calcext:value-type="float">
            <text:p>176.91</text:p>
          </table:table-cell>
          <table:table-cell table:formula="of:=ABS(100*[.H102]/[.$G$3])" office:value-type="float" office:value="67.8010922678931" calcext:value-type="float">
            <text:p>67.80109226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7.044" calcext:value-type="float">
            <text:p>67.044</text:p>
          </table:table-cell>
          <table:table-cell office:value-type="float" office:value="30.1102" calcext:value-type="float">
            <text:p>30.1102</text:p>
          </table:table-cell>
          <table:table-cell office:value-type="float" office:value="83.9825" calcext:value-type="float">
            <text:p>83.98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3]" office:value-type="float" office:value="176.9425" calcext:value-type="float">
            <text:p>176.9425</text:p>
          </table:table-cell>
          <table:table-cell table:formula="of:=ABS(100*[.H103]/[.$G$3])" office:value-type="float" office:value="67.813547954393" calcext:value-type="float">
            <text:p>67.81354795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4.863" calcext:value-type="float">
            <text:p>74.863</text:p>
          </table:table-cell>
          <table:table-cell office:value-type="float" office:value="30.3602" calcext:value-type="float">
            <text:p>30.3602</text:p>
          </table:table-cell>
          <table:table-cell office:value-type="float" office:value="83.925" calcext:value-type="float">
            <text:p>83.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4]" office:value-type="float" office:value="177" calcext:value-type="float">
            <text:p>177</text:p>
          </table:table-cell>
          <table:table-cell table:formula="of:=ABS(100*[.H104]/[.$G$3])" office:value-type="float" office:value="67.8355849382006" calcext:value-type="float">
            <text:p>67.83558493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6.225" calcext:value-type="float">
            <text:p>96.225</text:p>
          </table:table-cell>
          <table:table-cell office:value-type="float" office:value="30.6602" calcext:value-type="float">
            <text:p>30.6602</text:p>
          </table:table-cell>
          <table:table-cell office:value-type="float" office:value="83.925" calcext:value-type="float">
            <text:p>83.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5]" office:value-type="float" office:value="177" calcext:value-type="float">
            <text:p>177</text:p>
          </table:table-cell>
          <table:table-cell table:formula="of:=ABS(100*[.H105]/[.$G$3])" office:value-type="float" office:value="67.8355849382006" calcext:value-type="float">
            <text:p>67.83558493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8.613" calcext:value-type="float">
            <text:p>88.613</text:p>
          </table:table-cell>
          <table:table-cell office:value-type="float" office:value="30.9602" calcext:value-type="float">
            <text:p>30.9602</text:p>
          </table:table-cell>
          <table:table-cell office:value-type="float" office:value="83.925" calcext:value-type="float">
            <text:p>83.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6]" office:value-type="float" office:value="177" calcext:value-type="float">
            <text:p>177</text:p>
          </table:table-cell>
          <table:table-cell table:formula="of:=ABS(100*[.H106]/[.$G$3])" office:value-type="float" office:value="67.8355849382006" calcext:value-type="float">
            <text:p>67.83558493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1.962" calcext:value-type="float">
            <text:p>71.962</text:p>
          </table:table-cell>
          <table:table-cell office:value-type="float" office:value="31.2602" calcext:value-type="float">
            <text:p>31.2602</text:p>
          </table:table-cell>
          <table:table-cell office:value-type="float" office:value="83.925" calcext:value-type="float">
            <text:p>83.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7]" office:value-type="float" office:value="177" calcext:value-type="float">
            <text:p>177</text:p>
          </table:table-cell>
          <table:table-cell table:formula="of:=ABS(100*[.H107]/[.$G$3])" office:value-type="float" office:value="67.8355849382006" calcext:value-type="float">
            <text:p>67.83558493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5.633" calcext:value-type="float">
            <text:p>65.633</text:p>
          </table:table-cell>
          <table:table-cell office:value-type="float" office:value="31.6102" calcext:value-type="float">
            <text:p>31.6102</text:p>
          </table:table-cell>
          <table:table-cell office:value-type="float" office:value="83.925" calcext:value-type="float">
            <text:p>83.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8]" office:value-type="float" office:value="177" calcext:value-type="float">
            <text:p>177</text:p>
          </table:table-cell>
          <table:table-cell table:formula="of:=ABS(100*[.H108]/[.$G$3])" office:value-type="float" office:value="67.8355849382006" calcext:value-type="float">
            <text:p>67.83558493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9.416" calcext:value-type="float">
            <text:p>69.416</text:p>
          </table:table-cell>
          <table:table-cell office:value-type="float" office:value="31.9742" calcext:value-type="float">
            <text:p>31.9742</text:p>
          </table:table-cell>
          <table:table-cell office:value-type="float" office:value="83.925" calcext:value-type="float">
            <text:p>83.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9]" office:value-type="float" office:value="177" calcext:value-type="float">
            <text:p>177</text:p>
          </table:table-cell>
          <table:table-cell table:formula="of:=ABS(100*[.H109]/[.$G$3])" office:value-type="float" office:value="67.8355849382006" calcext:value-type="float">
            <text:p>67.83558493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9.871" calcext:value-type="float">
            <text:p>79.871</text:p>
          </table:table-cell>
          <table:table-cell office:value-type="float" office:value="32.2783" calcext:value-type="float">
            <text:p>32.2783</text:p>
          </table:table-cell>
          <table:table-cell office:value-type="float" office:value="83.925" calcext:value-type="float">
            <text:p>83.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0]" office:value-type="float" office:value="177" calcext:value-type="float">
            <text:p>177</text:p>
          </table:table-cell>
          <table:table-cell table:formula="of:=ABS(100*[.H110]/[.$G$3])" office:value-type="float" office:value="67.8355849382006" calcext:value-type="float">
            <text:p>67.83558493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.331" calcext:value-type="float">
            <text:p>75.331</text:p>
          </table:table-cell>
          <table:table-cell office:value-type="float" office:value="32.6319" calcext:value-type="float">
            <text:p>32.6319</text:p>
          </table:table-cell>
          <table:table-cell office:value-type="float" office:value="83.925" calcext:value-type="float">
            <text:p>83.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1]" office:value-type="float" office:value="177" calcext:value-type="float">
            <text:p>177</text:p>
          </table:table-cell>
          <table:table-cell table:formula="of:=ABS(100*[.H111]/[.$G$3])" office:value-type="float" office:value="67.8355849382006" calcext:value-type="float">
            <text:p>67.83558493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7.839" calcext:value-type="float">
            <text:p>67.839</text:p>
          </table:table-cell>
          <table:table-cell office:value-type="float" office:value="32.8819" calcext:value-type="float">
            <text:p>32.8819</text:p>
          </table:table-cell>
          <table:table-cell office:value-type="float" office:value="83.925" calcext:value-type="float">
            <text:p>83.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2]" office:value-type="float" office:value="177" calcext:value-type="float">
            <text:p>177</text:p>
          </table:table-cell>
          <table:table-cell table:formula="of:=ABS(100*[.H112]/[.$G$3])" office:value-type="float" office:value="67.8355849382006" calcext:value-type="float">
            <text:p>67.83558493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9.325" calcext:value-type="float">
            <text:p>69.325</text:p>
          </table:table-cell>
          <table:table-cell office:value-type="float" office:value="33.2319" calcext:value-type="float">
            <text:p>33.2319</text:p>
          </table:table-cell>
          <table:table-cell office:value-type="float" office:value="83.925" calcext:value-type="float">
            <text:p>83.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3]" office:value-type="float" office:value="177" calcext:value-type="float">
            <text:p>177</text:p>
          </table:table-cell>
          <table:table-cell table:formula="of:=ABS(100*[.H113]/[.$G$3])" office:value-type="float" office:value="67.8355849382006" calcext:value-type="float">
            <text:p>67.83558493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.206" calcext:value-type="float">
            <text:p>106.206</text:p>
          </table:table-cell>
          <table:table-cell office:value-type="float" office:value="33.5319" calcext:value-type="float">
            <text:p>33.5319</text:p>
          </table:table-cell>
          <table:table-cell office:value-type="float" office:value="83.9175" calcext:value-type="float">
            <text:p>83.91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4]" office:value-type="float" office:value="177.0075" calcext:value-type="float">
            <text:p>177.0075</text:p>
          </table:table-cell>
          <table:table-cell table:formula="of:=ABS(100*[.H114]/[.$G$3])" office:value-type="float" office:value="67.8384593273929" calcext:value-type="float">
            <text:p>67.83845932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9.975" calcext:value-type="float">
            <text:p>79.975</text:p>
          </table:table-cell>
          <table:table-cell office:value-type="float" office:value="33.8819" calcext:value-type="float">
            <text:p>33.8819</text:p>
          </table:table-cell>
          <table:table-cell office:value-type="float" office:value="83.9175" calcext:value-type="float">
            <text:p>83.91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5]" office:value-type="float" office:value="177.0075" calcext:value-type="float">
            <text:p>177.0075</text:p>
          </table:table-cell>
          <table:table-cell table:formula="of:=ABS(100*[.H115]/[.$G$3])" office:value-type="float" office:value="67.8384593273929" calcext:value-type="float">
            <text:p>67.83845932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7.946" calcext:value-type="float">
            <text:p>67.946</text:p>
          </table:table-cell>
          <table:table-cell office:value-type="float" office:value="34.2069" calcext:value-type="float">
            <text:p>34.2069</text:p>
          </table:table-cell>
          <table:table-cell office:value-type="float" office:value="83.92" calcext:value-type="float">
            <text:p>83.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6]" office:value-type="float" office:value="177.005" calcext:value-type="float">
            <text:p>177.005</text:p>
          </table:table-cell>
          <table:table-cell table:formula="of:=ABS(100*[.H116]/[.$G$3])" office:value-type="float" office:value="67.8375011976622" calcext:value-type="float">
            <text:p>67.83750119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9.425" calcext:value-type="float">
            <text:p>69.425</text:p>
          </table:table-cell>
          <table:table-cell office:value-type="float" office:value="34.4531" calcext:value-type="float">
            <text:p>34.4531</text:p>
          </table:table-cell>
          <table:table-cell office:value-type="float" office:value="83.92" calcext:value-type="float">
            <text:p>83.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7]" office:value-type="float" office:value="177.005" calcext:value-type="float">
            <text:p>177.005</text:p>
          </table:table-cell>
          <table:table-cell table:formula="of:=ABS(100*[.H117]/[.$G$3])" office:value-type="float" office:value="67.8375011976622" calcext:value-type="float">
            <text:p>67.83750119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.427" calcext:value-type="float">
            <text:p>103.427</text:p>
          </table:table-cell>
          <table:table-cell office:value-type="float" office:value="34.7326" calcext:value-type="float">
            <text:p>34.7326</text:p>
          </table:table-cell>
          <table:table-cell office:value-type="float" office:value="83.92" calcext:value-type="float">
            <text:p>83.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8]" office:value-type="float" office:value="177.005" calcext:value-type="float">
            <text:p>177.005</text:p>
          </table:table-cell>
          <table:table-cell table:formula="of:=ABS(100*[.H118]/[.$G$3])" office:value-type="float" office:value="67.8375011976622" calcext:value-type="float">
            <text:p>67.837501197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7.273" calcext:value-type="float">
            <text:p>77.273</text:p>
          </table:table-cell>
          <table:table-cell office:value-type="float" office:value="35.0326" calcext:value-type="float">
            <text:p>35.0326</text:p>
          </table:table-cell>
          <table:table-cell office:value-type="float" office:value="83.92" calcext:value-type="float">
            <text:p>83.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19]" office:value-type="float" office:value="177.005" calcext:value-type="float">
            <text:p>177.005</text:p>
          </table:table-cell>
          <table:table-cell table:formula="of:=ABS(100*[.H119]/[.$G$3])" office:value-type="float" office:value="67.8375011976622" calcext:value-type="float">
            <text:p>67.83750119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6.666" calcext:value-type="float">
            <text:p>66.666</text:p>
          </table:table-cell>
          <table:table-cell office:value-type="float" office:value="35.3799" calcext:value-type="float">
            <text:p>35.3799</text:p>
          </table:table-cell>
          <table:table-cell office:value-type="float" office:value="83.92" calcext:value-type="float">
            <text:p>83.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0]" office:value-type="float" office:value="177.005" calcext:value-type="float">
            <text:p>177.005</text:p>
          </table:table-cell>
          <table:table-cell table:formula="of:=ABS(100*[.H120]/[.$G$3])" office:value-type="float" office:value="67.8375011976622" calcext:value-type="float">
            <text:p>67.83750119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4.704" calcext:value-type="float">
            <text:p>74.704</text:p>
          </table:table-cell>
          <table:table-cell office:value-type="float" office:value="35.681" calcext:value-type="float">
            <text:p>35.681</text:p>
          </table:table-cell>
          <table:table-cell office:value-type="float" office:value="83.75" calcext:value-type="float">
            <text:p>83.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1]" office:value-type="float" office:value="177.175" calcext:value-type="float">
            <text:p>177.175</text:p>
          </table:table-cell>
          <table:table-cell table:formula="of:=ABS(100*[.H121]/[.$G$3])" office:value-type="float" office:value="67.9026540193542" calcext:value-type="float">
            <text:p>67.90265401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9.591" calcext:value-type="float">
            <text:p>69.591</text:p>
          </table:table-cell>
          <table:table-cell office:value-type="float" office:value="35.9736" calcext:value-type="float">
            <text:p>35.9736</text:p>
          </table:table-cell>
          <table:table-cell office:value-type="float" office:value="84.1025" calcext:value-type="float">
            <text:p>84.10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2]" office:value-type="float" office:value="176.8225" calcext:value-type="float">
            <text:p>176.8225</text:p>
          </table:table-cell>
          <table:table-cell table:formula="of:=ABS(100*[.H122]/[.$G$3])" office:value-type="float" office:value="67.7675577273163" calcext:value-type="float">
            <text:p>67.76755772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.235" calcext:value-type="float">
            <text:p>100.235</text:p>
          </table:table-cell>
          <table:table-cell office:value-type="float" office:value="36.2248" calcext:value-type="float">
            <text:p>36.2248</text:p>
          </table:table-cell>
          <table:table-cell office:value-type="float" office:value="84.2625" calcext:value-type="float">
            <text:p>84.26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3]" office:value-type="float" office:value="176.6625" calcext:value-type="float">
            <text:p>176.6625</text:p>
          </table:table-cell>
          <table:table-cell table:formula="of:=ABS(100*[.H123]/[.$G$3])" office:value-type="float" office:value="67.7062374245473" calcext:value-type="float">
            <text:p>67.70623742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1.316" calcext:value-type="float">
            <text:p>71.316</text:p>
          </table:table-cell>
          <table:table-cell office:value-type="float" office:value="36.5099" calcext:value-type="float">
            <text:p>36.5099</text:p>
          </table:table-cell>
          <table:table-cell office:value-type="float" office:value="83.925" calcext:value-type="float">
            <text:p>83.9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4]" office:value-type="float" office:value="177" calcext:value-type="float">
            <text:p>177</text:p>
          </table:table-cell>
          <table:table-cell table:formula="of:=ABS(100*[.H124]/[.$G$3])" office:value-type="float" office:value="67.8355849382006" calcext:value-type="float">
            <text:p>67.83558493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5.649" calcext:value-type="float">
            <text:p>105.649</text:p>
          </table:table-cell>
          <table:table-cell office:value-type="float" office:value="36.8151" calcext:value-type="float">
            <text:p>36.8151</text:p>
          </table:table-cell>
          <table:table-cell office:value-type="float" office:value="84.59" calcext:value-type="float">
            <text:p>84.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5]" office:value-type="float" office:value="176.335" calcext:value-type="float">
            <text:p>176.335</text:p>
          </table:table-cell>
          <table:table-cell table:formula="of:=ABS(100*[.H125]/[.$G$3])" office:value-type="float" office:value="67.580722429817" calcext:value-type="float">
            <text:p>67.58072242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5.442" calcext:value-type="float">
            <text:p>75.442</text:p>
          </table:table-cell>
          <table:table-cell office:value-type="float" office:value="36.9971" calcext:value-type="float">
            <text:p>36.9971</text:p>
          </table:table-cell>
          <table:table-cell office:value-type="float" office:value="84.46" calcext:value-type="float">
            <text:p>84.4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6]" office:value-type="float" office:value="176.465" calcext:value-type="float">
            <text:p>176.465</text:p>
          </table:table-cell>
          <table:table-cell table:formula="of:=ABS(100*[.H126]/[.$G$3])" office:value-type="float" office:value="67.6305451758168" calcext:value-type="float">
            <text:p>67.63054517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.7" calcext:value-type="float">
            <text:p>97.7</text:p>
          </table:table-cell>
          <table:table-cell office:value-type="float" office:value="37.3978" calcext:value-type="float">
            <text:p>37.3978</text:p>
          </table:table-cell>
          <table:table-cell office:value-type="float" office:value="84.3175" calcext:value-type="float">
            <text:p>84.31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7]" office:value-type="float" office:value="176.6075" calcext:value-type="float">
            <text:p>176.6075</text:p>
          </table:table-cell>
          <table:table-cell table:formula="of:=ABS(100*[.H127]/[.$G$3])" office:value-type="float" office:value="67.6851585704704" calcext:value-type="float">
            <text:p>67.68515857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9.873" calcext:value-type="float">
            <text:p>69.873</text:p>
          </table:table-cell>
          <table:table-cell office:value-type="float" office:value="37.6773" calcext:value-type="float">
            <text:p>37.6773</text:p>
          </table:table-cell>
          <table:table-cell office:value-type="float" office:value="84.72" calcext:value-type="float">
            <text:p>84.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8]" office:value-type="float" office:value="176.205" calcext:value-type="float">
            <text:p>176.205</text:p>
          </table:table-cell>
          <table:table-cell table:formula="of:=ABS(100*[.H128]/[.$G$3])" office:value-type="float" office:value="67.5308996838172" calcext:value-type="float">
            <text:p>67.53089968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4.552" calcext:value-type="float">
            <text:p>74.552</text:p>
          </table:table-cell>
          <table:table-cell office:value-type="float" office:value="38.0023" calcext:value-type="float">
            <text:p>38.0023</text:p>
          </table:table-cell>
          <table:table-cell office:value-type="float" office:value="91.32" calcext:value-type="float">
            <text:p>91.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29]" office:value-type="float" office:value="169.605" calcext:value-type="float">
            <text:p>169.605</text:p>
          </table:table-cell>
          <table:table-cell table:formula="of:=ABS(100*[.H129]/[.$G$3])" office:value-type="float" office:value="65.0014371945962" calcext:value-type="float">
            <text:p>65.00143719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6.406" calcext:value-type="float">
            <text:p>76.406</text:p>
          </table:table-cell>
          <table:table-cell office:value-type="float" office:value="38.2774" calcext:value-type="float">
            <text:p>38.2774</text:p>
          </table:table-cell>
          <table:table-cell office:value-type="float" office:value="94.0075" calcext:value-type="float">
            <text:p>94.00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0]" office:value-type="float" office:value="166.9175" calcext:value-type="float">
            <text:p>166.9175</text:p>
          </table:table-cell>
          <table:table-cell table:formula="of:=ABS(100*[.H130]/[.$G$3])" office:value-type="float" office:value="63.9714477340232" calcext:value-type="float">
            <text:p>63.9714477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6.1" calcext:value-type="float">
            <text:p>86.1</text:p>
          </table:table-cell>
          <table:table-cell office:value-type="float" office:value="38.6273" calcext:value-type="float">
            <text:p>38.6273</text:p>
          </table:table-cell>
          <table:table-cell office:value-type="float" office:value="97.1775" calcext:value-type="float">
            <text:p>97.1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1]" office:value-type="float" office:value="163.7475" calcext:value-type="float">
            <text:p>163.7475</text:p>
          </table:table-cell>
          <table:table-cell table:formula="of:=ABS(100*[.H131]/[.$G$3])" office:value-type="float" office:value="62.7565392354125" calcext:value-type="float">
            <text:p>62.75653923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.302" calcext:value-type="float">
            <text:p>88.302</text:p>
          </table:table-cell>
          <table:table-cell office:value-type="float" office:value="38.9773" calcext:value-type="float">
            <text:p>38.9773</text:p>
          </table:table-cell>
          <table:table-cell office:value-type="float" office:value="99.16" calcext:value-type="float">
            <text:p>99.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2]" office:value-type="float" office:value="161.765" calcext:value-type="float">
            <text:p>161.765</text:p>
          </table:table-cell>
          <table:table-cell table:formula="of:=ABS(100*[.H132]/[.$G$3])" office:value-type="float" office:value="61.9967423589154" calcext:value-type="float">
            <text:p>61.99674235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2.752" calcext:value-type="float">
            <text:p>82.752</text:p>
          </table:table-cell>
          <table:table-cell office:value-type="float" office:value="39.3273" calcext:value-type="float">
            <text:p>39.3273</text:p>
          </table:table-cell>
          <table:table-cell office:value-type="float" office:value="99.8275" calcext:value-type="float">
            <text:p>99.82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3]" office:value-type="float" office:value="161.0975" calcext:value-type="float">
            <text:p>161.0975</text:p>
          </table:table-cell>
          <table:table-cell table:formula="of:=ABS(100*[.H133]/[.$G$3])" office:value-type="float" office:value="61.740921720801" calcext:value-type="float">
            <text:p>61.74092172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8.517" calcext:value-type="float">
            <text:p>88.517</text:p>
          </table:table-cell>
          <table:table-cell office:value-type="float" office:value="39.5773" calcext:value-type="float">
            <text:p>39.5773</text:p>
          </table:table-cell>
          <table:table-cell office:value-type="float" office:value="100.113" calcext:value-type="float">
            <text:p>100.1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4]" office:value-type="float" office:value="160.812" calcext:value-type="float">
            <text:p>160.812</text:p>
          </table:table-cell>
          <table:table-cell table:formula="of:=ABS(100*[.H134]/[.$G$3])" office:value-type="float" office:value="61.6315033055476" calcext:value-type="float">
            <text:p>61.63150330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8.357" calcext:value-type="float">
            <text:p>78.357</text:p>
          </table:table-cell>
          <table:table-cell office:value-type="float" office:value="39.9773" calcext:value-type="float">
            <text:p>39.9773</text:p>
          </table:table-cell>
          <table:table-cell office:value-type="float" office:value="99.815" calcext:value-type="float">
            <text:p>99.8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5]" office:value-type="float" office:value="161.11" calcext:value-type="float">
            <text:p>161.11</text:p>
          </table:table-cell>
          <table:table-cell table:formula="of:=ABS(100*[.H135]/[.$G$3])" office:value-type="float" office:value="61.7457123694548" calcext:value-type="float">
            <text:p>61.74571236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9.752" calcext:value-type="float">
            <text:p>99.752</text:p>
          </table:table-cell>
          <table:table-cell office:value-type="float" office:value="40.3273" calcext:value-type="float">
            <text:p>40.3273</text:p>
          </table:table-cell>
          <table:table-cell office:value-type="float" office:value="100.668" calcext:value-type="float">
            <text:p>100.6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6]" office:value-type="float" office:value="160.257" calcext:value-type="float">
            <text:p>160.257</text:p>
          </table:table-cell>
          <table:table-cell table:formula="of:=ABS(100*[.H136]/[.$G$3])" office:value-type="float" office:value="61.4187985053176" calcext:value-type="float">
            <text:p>61.418798505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6.788" calcext:value-type="float">
            <text:p>76.788</text:p>
          </table:table-cell>
          <table:table-cell office:value-type="float" office:value="40.6273" calcext:value-type="float">
            <text:p>40.6273</text:p>
          </table:table-cell>
          <table:table-cell office:value-type="float" office:value="101.795" calcext:value-type="float">
            <text:p>101.7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7]" office:value-type="float" office:value="159.13" calcext:value-type="float">
            <text:p>159.13</text:p>
          </table:table-cell>
          <table:table-cell table:formula="of:=ABS(100*[.H137]/[.$G$3])" office:value-type="float" office:value="60.9868736226885" calcext:value-type="float">
            <text:p>60.98687362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1.37" calcext:value-type="float">
            <text:p>81.37</text:p>
          </table:table-cell>
          <table:table-cell office:value-type="float" office:value="40.9773" calcext:value-type="float">
            <text:p>40.9773</text:p>
          </table:table-cell>
          <table:table-cell office:value-type="float" office:value="102.103" calcext:value-type="float">
            <text:p>102.1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8]" office:value-type="float" office:value="158.822" calcext:value-type="float">
            <text:p>158.822</text:p>
          </table:table-cell>
          <table:table-cell table:formula="of:=ABS(100*[.H138]/[.$G$3])" office:value-type="float" office:value="60.8688320398582" calcext:value-type="float">
            <text:p>60.86883203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8.045" calcext:value-type="float">
            <text:p>88.045</text:p>
          </table:table-cell>
          <table:table-cell office:value-type="float" office:value="41.2347" calcext:value-type="float">
            <text:p>41.2347</text:p>
          </table:table-cell>
          <table:table-cell office:value-type="float" office:value="101.725" calcext:value-type="float">
            <text:p>101.7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39]" office:value-type="float" office:value="159.2" calcext:value-type="float">
            <text:p>159.2</text:p>
          </table:table-cell>
          <table:table-cell table:formula="of:=ABS(100*[.H139]/[.$G$3])" office:value-type="float" office:value="61.01370125515" calcext:value-type="float">
            <text:p>61.01370125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1.986" calcext:value-type="float">
            <text:p>81.986</text:p>
          </table:table-cell>
          <table:table-cell office:value-type="float" office:value="41.5711" calcext:value-type="float">
            <text:p>41.5711</text:p>
          </table:table-cell>
          <table:table-cell office:value-type="float" office:value="102.765" calcext:value-type="float">
            <text:p>102.76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0]" office:value-type="float" office:value="158.16" calcext:value-type="float">
            <text:p>158.16</text:p>
          </table:table-cell>
          <table:table-cell table:formula="of:=ABS(100*[.H140]/[.$G$3])" office:value-type="float" office:value="60.6151192871515" calcext:value-type="float">
            <text:p>60.61511928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3.355" calcext:value-type="float">
            <text:p>123.355</text:p>
          </table:table-cell>
          <table:table-cell office:value-type="float" office:value="41.5711" calcext:value-type="float">
            <text:p>41.5711</text:p>
          </table:table-cell>
          <table:table-cell office:value-type="float" office:value="102.76" calcext:value-type="float">
            <text:p>102.7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1]" office:value-type="float" office:value="158.165" calcext:value-type="float">
            <text:p>158.165</text:p>
          </table:table-cell>
          <table:table-cell table:formula="of:=ABS(100*[.H141]/[.$G$3])" office:value-type="float" office:value="60.617035546613" calcext:value-type="float">
            <text:p>60.61703554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0.223" calcext:value-type="float">
            <text:p>120.223</text:p>
          </table:table-cell>
          <table:table-cell office:value-type="float" office:value="42.1611" calcext:value-type="float">
            <text:p>42.1611</text:p>
          </table:table-cell>
          <table:table-cell office:value-type="float" office:value="103.403" calcext:value-type="float">
            <text:p>103.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2]" office:value-type="float" office:value="157.522" calcext:value-type="float">
            <text:p>157.522</text:p>
          </table:table-cell>
          <table:table-cell table:formula="of:=ABS(100*[.H142]/[.$G$3])" office:value-type="float" office:value="60.3706045798601" calcext:value-type="float">
            <text:p>60.37060457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2.437" calcext:value-type="float">
            <text:p>82.437</text:p>
          </table:table-cell>
          <table:table-cell office:value-type="float" office:value="42.4111" calcext:value-type="float">
            <text:p>42.4111</text:p>
          </table:table-cell>
          <table:table-cell office:value-type="float" office:value="103.948" calcext:value-type="float">
            <text:p>103.9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3]" office:value-type="float" office:value="156.977" calcext:value-type="float">
            <text:p>156.977</text:p>
          </table:table-cell>
          <table:table-cell table:formula="of:=ABS(100*[.H143]/[.$G$3])" office:value-type="float" office:value="60.1617322985532" calcext:value-type="float">
            <text:p>60.16173229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2.684" calcext:value-type="float">
            <text:p>82.684</text:p>
          </table:table-cell>
          <table:table-cell office:value-type="float" office:value="42.7611" calcext:value-type="float">
            <text:p>42.7611</text:p>
          </table:table-cell>
          <table:table-cell office:value-type="float" office:value="105.285" calcext:value-type="float">
            <text:p>105.2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4]" office:value-type="float" office:value="155.64" calcext:value-type="float">
            <text:p>155.64</text:p>
          </table:table-cell>
          <table:table-cell table:formula="of:=ABS(100*[.H144]/[.$G$3])" office:value-type="float" office:value="59.6493245185398" calcext:value-type="float">
            <text:p>59.64932451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6.51" calcext:value-type="float">
            <text:p>76.51</text:p>
          </table:table-cell>
          <table:table-cell office:value-type="float" office:value="43.1111" calcext:value-type="float">
            <text:p>43.1111</text:p>
          </table:table-cell>
          <table:table-cell office:value-type="float" office:value="106.245" calcext:value-type="float">
            <text:p>106.2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5]" office:value-type="float" office:value="154.68" calcext:value-type="float">
            <text:p>154.68</text:p>
          </table:table-cell>
          <table:table-cell table:formula="of:=ABS(100*[.H145]/[.$G$3])" office:value-type="float" office:value="59.2814027019258" calcext:value-type="float">
            <text:p>59.28140270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.285" calcext:value-type="float">
            <text:p>100.285</text:p>
          </table:table-cell>
          <table:table-cell office:value-type="float" office:value="43.4611" calcext:value-type="float">
            <text:p>43.4611</text:p>
          </table:table-cell>
          <table:table-cell office:value-type="float" office:value="107.165" calcext:value-type="float">
            <text:p>107.16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6]" office:value-type="float" office:value="153.76" calcext:value-type="float">
            <text:p>153.76</text:p>
          </table:table-cell>
          <table:table-cell table:formula="of:=ABS(100*[.H146]/[.$G$3])" office:value-type="float" office:value="58.9288109610041" calcext:value-type="float">
            <text:p>58.9288109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8.032" calcext:value-type="float">
            <text:p>88.032</text:p>
          </table:table-cell>
          <table:table-cell office:value-type="float" office:value="43.8111" calcext:value-type="float">
            <text:p>43.8111</text:p>
          </table:table-cell>
          <table:table-cell office:value-type="float" office:value="108.018" calcext:value-type="float">
            <text:p>108.0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7]" office:value-type="float" office:value="152.907" calcext:value-type="float">
            <text:p>152.907</text:p>
          </table:table-cell>
          <table:table-cell table:formula="of:=ABS(100*[.H147]/[.$G$3])" office:value-type="float" office:value="58.6018970968669" calcext:value-type="float">
            <text:p>58.60189709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2.103" calcext:value-type="float">
            <text:p>82.103</text:p>
          </table:table-cell>
          <table:table-cell office:value-type="float" office:value="44.1361" calcext:value-type="float">
            <text:p>44.1361</text:p>
          </table:table-cell>
          <table:table-cell office:value-type="float" office:value="113.838" calcext:value-type="float">
            <text:p>113.8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8]" office:value-type="float" office:value="147.087" calcext:value-type="float">
            <text:p>147.087</text:p>
          </table:table-cell>
          <table:table-cell table:formula="of:=ABS(100*[.H148]/[.$G$3])" office:value-type="float" office:value="56.3713710836447" calcext:value-type="float">
            <text:p>56.37137108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0.171" calcext:value-type="float">
            <text:p>80.171</text:p>
          </table:table-cell>
          <table:table-cell office:value-type="float" office:value="44.5361" calcext:value-type="float">
            <text:p>44.5361</text:p>
          </table:table-cell>
          <table:table-cell office:value-type="float" office:value="116.333" calcext:value-type="float">
            <text:p>116.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49]" office:value-type="float" office:value="144.592" calcext:value-type="float">
            <text:p>144.592</text:p>
          </table:table-cell>
          <table:table-cell table:formula="of:=ABS(100*[.H149]/[.$G$3])" office:value-type="float" office:value="55.4151576123407" calcext:value-type="float">
            <text:p>55.41515761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3.416" calcext:value-type="float">
            <text:p>83.416</text:p>
          </table:table-cell>
          <table:table-cell office:value-type="float" office:value="44.9361" calcext:value-type="float">
            <text:p>44.9361</text:p>
          </table:table-cell>
          <table:table-cell office:value-type="float" office:value="116.48" calcext:value-type="float">
            <text:p>116.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0]" office:value-type="float" office:value="144.445" calcext:value-type="float">
            <text:p>144.445</text:p>
          </table:table-cell>
          <table:table-cell table:formula="of:=ABS(100*[.H150]/[.$G$3])" office:value-type="float" office:value="55.3588195841717" calcext:value-type="float">
            <text:p>55.35881958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2.302" calcext:value-type="float">
            <text:p>82.302</text:p>
          </table:table-cell>
          <table:table-cell office:value-type="float" office:value="45.2861" calcext:value-type="float">
            <text:p>45.2861</text:p>
          </table:table-cell>
          <table:table-cell office:value-type="float" office:value="117.56" calcext:value-type="float">
            <text:p>117.5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1]" office:value-type="float" office:value="143.365" calcext:value-type="float">
            <text:p>143.365</text:p>
          </table:table-cell>
          <table:table-cell table:formula="of:=ABS(100*[.H151]/[.$G$3])" office:value-type="float" office:value="54.944907540481" calcext:value-type="float">
            <text:p>54.94490754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0.466" calcext:value-type="float">
            <text:p>80.466</text:p>
          </table:table-cell>
          <table:table-cell office:value-type="float" office:value="45.6861" calcext:value-type="float">
            <text:p>45.6861</text:p>
          </table:table-cell>
          <table:table-cell office:value-type="float" office:value="119.548" calcext:value-type="float">
            <text:p>119.5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2]" office:value-type="float" office:value="141.377" calcext:value-type="float">
            <text:p>141.377</text:p>
          </table:table-cell>
          <table:table-cell table:formula="of:=ABS(100*[.H152]/[.$G$3])" office:value-type="float" office:value="54.1830027785762" calcext:value-type="float">
            <text:p>54.18300277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1.509" calcext:value-type="float">
            <text:p>121.509</text:p>
          </table:table-cell>
          <table:table-cell office:value-type="float" office:value="46.0361" calcext:value-type="float">
            <text:p>46.0361</text:p>
          </table:table-cell>
          <table:table-cell office:value-type="float" office:value="120.798" calcext:value-type="float">
            <text:p>120.7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3]" office:value-type="float" office:value="140.127" calcext:value-type="float">
            <text:p>140.127</text:p>
          </table:table-cell>
          <table:table-cell table:formula="of:=ABS(100*[.H153]/[.$G$3])" office:value-type="float" office:value="53.7039379131935" calcext:value-type="float">
            <text:p>53.70393791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.92" calcext:value-type="float">
            <text:p>81.92</text:p>
          </table:table-cell>
          <table:table-cell office:value-type="float" office:value="46.4369" calcext:value-type="float">
            <text:p>46.4369</text:p>
          </table:table-cell>
          <table:table-cell office:value-type="float" office:value="122.183" calcext:value-type="float">
            <text:p>122.1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4]" office:value-type="float" office:value="138.742" calcext:value-type="float">
            <text:p>138.742</text:p>
          </table:table-cell>
          <table:table-cell table:formula="of:=ABS(100*[.H154]/[.$G$3])" office:value-type="float" office:value="53.1731340423493" calcext:value-type="float">
            <text:p>53.17313404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9.042" calcext:value-type="float">
            <text:p>89.042</text:p>
          </table:table-cell>
          <table:table-cell office:value-type="float" office:value="46.7027" calcext:value-type="float">
            <text:p>46.7027</text:p>
          </table:table-cell>
          <table:table-cell office:value-type="float" office:value="121.765" calcext:value-type="float">
            <text:p>121.76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5]" office:value-type="float" office:value="139.16" calcext:value-type="float">
            <text:p>139.16</text:p>
          </table:table-cell>
          <table:table-cell table:formula="of:=ABS(100*[.H155]/[.$G$3])" office:value-type="float" office:value="53.3333333333333" calcext:value-type="float">
            <text:p>53.33333333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9.848" calcext:value-type="float">
            <text:p>79.848</text:p>
          </table:table-cell>
          <table:table-cell office:value-type="float" office:value="47.0189" calcext:value-type="float">
            <text:p>47.0189</text:p>
          </table:table-cell>
          <table:table-cell office:value-type="float" office:value="122.645" calcext:value-type="float">
            <text:p>122.6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6]" office:value-type="float" office:value="138.28" calcext:value-type="float">
            <text:p>138.28</text:p>
          </table:table-cell>
          <table:table-cell table:formula="of:=ABS(100*[.H156]/[.$G$3])" office:value-type="float" office:value="52.9960716681039" calcext:value-type="float">
            <text:p>52.99607166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5.983" calcext:value-type="float">
            <text:p>85.983</text:p>
          </table:table-cell>
          <table:table-cell office:value-type="float" office:value="47.3768" calcext:value-type="float">
            <text:p>47.3768</text:p>
          </table:table-cell>
          <table:table-cell office:value-type="float" office:value="123.813" calcext:value-type="float">
            <text:p>123.8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7]" office:value-type="float" office:value="137.112" calcext:value-type="float">
            <text:p>137.112</text:p>
          </table:table-cell>
          <table:table-cell table:formula="of:=ABS(100*[.H157]/[.$G$3])" office:value-type="float" office:value="52.5484334578902" calcext:value-type="float">
            <text:p>52.54843345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1.204" calcext:value-type="float">
            <text:p>91.204</text:p>
          </table:table-cell>
          <table:table-cell office:value-type="float" office:value="47.5768" calcext:value-type="float">
            <text:p>47.5768</text:p>
          </table:table-cell>
          <table:table-cell office:value-type="float" office:value="130.32" calcext:value-type="float">
            <text:p>130.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8]" office:value-type="float" office:value="130.605" calcext:value-type="float">
            <text:p>130.605</text:p>
          </table:table-cell>
          <table:table-cell table:formula="of:=ABS(100*[.H158]/[.$G$3])" office:value-type="float" office:value="50.0546133946536" calcext:value-type="float">
            <text:p>50.05461339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9.633" calcext:value-type="float">
            <text:p>89.633</text:p>
          </table:table-cell>
          <table:table-cell office:value-type="float" office:value="48.0018" calcext:value-type="float">
            <text:p>48.0018</text:p>
          </table:table-cell>
          <table:table-cell office:value-type="float" office:value="130.655" calcext:value-type="float">
            <text:p>130.6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9]" office:value-type="float" office:value="130.27" calcext:value-type="float">
            <text:p>130.27</text:p>
          </table:table-cell>
          <table:table-cell table:formula="of:=ABS(100*[.H159]/[.$G$3])" office:value-type="float" office:value="49.9262240107311" calcext:value-type="float">
            <text:p>49.92622401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4.805" calcext:value-type="float">
            <text:p>84.805</text:p>
          </table:table-cell>
          <table:table-cell office:value-type="float" office:value="48.3598" calcext:value-type="float">
            <text:p>48.3598</text:p>
          </table:table-cell>
          <table:table-cell office:value-type="float" office:value="130.49" calcext:value-type="float">
            <text:p>130.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0]" office:value-type="float" office:value="130.435" calcext:value-type="float">
            <text:p>130.435</text:p>
          </table:table-cell>
          <table:table-cell table:formula="of:=ABS(100*[.H160]/[.$G$3])" office:value-type="float" office:value="49.9894605729616" calcext:value-type="float">
            <text:p>49.9894605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9.563" calcext:value-type="float">
            <text:p>89.563</text:p>
          </table:table-cell>
          <table:table-cell office:value-type="float" office:value="48.5598" calcext:value-type="float">
            <text:p>48.5598</text:p>
          </table:table-cell>
          <table:table-cell office:value-type="float" office:value="130.143" calcext:value-type="float">
            <text:p>130.1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1]" office:value-type="float" office:value="130.782" calcext:value-type="float">
            <text:p>130.782</text:p>
          </table:table-cell>
          <table:table-cell table:formula="of:=ABS(100*[.H161]/[.$G$3])" office:value-type="float" office:value="50.1224489795918" calcext:value-type="float">
            <text:p>50.12244897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3.862" calcext:value-type="float">
            <text:p>93.862</text:p>
          </table:table-cell>
          <table:table-cell office:value-type="float" office:value="48.9098" calcext:value-type="float">
            <text:p>48.9098</text:p>
          </table:table-cell>
          <table:table-cell office:value-type="float" office:value="131.093" calcext:value-type="float">
            <text:p>131.0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2]" office:value-type="float" office:value="129.832" calcext:value-type="float">
            <text:p>129.832</text:p>
          </table:table-cell>
          <table:table-cell table:formula="of:=ABS(100*[.H162]/[.$G$3])" office:value-type="float" office:value="49.7583596819009" calcext:value-type="float">
            <text:p>49.75835968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2.027" calcext:value-type="float">
            <text:p>102.027</text:p>
          </table:table-cell>
          <table:table-cell office:value-type="float" office:value="49.2598" calcext:value-type="float">
            <text:p>49.2598</text:p>
          </table:table-cell>
          <table:table-cell office:value-type="float" office:value="136.15" calcext:value-type="float">
            <text:p>136.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3]" office:value-type="float" office:value="124.775" calcext:value-type="float">
            <text:p>124.775</text:p>
          </table:table-cell>
          <table:table-cell table:formula="of:=ABS(100*[.H163]/[.$G$3])" office:value-type="float" office:value="47.8202548625084" calcext:value-type="float">
            <text:p>47.82025486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.217" calcext:value-type="float">
            <text:p>110.217</text:p>
          </table:table-cell>
          <table:table-cell office:value-type="float" office:value="49.2598" calcext:value-type="float">
            <text:p>49.2598</text:p>
          </table:table-cell>
          <table:table-cell office:value-type="float" office:value="136.795" calcext:value-type="float">
            <text:p>136.7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4]" office:value-type="float" office:value="124.13" calcext:value-type="float">
            <text:p>124.13</text:p>
          </table:table-cell>
          <table:table-cell table:formula="of:=ABS(100*[.H164]/[.$G$3])" office:value-type="float" office:value="47.5730573919709" calcext:value-type="float">
            <text:p>47.5730573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9.582" calcext:value-type="float">
            <text:p>89.582</text:p>
          </table:table-cell>
          <table:table-cell office:value-type="float" office:value="49.823" calcext:value-type="float">
            <text:p>49.823</text:p>
          </table:table-cell>
          <table:table-cell office:value-type="float" office:value="137.903" calcext:value-type="float">
            <text:p>137.9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5]" office:value-type="float" office:value="123.022" calcext:value-type="float">
            <text:p>123.022</text:p>
          </table:table-cell>
          <table:table-cell table:formula="of:=ABS(100*[.H165]/[.$G$3])" office:value-type="float" office:value="47.1484142952956" calcext:value-type="float">
            <text:p>47.14841429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4.927" calcext:value-type="float">
            <text:p>94.927</text:p>
          </table:table-cell>
          <table:table-cell office:value-type="float" office:value="50.1272" calcext:value-type="float">
            <text:p>50.1272</text:p>
          </table:table-cell>
          <table:table-cell office:value-type="float" office:value="138.263" calcext:value-type="float">
            <text:p>138.2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6]" office:value-type="float" office:value="122.662" calcext:value-type="float">
            <text:p>122.662</text:p>
          </table:table-cell>
          <table:table-cell table:formula="of:=ABS(100*[.H166]/[.$G$3])" office:value-type="float" office:value="47.0104436140653" calcext:value-type="float">
            <text:p>47.010443614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6.097" calcext:value-type="float">
            <text:p>96.097</text:p>
          </table:table-cell>
          <table:table-cell office:value-type="float" office:value="50.3408" calcext:value-type="float">
            <text:p>50.3408</text:p>
          </table:table-cell>
          <table:table-cell office:value-type="float" office:value="138.263" calcext:value-type="float">
            <text:p>138.2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7]" office:value-type="float" office:value="122.662" calcext:value-type="float">
            <text:p>122.662</text:p>
          </table:table-cell>
          <table:table-cell table:formula="of:=ABS(100*[.H167]/[.$G$3])" office:value-type="float" office:value="47.0104436140653" calcext:value-type="float">
            <text:p>47.01044361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2.752" calcext:value-type="float">
            <text:p>92.752</text:p>
          </table:table-cell>
          <table:table-cell office:value-type="float" office:value="50.7908" calcext:value-type="float">
            <text:p>50.7908</text:p>
          </table:table-cell>
          <table:table-cell office:value-type="float" office:value="138.655" calcext:value-type="float">
            <text:p>138.6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8]" office:value-type="float" office:value="122.27" calcext:value-type="float">
            <text:p>122.27</text:p>
          </table:table-cell>
          <table:table-cell table:formula="of:=ABS(100*[.H168]/[.$G$3])" office:value-type="float" office:value="46.8602088722813" calcext:value-type="float">
            <text:p>46.86020887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3.649" calcext:value-type="float">
            <text:p>123.649</text:p>
          </table:table-cell>
          <table:table-cell office:value-type="float" office:value="51.1908" calcext:value-type="float">
            <text:p>51.1908</text:p>
          </table:table-cell>
          <table:table-cell office:value-type="float" office:value="138.655" calcext:value-type="float">
            <text:p>138.6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69]" office:value-type="float" office:value="122.27" calcext:value-type="float">
            <text:p>122.27</text:p>
          </table:table-cell>
          <table:table-cell table:formula="of:=ABS(100*[.H169]/[.$G$3])" office:value-type="float" office:value="46.8602088722813" calcext:value-type="float">
            <text:p>46.86020887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4.086" calcext:value-type="float">
            <text:p>104.086</text:p>
          </table:table-cell>
          <table:table-cell office:value-type="float" office:value="51.5408" calcext:value-type="float">
            <text:p>51.5408</text:p>
          </table:table-cell>
          <table:table-cell office:value-type="float" office:value="138.653" calcext:value-type="float">
            <text:p>138.6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0]" office:value-type="float" office:value="122.272" calcext:value-type="float">
            <text:p>122.272</text:p>
          </table:table-cell>
          <table:table-cell table:formula="of:=ABS(100*[.H170]/[.$G$3])" office:value-type="float" office:value="46.8609753760659" calcext:value-type="float">
            <text:p>46.86097537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9.709" calcext:value-type="float">
            <text:p>89.709</text:p>
          </table:table-cell>
          <table:table-cell office:value-type="float" office:value="51.9408" calcext:value-type="float">
            <text:p>51.9408</text:p>
          </table:table-cell>
          <table:table-cell office:value-type="float" office:value="139.095" calcext:value-type="float">
            <text:p>139.0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1]" office:value-type="float" office:value="121.83" calcext:value-type="float">
            <text:p>121.83</text:p>
          </table:table-cell>
          <table:table-cell table:formula="of:=ABS(100*[.H171]/[.$G$3])" office:value-type="float" office:value="46.6915780396666" calcext:value-type="float">
            <text:p>46.69157803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5.634" calcext:value-type="float">
            <text:p>135.634</text:p>
          </table:table-cell>
          <table:table-cell office:value-type="float" office:value="52.3908" calcext:value-type="float">
            <text:p>52.3908</text:p>
          </table:table-cell>
          <table:table-cell office:value-type="float" office:value="139.095" calcext:value-type="float">
            <text:p>139.0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2]" office:value-type="float" office:value="121.83" calcext:value-type="float">
            <text:p>121.83</text:p>
          </table:table-cell>
          <table:table-cell table:formula="of:=ABS(100*[.H172]/[.$G$3])" office:value-type="float" office:value="46.6915780396666" calcext:value-type="float">
            <text:p>46.69157803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.969" calcext:value-type="float">
            <text:p>144.969</text:p>
          </table:table-cell>
          <table:table-cell office:value-type="float" office:value="52.7408" calcext:value-type="float">
            <text:p>52.7408</text:p>
          </table:table-cell>
          <table:table-cell office:value-type="float" office:value="139.095" calcext:value-type="float">
            <text:p>139.0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3]" office:value-type="float" office:value="121.83" calcext:value-type="float">
            <text:p>121.83</text:p>
          </table:table-cell>
          <table:table-cell table:formula="of:=ABS(100*[.H173]/[.$G$3])" office:value-type="float" office:value="46.6915780396666" calcext:value-type="float">
            <text:p>46.69157803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5.962" calcext:value-type="float">
            <text:p>105.962</text:p>
          </table:table-cell>
          <table:table-cell office:value-type="float" office:value="53.0408" calcext:value-type="float">
            <text:p>53.0408</text:p>
          </table:table-cell>
          <table:table-cell office:value-type="float" office:value="139.095" calcext:value-type="float">
            <text:p>139.0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4]" office:value-type="float" office:value="121.83" calcext:value-type="float">
            <text:p>121.83</text:p>
          </table:table-cell>
          <table:table-cell table:formula="of:=ABS(100*[.H174]/[.$G$3])" office:value-type="float" office:value="46.6915780396666" calcext:value-type="float">
            <text:p>46.69157803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3.968" calcext:value-type="float">
            <text:p>93.968</text:p>
          </table:table-cell>
          <table:table-cell office:value-type="float" office:value="53.4439" calcext:value-type="float">
            <text:p>53.4439</text:p>
          </table:table-cell>
          <table:table-cell office:value-type="float" office:value="139.095" calcext:value-type="float">
            <text:p>139.0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5]" office:value-type="float" office:value="121.83" calcext:value-type="float">
            <text:p>121.83</text:p>
          </table:table-cell>
          <table:table-cell table:formula="of:=ABS(100*[.H175]/[.$G$3])" office:value-type="float" office:value="46.6915780396666" calcext:value-type="float">
            <text:p>46.69157803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4.801" calcext:value-type="float">
            <text:p>94.801</text:p>
          </table:table-cell>
          <table:table-cell office:value-type="float" office:value="53.6744" calcext:value-type="float">
            <text:p>53.6744</text:p>
          </table:table-cell>
          <table:table-cell office:value-type="float" office:value="139.095" calcext:value-type="float">
            <text:p>139.0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6]" office:value-type="float" office:value="121.83" calcext:value-type="float">
            <text:p>121.83</text:p>
          </table:table-cell>
          <table:table-cell table:formula="of:=ABS(100*[.H176]/[.$G$3])" office:value-type="float" office:value="46.6915780396666" calcext:value-type="float">
            <text:p>46.69157803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8.914" calcext:value-type="float">
            <text:p>88.914</text:p>
          </table:table-cell>
          <table:table-cell office:value-type="float" office:value="53.9244" calcext:value-type="float">
            <text:p>53.9244</text:p>
          </table:table-cell>
          <table:table-cell office:value-type="float" office:value="139.093" calcext:value-type="float">
            <text:p>139.0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7]" office:value-type="float" office:value="121.832" calcext:value-type="float">
            <text:p>121.832</text:p>
          </table:table-cell>
          <table:table-cell table:formula="of:=ABS(100*[.H177]/[.$G$3])" office:value-type="float" office:value="46.6923445434512" calcext:value-type="float">
            <text:p>46.69234454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.58" calcext:value-type="float">
            <text:p>96.58</text:p>
          </table:table-cell>
          <table:table-cell office:value-type="float" office:value="54.2579" calcext:value-type="float">
            <text:p>54.2579</text:p>
          </table:table-cell>
          <table:table-cell office:value-type="float" office:value="139.068" calcext:value-type="float">
            <text:p>139.0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8]" office:value-type="float" office:value="121.857" calcext:value-type="float">
            <text:p>121.857</text:p>
          </table:table-cell>
          <table:table-cell table:formula="of:=ABS(100*[.H178]/[.$G$3])" office:value-type="float" office:value="46.7019258407588" calcext:value-type="float">
            <text:p>46.70192584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5.02" calcext:value-type="float">
            <text:p>95.02</text:p>
          </table:table-cell>
          <table:table-cell office:value-type="float" office:value="54.5129" calcext:value-type="float">
            <text:p>54.5129</text:p>
          </table:table-cell>
          <table:table-cell office:value-type="float" office:value="139.068" calcext:value-type="float">
            <text:p>139.0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79]" office:value-type="float" office:value="121.857" calcext:value-type="float">
            <text:p>121.857</text:p>
          </table:table-cell>
          <table:table-cell table:formula="of:=ABS(100*[.H179]/[.$G$3])" office:value-type="float" office:value="46.7019258407588" calcext:value-type="float">
            <text:p>46.70192584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.699" calcext:value-type="float">
            <text:p>100.699</text:p>
          </table:table-cell>
          <table:table-cell office:value-type="float" office:value="54.7434" calcext:value-type="float">
            <text:p>54.7434</text:p>
          </table:table-cell>
          <table:table-cell office:value-type="float" office:value="139.068" calcext:value-type="float">
            <text:p>139.0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0]" office:value-type="float" office:value="121.857" calcext:value-type="float">
            <text:p>121.857</text:p>
          </table:table-cell>
          <table:table-cell table:formula="of:=ABS(100*[.H180]/[.$G$3])" office:value-type="float" office:value="46.7019258407588" calcext:value-type="float">
            <text:p>46.70192584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1.313" calcext:value-type="float">
            <text:p>111.313</text:p>
          </table:table-cell>
          <table:table-cell office:value-type="float" office:value="54.9738" calcext:value-type="float">
            <text:p>54.9738</text:p>
          </table:table-cell>
          <table:table-cell office:value-type="float" office:value="139.06" calcext:value-type="float">
            <text:p>139.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1]" office:value-type="float" office:value="121.865" calcext:value-type="float">
            <text:p>121.865</text:p>
          </table:table-cell>
          <table:table-cell table:formula="of:=ABS(100*[.H181]/[.$G$3])" office:value-type="float" office:value="46.7049918558973" calcext:value-type="float">
            <text:p>46.70499185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.351" calcext:value-type="float">
            <text:p>94.351</text:p>
          </table:table-cell>
          <table:table-cell office:value-type="float" office:value="55.1754" calcext:value-type="float">
            <text:p>55.1754</text:p>
          </table:table-cell>
          <table:table-cell office:value-type="float" office:value="139.053" calcext:value-type="float">
            <text:p>139.0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2]" office:value-type="float" office:value="121.872" calcext:value-type="float">
            <text:p>121.872</text:p>
          </table:table-cell>
          <table:table-cell table:formula="of:=ABS(100*[.H182]/[.$G$3])" office:value-type="float" office:value="46.7076746191434" calcext:value-type="float">
            <text:p>46.70767461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0.441" calcext:value-type="float">
            <text:p>90.441</text:p>
          </table:table-cell>
          <table:table-cell office:value-type="float" office:value="55.4059" calcext:value-type="float">
            <text:p>55.4059</text:p>
          </table:table-cell>
          <table:table-cell office:value-type="float" office:value="139.05" calcext:value-type="float">
            <text:p>139.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3]" office:value-type="float" office:value="121.875" calcext:value-type="float">
            <text:p>121.875</text:p>
          </table:table-cell>
          <table:table-cell table:formula="of:=ABS(100*[.H183]/[.$G$3])" office:value-type="float" office:value="46.7088243748203" calcext:value-type="float">
            <text:p>46.70882437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.428" calcext:value-type="float">
            <text:p>93.428</text:p>
          </table:table-cell>
          <table:table-cell office:value-type="float" office:value="55.825" calcext:value-type="float">
            <text:p>55.825</text:p>
          </table:table-cell>
          <table:table-cell office:value-type="float" office:value="139.05" calcext:value-type="float">
            <text:p>139.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4]" office:value-type="float" office:value="121.875" calcext:value-type="float">
            <text:p>121.875</text:p>
          </table:table-cell>
          <table:table-cell table:formula="of:=ABS(100*[.H184]/[.$G$3])" office:value-type="float" office:value="46.7088243748203" calcext:value-type="float">
            <text:p>46.70882437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8.171" calcext:value-type="float">
            <text:p>88.171</text:p>
          </table:table-cell>
          <table:table-cell office:value-type="float" office:value="56.0154" calcext:value-type="float">
            <text:p>56.0154</text:p>
          </table:table-cell>
          <table:table-cell office:value-type="float" office:value="139.05" calcext:value-type="float">
            <text:p>139.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5]" office:value-type="float" office:value="121.875" calcext:value-type="float">
            <text:p>121.875</text:p>
          </table:table-cell>
          <table:table-cell table:formula="of:=ABS(100*[.H185]/[.$G$3])" office:value-type="float" office:value="46.7088243748203" calcext:value-type="float">
            <text:p>46.70882437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4.599" calcext:value-type="float">
            <text:p>94.599</text:p>
          </table:table-cell>
          <table:table-cell office:value-type="float" office:value="56.3316" calcext:value-type="float">
            <text:p>56.3316</text:p>
          </table:table-cell>
          <table:table-cell office:value-type="float" office:value="139.053" calcext:value-type="float">
            <text:p>139.0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6]" office:value-type="float" office:value="121.872" calcext:value-type="float">
            <text:p>121.872</text:p>
          </table:table-cell>
          <table:table-cell table:formula="of:=ABS(100*[.H186]/[.$G$3])" office:value-type="float" office:value="46.7076746191434" calcext:value-type="float">
            <text:p>46.70767461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1.7" calcext:value-type="float">
            <text:p>101.7</text:p>
          </table:table-cell>
          <table:table-cell office:value-type="float" office:value="56.6408" calcext:value-type="float">
            <text:p>56.6408</text:p>
          </table:table-cell>
          <table:table-cell office:value-type="float" office:value="140.2" calcext:value-type="float">
            <text:p>140.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7]" office:value-type="float" office:value="120.725" calcext:value-type="float">
            <text:p>120.725</text:p>
          </table:table-cell>
          <table:table-cell table:formula="of:=ABS(100*[.H187]/[.$G$3])" office:value-type="float" office:value="46.2680846986682" calcext:value-type="float">
            <text:p>46.26808469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8.075" calcext:value-type="float">
            <text:p>148.075</text:p>
          </table:table-cell>
          <table:table-cell office:value-type="float" office:value="56.9101" calcext:value-type="float">
            <text:p>56.9101</text:p>
          </table:table-cell>
          <table:table-cell office:value-type="float" office:value="141.153" calcext:value-type="float">
            <text:p>141.1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8]" office:value-type="float" office:value="119.772" calcext:value-type="float">
            <text:p>119.772</text:p>
          </table:table-cell>
          <table:table-cell table:formula="of:=ABS(100*[.H188]/[.$G$3])" office:value-type="float" office:value="45.9028456453004" calcext:value-type="float">
            <text:p>45.90284564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0.352" calcext:value-type="float">
            <text:p>140.352</text:p>
          </table:table-cell>
          <table:table-cell office:value-type="float" office:value="57.3101" calcext:value-type="float">
            <text:p>57.3101</text:p>
          </table:table-cell>
          <table:table-cell office:value-type="float" office:value="142.323" calcext:value-type="float">
            <text:p>142.3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89]" office:value-type="float" office:value="118.602" calcext:value-type="float">
            <text:p>118.602</text:p>
          </table:table-cell>
          <table:table-cell table:formula="of:=ABS(100*[.H189]/[.$G$3])" office:value-type="float" office:value="45.4544409313021" calcext:value-type="float">
            <text:p>45.45444093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0.739" calcext:value-type="float">
            <text:p>90.739</text:p>
          </table:table-cell>
          <table:table-cell office:value-type="float" office:value="57.5601" calcext:value-type="float">
            <text:p>57.5601</text:p>
          </table:table-cell>
          <table:table-cell office:value-type="float" office:value="143.033" calcext:value-type="float">
            <text:p>143.0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0]" office:value-type="float" office:value="117.892" calcext:value-type="float">
            <text:p>117.892</text:p>
          </table:table-cell>
          <table:table-cell table:formula="of:=ABS(100*[.H190]/[.$G$3])" office:value-type="float" office:value="45.1823320877647" calcext:value-type="float">
            <text:p>45.18233208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.958" calcext:value-type="float">
            <text:p>100.958</text:p>
          </table:table-cell>
          <table:table-cell office:value-type="float" office:value="58.0101" calcext:value-type="float">
            <text:p>58.0101</text:p>
          </table:table-cell>
          <table:table-cell office:value-type="float" office:value="143.298" calcext:value-type="float">
            <text:p>143.2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1]" office:value-type="float" office:value="117.627" calcext:value-type="float">
            <text:p>117.627</text:p>
          </table:table-cell>
          <table:table-cell table:formula="of:=ABS(100*[.H191]/[.$G$3])" office:value-type="float" office:value="45.0807703363035" calcext:value-type="float">
            <text:p>45.08077033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8.61" calcext:value-type="float">
            <text:p>98.61</text:p>
          </table:table-cell>
          <table:table-cell office:value-type="float" office:value="58.2601" calcext:value-type="float">
            <text:p>58.2601</text:p>
          </table:table-cell>
          <table:table-cell office:value-type="float" office:value="144.293" calcext:value-type="float">
            <text:p>144.2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2]" office:value-type="float" office:value="116.632" calcext:value-type="float">
            <text:p>116.632</text:p>
          </table:table-cell>
          <table:table-cell table:formula="of:=ABS(100*[.H192]/[.$G$3])" office:value-type="float" office:value="44.6994347034589" calcext:value-type="float">
            <text:p>44.699434703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5.684" calcext:value-type="float">
            <text:p>105.684</text:p>
          </table:table-cell>
          <table:table-cell office:value-type="float" office:value="58.6101" calcext:value-type="float">
            <text:p>58.6101</text:p>
          </table:table-cell>
          <table:table-cell office:value-type="float" office:value="144.353" calcext:value-type="float">
            <text:p>144.3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3]" office:value-type="float" office:value="116.572" calcext:value-type="float">
            <text:p>116.572</text:p>
          </table:table-cell>
          <table:table-cell table:formula="of:=ABS(100*[.H193]/[.$G$3])" office:value-type="float" office:value="44.6764395899205" calcext:value-type="float">
            <text:p>44.67643958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8.21" calcext:value-type="float">
            <text:p>98.21</text:p>
          </table:table-cell>
          <table:table-cell office:value-type="float" office:value="58.9601" calcext:value-type="float">
            <text:p>58.9601</text:p>
          </table:table-cell>
          <table:table-cell office:value-type="float" office:value="146.333" calcext:value-type="float">
            <text:p>146.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4]" office:value-type="float" office:value="114.592" calcext:value-type="float">
            <text:p>114.592</text:p>
          </table:table-cell>
          <table:table-cell table:formula="of:=ABS(100*[.H194]/[.$G$3])" office:value-type="float" office:value="43.9176008431542" calcext:value-type="float">
            <text:p>43.91760084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4.895" calcext:value-type="float">
            <text:p>94.895</text:p>
          </table:table-cell>
          <table:table-cell office:value-type="float" office:value="59.2964" calcext:value-type="float">
            <text:p>59.2964</text:p>
          </table:table-cell>
          <table:table-cell office:value-type="float" office:value="146.31" calcext:value-type="float">
            <text:p>146.3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5]" office:value-type="float" office:value="114.615" calcext:value-type="float">
            <text:p>114.615</text:p>
          </table:table-cell>
          <table:table-cell table:formula="of:=ABS(100*[.H195]/[.$G$3])" office:value-type="float" office:value="43.9264156366772" calcext:value-type="float">
            <text:p>43.92641563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9.643" calcext:value-type="float">
            <text:p>99.643</text:p>
          </table:table-cell>
          <table:table-cell office:value-type="float" office:value="59.7471" calcext:value-type="float">
            <text:p>59.7471</text:p>
          </table:table-cell>
          <table:table-cell office:value-type="float" office:value="149.035" calcext:value-type="float">
            <text:p>149.0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6]" office:value-type="float" office:value="111.89" calcext:value-type="float">
            <text:p>111.89</text:p>
          </table:table-cell>
          <table:table-cell table:formula="of:=ABS(100*[.H196]/[.$G$3])" office:value-type="float" office:value="42.8820542301428" calcext:value-type="float">
            <text:p>42.88205423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.063" calcext:value-type="float">
            <text:p>94.063</text:p>
          </table:table-cell>
          <table:table-cell office:value-type="float" office:value="60.0081" calcext:value-type="float">
            <text:p>60.0081</text:p>
          </table:table-cell>
          <table:table-cell office:value-type="float" office:value="148.505" calcext:value-type="float">
            <text:p>148.5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7]" office:value-type="float" office:value="112.42" calcext:value-type="float">
            <text:p>112.42</text:p>
          </table:table-cell>
          <table:table-cell table:formula="of:=ABS(100*[.H197]/[.$G$3])" office:value-type="float" office:value="43.0851777330651" calcext:value-type="float">
            <text:p>43.08517773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7.387" calcext:value-type="float">
            <text:p>87.387</text:p>
          </table:table-cell>
          <table:table-cell office:value-type="float" office:value="60.3772" calcext:value-type="float">
            <text:p>60.3772</text:p>
          </table:table-cell>
          <table:table-cell office:value-type="float" office:value="150.15" calcext:value-type="float">
            <text:p>150.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8]" office:value-type="float" office:value="110.775" calcext:value-type="float">
            <text:p>110.775</text:p>
          </table:table-cell>
          <table:table-cell table:formula="of:=ABS(100*[.H198]/[.$G$3])" office:value-type="float" office:value="42.4547283702213" calcext:value-type="float">
            <text:p>42.45472837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1.325" calcext:value-type="float">
            <text:p>111.325</text:p>
          </table:table-cell>
          <table:table-cell office:value-type="float" office:value="60.7772" calcext:value-type="float">
            <text:p>60.7772</text:p>
          </table:table-cell>
          <table:table-cell office:value-type="float" office:value="150.27" calcext:value-type="float">
            <text:p>150.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99]" office:value-type="float" office:value="110.655" calcext:value-type="float">
            <text:p>110.655</text:p>
          </table:table-cell>
          <table:table-cell table:formula="of:=ABS(100*[.H199]/[.$G$3])" office:value-type="float" office:value="42.4087381431446" calcext:value-type="float">
            <text:p>42.40873814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7.024" calcext:value-type="float">
            <text:p>97.024</text:p>
          </table:table-cell>
          <table:table-cell office:value-type="float" office:value="61.2272" calcext:value-type="float">
            <text:p>61.2272</text:p>
          </table:table-cell>
          <table:table-cell office:value-type="float" office:value="149.78" calcext:value-type="float">
            <text:p>149.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0]" office:value-type="float" office:value="111.145" calcext:value-type="float">
            <text:p>111.145</text:p>
          </table:table-cell>
          <table:table-cell table:formula="of:=ABS(100*[.H200]/[.$G$3])" office:value-type="float" office:value="42.5965315703746" calcext:value-type="float">
            <text:p>42.59653157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8.529" calcext:value-type="float">
            <text:p>148.529</text:p>
          </table:table-cell>
          <table:table-cell office:value-type="float" office:value="61.7022" calcext:value-type="float">
            <text:p>61.7022</text:p>
          </table:table-cell>
          <table:table-cell office:value-type="float" office:value="150.773" calcext:value-type="float">
            <text:p>150.7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1]" office:value-type="float" office:value="110.152" calcext:value-type="float">
            <text:p>110.152</text:p>
          </table:table-cell>
          <table:table-cell table:formula="of:=ABS(100*[.H201]/[.$G$3])" office:value-type="float" office:value="42.2159624413146" calcext:value-type="float">
            <text:p>42.21596244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.438" calcext:value-type="float">
            <text:p>92.438</text:p>
          </table:table-cell>
          <table:table-cell office:value-type="float" office:value="62.0522" calcext:value-type="float">
            <text:p>62.0522</text:p>
          </table:table-cell>
          <table:table-cell office:value-type="float" office:value="151.318" calcext:value-type="float">
            <text:p>151.3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2]" office:value-type="float" office:value="109.607" calcext:value-type="float">
            <text:p>109.607</text:p>
          </table:table-cell>
          <table:table-cell table:formula="of:=ABS(100*[.H202]/[.$G$3])" office:value-type="float" office:value="42.0070901600077" calcext:value-type="float">
            <text:p>42.007090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2.477" calcext:value-type="float">
            <text:p>92.477</text:p>
          </table:table-cell>
          <table:table-cell office:value-type="float" office:value="62.3782" calcext:value-type="float">
            <text:p>62.3782</text:p>
          </table:table-cell>
          <table:table-cell office:value-type="float" office:value="151.32" calcext:value-type="float">
            <text:p>151.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3]" office:value-type="float" office:value="109.605" calcext:value-type="float">
            <text:p>109.605</text:p>
          </table:table-cell>
          <table:table-cell table:formula="of:=ABS(100*[.H203]/[.$G$3])" office:value-type="float" office:value="42.0063236562231" calcext:value-type="float">
            <text:p>42.00632365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6.478" calcext:value-type="float">
            <text:p>96.478</text:p>
          </table:table-cell>
          <table:table-cell office:value-type="float" office:value="62.5782" calcext:value-type="float">
            <text:p>62.5782</text:p>
          </table:table-cell>
          <table:table-cell office:value-type="float" office:value="151.328" calcext:value-type="float">
            <text:p>151.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4]" office:value-type="float" office:value="109.597" calcext:value-type="float">
            <text:p>109.597</text:p>
          </table:table-cell>
          <table:table-cell table:formula="of:=ABS(100*[.H204]/[.$G$3])" office:value-type="float" office:value="42.0032576410846" calcext:value-type="float">
            <text:p>42.00325764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1.808" calcext:value-type="float">
            <text:p>91.808</text:p>
          </table:table-cell>
          <table:table-cell office:value-type="float" office:value="62.8532" calcext:value-type="float">
            <text:p>62.8532</text:p>
          </table:table-cell>
          <table:table-cell office:value-type="float" office:value="151.325" calcext:value-type="float">
            <text:p>151.3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5]" office:value-type="float" office:value="109.6" calcext:value-type="float">
            <text:p>109.6</text:p>
          </table:table-cell>
          <table:table-cell table:formula="of:=ABS(100*[.H205]/[.$G$3])" office:value-type="float" office:value="42.0044073967615" calcext:value-type="float">
            <text:p>42.004407396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.58" calcext:value-type="float">
            <text:p>105.58</text:p>
          </table:table-cell>
          <table:table-cell office:value-type="float" office:value="63.2172" calcext:value-type="float">
            <text:p>63.2172</text:p>
          </table:table-cell>
          <table:table-cell office:value-type="float" office:value="151.723" calcext:value-type="float">
            <text:p>151.7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6]" office:value-type="float" office:value="109.202" calcext:value-type="float">
            <text:p>109.202</text:p>
          </table:table-cell>
          <table:table-cell table:formula="of:=ABS(100*[.H206]/[.$G$3])" office:value-type="float" office:value="41.8518731436236" calcext:value-type="float">
            <text:p>41.85187314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4.18" calcext:value-type="float">
            <text:p>114.18</text:p>
          </table:table-cell>
          <table:table-cell office:value-type="float" office:value="63.3922" calcext:value-type="float">
            <text:p>63.3922</text:p>
          </table:table-cell>
          <table:table-cell office:value-type="float" office:value="151.723" calcext:value-type="float">
            <text:p>151.7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7]" office:value-type="float" office:value="109.202" calcext:value-type="float">
            <text:p>109.202</text:p>
          </table:table-cell>
          <table:table-cell table:formula="of:=ABS(100*[.H207]/[.$G$3])" office:value-type="float" office:value="41.8518731436236" calcext:value-type="float">
            <text:p>41.851873143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1.348" calcext:value-type="float">
            <text:p>101.348</text:p>
          </table:table-cell>
          <table:table-cell office:value-type="float" office:value="63.6672" calcext:value-type="float">
            <text:p>63.6672</text:p>
          </table:table-cell>
          <table:table-cell office:value-type="float" office:value="151.723" calcext:value-type="float">
            <text:p>151.7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8]" office:value-type="float" office:value="109.202" calcext:value-type="float">
            <text:p>109.202</text:p>
          </table:table-cell>
          <table:table-cell table:formula="of:=ABS(100*[.H208]/[.$G$3])" office:value-type="float" office:value="41.8518731436236" calcext:value-type="float">
            <text:p>41.851873143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8.578" calcext:value-type="float">
            <text:p>108.578</text:p>
          </table:table-cell>
          <table:table-cell office:value-type="float" office:value="63.9765" calcext:value-type="float">
            <text:p>63.9765</text:p>
          </table:table-cell>
          <table:table-cell office:value-type="float" office:value="153.885" calcext:value-type="float">
            <text:p>153.8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09]" office:value-type="float" office:value="107.04" calcext:value-type="float">
            <text:p>107.04</text:p>
          </table:table-cell>
          <table:table-cell table:formula="of:=ABS(100*[.H209]/[.$G$3])" office:value-type="float" office:value="41.0232825524576" calcext:value-type="float">
            <text:p>41.02328255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6.299" calcext:value-type="float">
            <text:p>116.299</text:p>
          </table:table-cell>
          <table:table-cell office:value-type="float" office:value="64.4265" calcext:value-type="float">
            <text:p>64.4265</text:p>
          </table:table-cell>
          <table:table-cell office:value-type="float" office:value="153.873" calcext:value-type="float">
            <text:p>153.8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0]" office:value-type="float" office:value="107.052" calcext:value-type="float">
            <text:p>107.052</text:p>
          </table:table-cell>
          <table:table-cell table:formula="of:=ABS(100*[.H210]/[.$G$3])" office:value-type="float" office:value="41.0278815751653" calcext:value-type="float">
            <text:p>41.027881575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9.745" calcext:value-type="float">
            <text:p>99.745</text:p>
          </table:table-cell>
          <table:table-cell office:value-type="float" office:value="64.8515" calcext:value-type="float">
            <text:p>64.8515</text:p>
          </table:table-cell>
          <table:table-cell office:value-type="float" office:value="154.348" calcext:value-type="float">
            <text:p>154.3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1]" office:value-type="float" office:value="106.577" calcext:value-type="float">
            <text:p>106.577</text:p>
          </table:table-cell>
          <table:table-cell table:formula="of:=ABS(100*[.H211]/[.$G$3])" office:value-type="float" office:value="40.8458369263198" calcext:value-type="float">
            <text:p>40.845836926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3.956" calcext:value-type="float">
            <text:p>113.956</text:p>
          </table:table-cell>
          <table:table-cell office:value-type="float" office:value="65.2765" calcext:value-type="float">
            <text:p>65.2765</text:p>
          </table:table-cell>
          <table:table-cell office:value-type="float" office:value="158.593" calcext:value-type="float">
            <text:p>158.5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2]" office:value-type="float" office:value="102.332" calcext:value-type="float">
            <text:p>102.332</text:p>
          </table:table-cell>
          <table:table-cell table:formula="of:=ABS(100*[.H212]/[.$G$3])" office:value-type="float" office:value="39.2189326434799" calcext:value-type="float">
            <text:p>39.218932643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6.874" calcext:value-type="float">
            <text:p>106.874</text:p>
          </table:table-cell>
          <table:table-cell office:value-type="float" office:value="65.6515" calcext:value-type="float">
            <text:p>65.6515</text:p>
          </table:table-cell>
          <table:table-cell office:value-type="float" office:value="162.223" calcext:value-type="float">
            <text:p>162.2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3]" office:value-type="float" office:value="98.702" calcext:value-type="float">
            <text:p>98.702</text:p>
          </table:table-cell>
          <table:table-cell table:formula="of:=ABS(100*[.H213]/[.$G$3])" office:value-type="float" office:value="37.8277282744084" calcext:value-type="float">
            <text:p>37.82772827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.727" calcext:value-type="float">
            <text:p>105.727</text:p>
          </table:table-cell>
          <table:table-cell office:value-type="float" office:value="66.0015" calcext:value-type="float">
            <text:p>66.0015</text:p>
          </table:table-cell>
          <table:table-cell office:value-type="float" office:value="163.953" calcext:value-type="float">
            <text:p>163.9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4]" office:value-type="float" office:value="96.972" calcext:value-type="float">
            <text:p>96.972</text:p>
          </table:table-cell>
          <table:table-cell table:formula="of:=ABS(100*[.H214]/[.$G$3])" office:value-type="float" office:value="37.1647025007186" calcext:value-type="float">
            <text:p>37.16470250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7.028" calcext:value-type="float">
            <text:p>107.028</text:p>
          </table:table-cell>
          <table:table-cell office:value-type="float" office:value="66.3765" calcext:value-type="float">
            <text:p>66.3765</text:p>
          </table:table-cell>
          <table:table-cell office:value-type="float" office:value="166.65" calcext:value-type="float">
            <text:p>166.6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5]" office:value-type="float" office:value="94.275" calcext:value-type="float">
            <text:p>94.275</text:p>
          </table:table-cell>
          <table:table-cell table:formula="of:=ABS(100*[.H215]/[.$G$3])" office:value-type="float" office:value="36.1310721471687" calcext:value-type="float">
            <text:p>36.13107214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8.887" calcext:value-type="float">
            <text:p>138.887</text:p>
          </table:table-cell>
          <table:table-cell office:value-type="float" office:value="66.7765" calcext:value-type="float">
            <text:p>66.7765</text:p>
          </table:table-cell>
          <table:table-cell office:value-type="float" office:value="168.725" calcext:value-type="float">
            <text:p>168.7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6]" office:value-type="float" office:value="92.2" calcext:value-type="float">
            <text:p>92.2</text:p>
          </table:table-cell>
          <table:table-cell table:formula="of:=ABS(100*[.H216]/[.$G$3])" office:value-type="float" office:value="35.3358244706333" calcext:value-type="float">
            <text:p>35.33582447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4.823" calcext:value-type="float">
            <text:p>104.823</text:p>
          </table:table-cell>
          <table:table-cell office:value-type="float" office:value="67.1765" calcext:value-type="float">
            <text:p>67.1765</text:p>
          </table:table-cell>
          <table:table-cell office:value-type="float" office:value="175.928" calcext:value-type="float">
            <text:p>175.9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7]" office:value-type="float" office:value="84.997" calcext:value-type="float">
            <text:p>84.997</text:p>
          </table:table-cell>
          <table:table-cell table:formula="of:=ABS(100*[.H217]/[.$G$3])" office:value-type="float" office:value="32.5752610903516" calcext:value-type="float">
            <text:p>32.57526109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.772" calcext:value-type="float">
            <text:p>100.772</text:p>
          </table:table-cell>
          <table:table-cell office:value-type="float" office:value="67.5765" calcext:value-type="float">
            <text:p>67.5765</text:p>
          </table:table-cell>
          <table:table-cell office:value-type="float" office:value="179.423" calcext:value-type="float">
            <text:p>179.4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8]" office:value-type="float" office:value="81.502" calcext:value-type="float">
            <text:p>81.502</text:p>
          </table:table-cell>
          <table:table-cell table:formula="of:=ABS(100*[.H218]/[.$G$3])" office:value-type="float" office:value="31.2357957267414" calcext:value-type="float">
            <text:p>31.235795726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8.413" calcext:value-type="float">
            <text:p>108.413</text:p>
          </table:table-cell>
          <table:table-cell office:value-type="float" office:value="68.0015" calcext:value-type="float">
            <text:p>68.0015</text:p>
          </table:table-cell>
          <table:table-cell office:value-type="float" office:value="180.755" calcext:value-type="float">
            <text:p>180.7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19]" office:value-type="float" office:value="80.17" calcext:value-type="float">
            <text:p>80.17</text:p>
          </table:table-cell>
          <table:table-cell table:formula="of:=ABS(100*[.H219]/[.$G$3])" office:value-type="float" office:value="30.7253042061895" calcext:value-type="float">
            <text:p>30.725304206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3.874" calcext:value-type="float">
            <text:p>113.874</text:p>
          </table:table-cell>
          <table:table-cell office:value-type="float" office:value="68.4015" calcext:value-type="float">
            <text:p>68.4015</text:p>
          </table:table-cell>
          <table:table-cell office:value-type="float" office:value="181.03" calcext:value-type="float">
            <text:p>181.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0]" office:value-type="float" office:value="79.895" calcext:value-type="float">
            <text:p>79.895</text:p>
          </table:table-cell>
          <table:table-cell table:formula="of:=ABS(100*[.H220]/[.$G$3])" office:value-type="float" office:value="30.6199099358053" calcext:value-type="float">
            <text:p>30.619909935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.468" calcext:value-type="float">
            <text:p>156.468</text:p>
          </table:table-cell>
          <table:table-cell office:value-type="float" office:value="68.7197" calcext:value-type="float">
            <text:p>68.7197</text:p>
          </table:table-cell>
          <table:table-cell office:value-type="float" office:value="181.303" calcext:value-type="float">
            <text:p>181.3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1]" office:value-type="float" office:value="79.622" calcext:value-type="float">
            <text:p>79.622</text:p>
          </table:table-cell>
          <table:table-cell table:formula="of:=ABS(100*[.H221]/[.$G$3])" office:value-type="float" office:value="30.5152821692057" calcext:value-type="float">
            <text:p>30.515282169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1.926" calcext:value-type="float">
            <text:p>101.926</text:p>
          </table:table-cell>
          <table:table-cell office:value-type="float" office:value="68.9555" calcext:value-type="float">
            <text:p>68.9555</text:p>
          </table:table-cell>
          <table:table-cell office:value-type="float" office:value="182.193" calcext:value-type="float">
            <text:p>182.1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2]" office:value-type="float" office:value="78.732" calcext:value-type="float">
            <text:p>78.732</text:p>
          </table:table-cell>
          <table:table-cell table:formula="of:=ABS(100*[.H222]/[.$G$3])" office:value-type="float" office:value="30.1741879850532" calcext:value-type="float">
            <text:p>30.17418798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7.548" calcext:value-type="float">
            <text:p>107.548</text:p>
          </table:table-cell>
          <table:table-cell office:value-type="float" office:value="69.346" calcext:value-type="float">
            <text:p>69.346</text:p>
          </table:table-cell>
          <table:table-cell office:value-type="float" office:value="181.783" calcext:value-type="float">
            <text:p>181.7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3]" office:value-type="float" office:value="79.142" calcext:value-type="float">
            <text:p>79.142</text:p>
          </table:table-cell>
          <table:table-cell table:formula="of:=ABS(100*[.H223]/[.$G$3])" office:value-type="float" office:value="30.3313212608987" calcext:value-type="float">
            <text:p>30.33132126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7.564" calcext:value-type="float">
            <text:p>107.564</text:p>
          </table:table-cell>
          <table:table-cell office:value-type="float" office:value="69.7491" calcext:value-type="float">
            <text:p>69.7491</text:p>
          </table:table-cell>
          <table:table-cell office:value-type="float" office:value="181.765" calcext:value-type="float">
            <text:p>181.76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4]" office:value-type="float" office:value="79.16" calcext:value-type="float">
            <text:p>79.16</text:p>
          </table:table-cell>
          <table:table-cell table:formula="of:=ABS(100*[.H224]/[.$G$3])" office:value-type="float" office:value="30.3382197949602" calcext:value-type="float">
            <text:p>30.33821979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3.352" calcext:value-type="float">
            <text:p>103.352</text:p>
          </table:table-cell>
          <table:table-cell office:value-type="float" office:value="70.1491" calcext:value-type="float">
            <text:p>70.1491</text:p>
          </table:table-cell>
          <table:table-cell office:value-type="float" office:value="181.973" calcext:value-type="float">
            <text:p>181.9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5]" office:value-type="float" office:value="78.952" calcext:value-type="float">
            <text:p>78.952</text:p>
          </table:table-cell>
          <table:table-cell table:formula="of:=ABS(100*[.H225]/[.$G$3])" office:value-type="float" office:value="30.2585034013605" calcext:value-type="float">
            <text:p>30.25850340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2.408" calcext:value-type="float">
            <text:p>112.408</text:p>
          </table:table-cell>
          <table:table-cell office:value-type="float" office:value="70.5491" calcext:value-type="float">
            <text:p>70.5491</text:p>
          </table:table-cell>
          <table:table-cell office:value-type="float" office:value="183.303" calcext:value-type="float">
            <text:p>183.3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6]" office:value-type="float" office:value="77.622" calcext:value-type="float">
            <text:p>77.622</text:p>
          </table:table-cell>
          <table:table-cell table:formula="of:=ABS(100*[.H226]/[.$G$3])" office:value-type="float" office:value="29.7487783845933" calcext:value-type="float">
            <text:p>29.748778384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5.083" calcext:value-type="float">
            <text:p>125.083</text:p>
          </table:table-cell>
          <table:table-cell office:value-type="float" office:value="70.7991" calcext:value-type="float">
            <text:p>70.7991</text:p>
          </table:table-cell>
          <table:table-cell office:value-type="float" office:value="184.918" calcext:value-type="float">
            <text:p>184.9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7]" office:value-type="float" office:value="76.007" calcext:value-type="float">
            <text:p>76.007</text:p>
          </table:table-cell>
          <table:table-cell table:formula="of:=ABS(100*[.H227]/[.$G$3])" office:value-type="float" office:value="29.1298265785187" calcext:value-type="float">
            <text:p>29.129826578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2.519" calcext:value-type="float">
            <text:p>132.519</text:p>
          </table:table-cell>
          <table:table-cell office:value-type="float" office:value="71.1991" calcext:value-type="float">
            <text:p>71.1991</text:p>
          </table:table-cell>
          <table:table-cell office:value-type="float" office:value="187.913" calcext:value-type="float">
            <text:p>187.9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8]" office:value-type="float" office:value="73.012" calcext:value-type="float">
            <text:p>73.012</text:p>
          </table:table-cell>
          <table:table-cell table:formula="of:=ABS(100*[.H228]/[.$G$3])" office:value-type="float" office:value="27.9819871610616" calcext:value-type="float">
            <text:p>27.98198716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8.766" calcext:value-type="float">
            <text:p>138.766</text:p>
          </table:table-cell>
          <table:table-cell office:value-type="float" office:value="71.5491" calcext:value-type="float">
            <text:p>71.5491</text:p>
          </table:table-cell>
          <table:table-cell office:value-type="float" office:value="190.345" calcext:value-type="float">
            <text:p>190.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29]" office:value-type="float" office:value="70.58" calcext:value-type="float">
            <text:p>70.58</text:p>
          </table:table-cell>
          <table:table-cell table:formula="of:=ABS(100*[.H229]/[.$G$3])" office:value-type="float" office:value="27.0499185589729" calcext:value-type="float">
            <text:p>27.0499185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2.933" calcext:value-type="float">
            <text:p>152.933</text:p>
          </table:table-cell>
          <table:table-cell office:value-type="float" office:value="71.7491" calcext:value-type="float">
            <text:p>71.7491</text:p>
          </table:table-cell>
          <table:table-cell office:value-type="float" office:value="190.838" calcext:value-type="float">
            <text:p>190.8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30]" office:value-type="float" office:value="70.087" calcext:value-type="float">
            <text:p>70.087</text:p>
          </table:table-cell>
          <table:table-cell table:formula="of:=ABS(100*[.H230]/[.$G$3])" office:value-type="float" office:value="26.8609753760659" calcext:value-type="float">
            <text:p>26.86097537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1.212" calcext:value-type="float">
            <text:p>111.212</text:p>
          </table:table-cell>
          <table:table-cell office:value-type="float" office:value="71.9491" calcext:value-type="float">
            <text:p>71.9491</text:p>
          </table:table-cell>
          <table:table-cell office:value-type="float" office:value="191.615" calcext:value-type="float">
            <text:p>191.6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31]" office:value-type="float" office:value="69.31" calcext:value-type="float">
            <text:p>69.31</text:p>
          </table:table-cell>
          <table:table-cell table:formula="of:=ABS(100*[.H231]/[.$G$3])" office:value-type="float" office:value="26.563188655744" calcext:value-type="float">
            <text:p>26.563188655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9.508" calcext:value-type="float">
            <text:p>129.508</text:p>
          </table:table-cell>
          <table:table-cell office:value-type="float" office:value="72.3491" calcext:value-type="float">
            <text:p>72.3491</text:p>
          </table:table-cell>
          <table:table-cell office:value-type="float" office:value="194.02" calcext:value-type="float">
            <text:p>194.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32]" office:value-type="float" office:value="66.905" calcext:value-type="float">
            <text:p>66.905</text:p>
          </table:table-cell>
          <table:table-cell table:formula="of:=ABS(100*[.H232]/[.$G$3])" office:value-type="float" office:value="25.6414678547475" calcext:value-type="float">
            <text:p>25.64146785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2.085" calcext:value-type="float">
            <text:p>112.085</text:p>
          </table:table-cell>
          <table:table-cell office:value-type="float" office:value="72.6991" calcext:value-type="float">
            <text:p>72.6991</text:p>
          </table:table-cell>
          <table:table-cell office:value-type="float" office:value="195.045" calcext:value-type="float">
            <text:p>195.0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33]" office:value-type="float" office:value="65.88" calcext:value-type="float">
            <text:p>65.88</text:p>
          </table:table-cell>
          <table:table-cell table:formula="of:=ABS(100*[.H233]/[.$G$3])" office:value-type="float" office:value="25.2486346651337" calcext:value-type="float">
            <text:p>25.248634665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9.94" calcext:value-type="float">
            <text:p>139.94</text:p>
          </table:table-cell>
          <table:table-cell office:value-type="float" office:value="73.0991" calcext:value-type="float">
            <text:p>73.0991</text:p>
          </table:table-cell>
          <table:table-cell office:value-type="float" office:value="197.8" calcext:value-type="float">
            <text:p>197.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34]" office:value-type="float" office:value="63.125" calcext:value-type="float">
            <text:p>63.125</text:p>
          </table:table-cell>
          <table:table-cell table:formula="of:=ABS(100*[.H234]/[.$G$3])" office:value-type="float" office:value="24.19277570183" calcext:value-type="float">
            <text:p>24.1927757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4.372" calcext:value-type="float">
            <text:p>114.372</text:p>
          </table:table-cell>
          <table:table-cell office:value-type="float" office:value="73.3696" calcext:value-type="float">
            <text:p>73.3696</text:p>
          </table:table-cell>
          <table:table-cell office:value-type="float" office:value="197.75" calcext:value-type="float">
            <text:p>197.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35]" office:value-type="float" office:value="63.175" calcext:value-type="float">
            <text:p>63.175</text:p>
          </table:table-cell>
          <table:table-cell table:formula="of:=ABS(100*[.H235]/[.$G$3])" office:value-type="float" office:value="24.2119382964453" calcext:value-type="float">
            <text:p>24.21193829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.105" calcext:value-type="float">
            <text:p>145.105</text:p>
          </table:table-cell>
          <table:table-cell office:value-type="float" office:value="73.6696" calcext:value-type="float">
            <text:p>73.6696</text:p>
          </table:table-cell>
          <table:table-cell office:value-type="float" office:value="198.333" calcext:value-type="float">
            <text:p>198.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36]" office:value-type="float" office:value="62.592" calcext:value-type="float">
            <text:p>62.592</text:p>
          </table:table-cell>
          <table:table-cell table:formula="of:=ABS(100*[.H236]/[.$G$3])" office:value-type="float" office:value="23.9885024432308" calcext:value-type="float">
            <text:p>23.98850244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2.952" calcext:value-type="float">
            <text:p>132.952</text:p>
          </table:table-cell>
          <table:table-cell office:value-type="float" office:value="74.1196" calcext:value-type="float">
            <text:p>74.1196</text:p>
          </table:table-cell>
          <table:table-cell office:value-type="float" office:value="200.498" calcext:value-type="float">
            <text:p>200.4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37]" office:value-type="float" office:value="60.427" calcext:value-type="float">
            <text:p>60.427</text:p>
          </table:table-cell>
          <table:table-cell table:formula="of:=ABS(100*[.H237]/[.$G$3])" office:value-type="float" office:value="23.1587620963879" calcext:value-type="float">
            <text:p>23.15876209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9.156" calcext:value-type="float">
            <text:p>139.156</text:p>
          </table:table-cell>
          <table:table-cell office:value-type="float" office:value="74.5695" calcext:value-type="float">
            <text:p>74.5695</text:p>
          </table:table-cell>
          <table:table-cell office:value-type="float" office:value="202.13" calcext:value-type="float">
            <text:p>202.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38]" office:value-type="float" office:value="58.795" calcext:value-type="float">
            <text:p>58.795</text:p>
          </table:table-cell>
          <table:table-cell table:formula="of:=ABS(100*[.H238]/[.$G$3])" office:value-type="float" office:value="22.5332950081441" calcext:value-type="float">
            <text:p>22.533295008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.91" calcext:value-type="float">
            <text:p>123.91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202.078" calcext:value-type="float">
            <text:p>202.0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39]" office:value-type="float" office:value="58.847" calcext:value-type="float">
            <text:p>58.847</text:p>
          </table:table-cell>
          <table:table-cell table:formula="of:=ABS(100*[.H239]/[.$G$3])" office:value-type="float" office:value="22.553224106544" calcext:value-type="float">
            <text:p>22.55322410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3.206" calcext:value-type="float">
            <text:p>123.206</text:p>
          </table:table-cell>
          <table:table-cell office:value-type="float" office:value="75.2888" calcext:value-type="float">
            <text:p>75.2888</text:p>
          </table:table-cell>
          <table:table-cell office:value-type="float" office:value="203.21" calcext:value-type="float">
            <text:p>203.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40]" office:value-type="float" office:value="57.715" calcext:value-type="float">
            <text:p>57.715</text:p>
          </table:table-cell>
          <table:table-cell table:formula="of:=ABS(100*[.H240]/[.$G$3])" office:value-type="float" office:value="22.1193829644534" calcext:value-type="float">
            <text:p>22.11938296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1.196" calcext:value-type="float">
            <text:p>151.196</text:p>
          </table:table-cell>
          <table:table-cell office:value-type="float" office:value="75.6468" calcext:value-type="float">
            <text:p>75.6468</text:p>
          </table:table-cell>
          <table:table-cell office:value-type="float" office:value="204.253" calcext:value-type="float">
            <text:p>204.2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41]" office:value-type="float" office:value="56.672" calcext:value-type="float">
            <text:p>56.672</text:p>
          </table:table-cell>
          <table:table-cell table:formula="of:=ABS(100*[.H241]/[.$G$3])" office:value-type="float" office:value="21.719651240778" calcext:value-type="float">
            <text:p>21.71965124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6.621" calcext:value-type="float">
            <text:p>136.621</text:p>
          </table:table-cell>
          <table:table-cell office:value-type="float" office:value="75.8839" calcext:value-type="float">
            <text:p>75.8839</text:p>
          </table:table-cell>
          <table:table-cell office:value-type="float" office:value="204.253" calcext:value-type="float">
            <text:p>204.2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42]" office:value-type="float" office:value="56.672" calcext:value-type="float">
            <text:p>56.672</text:p>
          </table:table-cell>
          <table:table-cell table:formula="of:=ABS(100*[.H242]/[.$G$3])" office:value-type="float" office:value="21.719651240778" calcext:value-type="float">
            <text:p>21.71965124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2.423" calcext:value-type="float">
            <text:p>122.423</text:p>
          </table:table-cell>
          <table:table-cell office:value-type="float" office:value="76.1839" calcext:value-type="float">
            <text:p>76.1839</text:p>
          </table:table-cell>
          <table:table-cell office:value-type="float" office:value="205.685" calcext:value-type="float">
            <text:p>205.6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43]" office:value-type="float" office:value="55.24" calcext:value-type="float">
            <text:p>55.24</text:p>
          </table:table-cell>
          <table:table-cell table:formula="of:=ABS(100*[.H243]/[.$G$3])" office:value-type="float" office:value="21.1708345309955" calcext:value-type="float">
            <text:p>21.1708345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9.847" calcext:value-type="float">
            <text:p>129.847</text:p>
          </table:table-cell>
          <table:table-cell office:value-type="float" office:value="76.524" calcext:value-type="float">
            <text:p>76.524</text:p>
          </table:table-cell>
          <table:table-cell office:value-type="float" office:value="206.583" calcext:value-type="float">
            <text:p>206.5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44]" office:value-type="float" office:value="54.342" calcext:value-type="float">
            <text:p>54.342</text:p>
          </table:table-cell>
          <table:table-cell table:formula="of:=ABS(100*[.H244]/[.$G$3])" office:value-type="float" office:value="20.8266743317045" calcext:value-type="float">
            <text:p>20.826674331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8.728" calcext:value-type="float">
            <text:p>148.728</text:p>
          </table:table-cell>
          <table:table-cell office:value-type="float" office:value="76.924" calcext:value-type="float">
            <text:p>76.924</text:p>
          </table:table-cell>
          <table:table-cell office:value-type="float" office:value="207.805" calcext:value-type="float">
            <text:p>207.8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45]" office:value-type="float" office:value="53.12" calcext:value-type="float">
            <text:p>53.12</text:p>
          </table:table-cell>
          <table:table-cell table:formula="of:=ABS(100*[.H245]/[.$G$3])" office:value-type="float" office:value="20.3583405193063" calcext:value-type="float">
            <text:p>20.358340519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0.4" calcext:value-type="float">
            <text:p>130.4</text:p>
          </table:table-cell>
          <table:table-cell office:value-type="float" office:value="77.124" calcext:value-type="float">
            <text:p>77.124</text:p>
          </table:table-cell>
          <table:table-cell office:value-type="float" office:value="207.803" calcext:value-type="float">
            <text:p>207.8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46]" office:value-type="float" office:value="53.122" calcext:value-type="float">
            <text:p>53.122</text:p>
          </table:table-cell>
          <table:table-cell table:formula="of:=ABS(100*[.H246]/[.$G$3])" office:value-type="float" office:value="20.3591070230909" calcext:value-type="float">
            <text:p>20.35910702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4.27" calcext:value-type="float">
            <text:p>124.27</text:p>
          </table:table-cell>
          <table:table-cell office:value-type="float" office:value="77.574" calcext:value-type="float">
            <text:p>77.574</text:p>
          </table:table-cell>
          <table:table-cell office:value-type="float" office:value="209.753" calcext:value-type="float">
            <text:p>209.7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47]" office:value-type="float" office:value="51.172" calcext:value-type="float">
            <text:p>51.172</text:p>
          </table:table-cell>
          <table:table-cell table:formula="of:=ABS(100*[.H247]/[.$G$3])" office:value-type="float" office:value="19.6117658330938" calcext:value-type="float">
            <text:p>19.61176583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4.808" calcext:value-type="float">
            <text:p>124.808</text:p>
          </table:table-cell>
          <table:table-cell office:value-type="float" office:value="77.7739" calcext:value-type="float">
            <text:p>77.7739</text:p>
          </table:table-cell>
          <table:table-cell office:value-type="float" office:value="210.365" calcext:value-type="float">
            <text:p>210.36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48]" office:value-type="float" office:value="50.56" calcext:value-type="float">
            <text:p>50.56</text:p>
          </table:table-cell>
          <table:table-cell table:formula="of:=ABS(100*[.H248]/[.$G$3])" office:value-type="float" office:value="19.3772156750024" calcext:value-type="float">
            <text:p>19.3772156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7.374" calcext:value-type="float">
            <text:p>117.374</text:p>
          </table:table-cell>
          <table:table-cell office:value-type="float" office:value="78.0239" calcext:value-type="float">
            <text:p>78.0239</text:p>
          </table:table-cell>
          <table:table-cell office:value-type="float" office:value="211.173" calcext:value-type="float">
            <text:p>211.1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49]" office:value-type="float" office:value="49.752" calcext:value-type="float">
            <text:p>49.752</text:p>
          </table:table-cell>
          <table:table-cell table:formula="of:=ABS(100*[.H249]/[.$G$3])" office:value-type="float" office:value="19.067548146019" calcext:value-type="float">
            <text:p>19.0675481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4.292" calcext:value-type="float">
            <text:p>194.292</text:p>
          </table:table-cell>
          <table:table-cell office:value-type="float" office:value="78.4739" calcext:value-type="float">
            <text:p>78.4739</text:p>
          </table:table-cell>
          <table:table-cell office:value-type="float" office:value="212.585" calcext:value-type="float">
            <text:p>212.5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50]" office:value-type="float" office:value="48.34" calcext:value-type="float">
            <text:p>48.34</text:p>
          </table:table-cell>
          <table:table-cell table:formula="of:=ABS(100*[.H250]/[.$G$3])" office:value-type="float" office:value="18.5263964740826" calcext:value-type="float">
            <text:p>18.526396474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.355" calcext:value-type="float">
            <text:p>145.355</text:p>
          </table:table-cell>
          <table:table-cell office:value-type="float" office:value="78.6739" calcext:value-type="float">
            <text:p>78.6739</text:p>
          </table:table-cell>
          <table:table-cell office:value-type="float" office:value="213.328" calcext:value-type="float">
            <text:p>213.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51]" office:value-type="float" office:value="47.597" calcext:value-type="float">
            <text:p>47.597</text:p>
          </table:table-cell>
          <table:table-cell table:formula="of:=ABS(100*[.H251]/[.$G$3])" office:value-type="float" office:value="18.2416403180991" calcext:value-type="float">
            <text:p>18.24164031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7.199" calcext:value-type="float">
            <text:p>137.199</text:p>
          </table:table-cell>
          <table:table-cell office:value-type="float" office:value="79.1239" calcext:value-type="float">
            <text:p>79.1239</text:p>
          </table:table-cell>
          <table:table-cell office:value-type="float" office:value="219.228" calcext:value-type="float">
            <text:p>219.2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52]" office:value-type="float" office:value="41.697" calcext:value-type="float">
            <text:p>41.697</text:p>
          </table:table-cell>
          <table:table-cell table:formula="of:=ABS(100*[.H252]/[.$G$3])" office:value-type="float" office:value="15.9804541534924" calcext:value-type="float">
            <text:p>15.98045415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1.19" calcext:value-type="float">
            <text:p>171.19</text:p>
          </table:table-cell>
          <table:table-cell office:value-type="float" office:value="79.3239" calcext:value-type="float">
            <text:p>79.3239</text:p>
          </table:table-cell>
          <table:table-cell office:value-type="float" office:value="220.303" calcext:value-type="float">
            <text:p>220.3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53]" office:value-type="float" office:value="40.622" calcext:value-type="float">
            <text:p>40.622</text:p>
          </table:table-cell>
          <table:table-cell table:formula="of:=ABS(100*[.H253]/[.$G$3])" office:value-type="float" office:value="15.5684583692632" calcext:value-type="float">
            <text:p>15.568458369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4.585" calcext:value-type="float">
            <text:p>204.585</text:p>
          </table:table-cell>
          <table:table-cell office:value-type="float" office:value="79.6239" calcext:value-type="float">
            <text:p>79.6239</text:p>
          </table:table-cell>
          <table:table-cell office:value-type="float" office:value="222.015" calcext:value-type="float">
            <text:p>222.0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54]" office:value-type="float" office:value="38.91" calcext:value-type="float">
            <text:p>38.91</text:p>
          </table:table-cell>
          <table:table-cell table:formula="of:=ABS(100*[.H254]/[.$G$3])" office:value-type="float" office:value="14.912331129635" calcext:value-type="float">
            <text:p>14.91233112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65.089" calcext:value-type="float">
            <text:p>165.089</text:p>
          </table:table-cell>
          <table:table-cell office:value-type="float" office:value="79.9239" calcext:value-type="float">
            <text:p>79.9239</text:p>
          </table:table-cell>
          <table:table-cell office:value-type="float" office:value="224.045" calcext:value-type="float">
            <text:p>224.0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55]" office:value-type="float" office:value="36.88" calcext:value-type="float">
            <text:p>36.88</text:p>
          </table:table-cell>
          <table:table-cell table:formula="of:=ABS(100*[.H255]/[.$G$3])" office:value-type="float" office:value="14.1343297882533" calcext:value-type="float">
            <text:p>14.13432978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3.783" calcext:value-type="float">
            <text:p>133.783</text:p>
          </table:table-cell>
          <table:table-cell office:value-type="float" office:value="80.1739" calcext:value-type="float">
            <text:p>80.1739</text:p>
          </table:table-cell>
          <table:table-cell office:value-type="float" office:value="225.033" calcext:value-type="float">
            <text:p>225.0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56]" office:value-type="float" office:value="35.892" calcext:value-type="float">
            <text:p>35.892</text:p>
          </table:table-cell>
          <table:table-cell table:formula="of:=ABS(100*[.H256]/[.$G$3])" office:value-type="float" office:value="13.7556769186548" calcext:value-type="float">
            <text:p>13.75567691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.726" calcext:value-type="float">
            <text:p>144.726</text:p>
          </table:table-cell>
          <table:table-cell office:value-type="float" office:value="80.4739" calcext:value-type="float">
            <text:p>80.4739</text:p>
          </table:table-cell>
          <table:table-cell office:value-type="float" office:value="226.723" calcext:value-type="float">
            <text:p>226.7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57]" office:value-type="float" office:value="34.202" calcext:value-type="float">
            <text:p>34.202</text:p>
          </table:table-cell>
          <table:table-cell table:formula="of:=ABS(100*[.H257]/[.$G$3])" office:value-type="float" office:value="13.1079812206573" calcext:value-type="float">
            <text:p>13.10798122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2.442" calcext:value-type="float">
            <text:p>132.442</text:p>
          </table:table-cell>
          <table:table-cell office:value-type="float" office:value="80.775" calcext:value-type="float">
            <text:p>80.775</text:p>
          </table:table-cell>
          <table:table-cell office:value-type="float" office:value="227.52" calcext:value-type="float">
            <text:p>227.5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58]" office:value-type="float" office:value="33.405" calcext:value-type="float">
            <text:p>33.405</text:p>
          </table:table-cell>
          <table:table-cell table:formula="of:=ABS(100*[.H258]/[.$G$3])" office:value-type="float" office:value="12.8025294624892" calcext:value-type="float">
            <text:p>12.80252946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6.655" calcext:value-type="float">
            <text:p>126.655</text:p>
          </table:table-cell>
          <table:table-cell office:value-type="float" office:value="81.0578" calcext:value-type="float">
            <text:p>81.0578</text:p>
          </table:table-cell>
          <table:table-cell office:value-type="float" office:value="227.495" calcext:value-type="float">
            <text:p>227.4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59]" office:value-type="float" office:value="33.43" calcext:value-type="float">
            <text:p>33.43</text:p>
          </table:table-cell>
          <table:table-cell table:formula="of:=ABS(100*[.H259]/[.$G$3])" office:value-type="float" office:value="12.8121107597969" calcext:value-type="float">
            <text:p>12.81211075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4.206" calcext:value-type="float">
            <text:p>124.206</text:p>
          </table:table-cell>
          <table:table-cell office:value-type="float" office:value="81.3236" calcext:value-type="float">
            <text:p>81.3236</text:p>
          </table:table-cell>
          <table:table-cell office:value-type="float" office:value="228.208" calcext:value-type="float">
            <text:p>228.2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60]" office:value-type="float" office:value="32.717" calcext:value-type="float">
            <text:p>32.717</text:p>
          </table:table-cell>
          <table:table-cell table:formula="of:=ABS(100*[.H260]/[.$G$3])" office:value-type="float" office:value="12.5388521605825" calcext:value-type="float">
            <text:p>12.53885216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6.457" calcext:value-type="float">
            <text:p>166.457</text:p>
          </table:table-cell>
          <table:table-cell office:value-type="float" office:value="81.7486" calcext:value-type="float">
            <text:p>81.7486</text:p>
          </table:table-cell>
          <table:table-cell office:value-type="float" office:value="229.828" calcext:value-type="float">
            <text:p>229.8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61]" office:value-type="float" office:value="31.097" calcext:value-type="float">
            <text:p>31.097</text:p>
          </table:table-cell>
          <table:table-cell table:formula="of:=ABS(100*[.H261]/[.$G$3])" office:value-type="float" office:value="11.9179840950465" calcext:value-type="float">
            <text:p>11.91798409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5.389" calcext:value-type="float">
            <text:p>135.389</text:p>
          </table:table-cell>
          <table:table-cell office:value-type="float" office:value="82.1486" calcext:value-type="float">
            <text:p>82.1486</text:p>
          </table:table-cell>
          <table:table-cell office:value-type="float" office:value="229.828" calcext:value-type="float">
            <text:p>229.8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62]" office:value-type="float" office:value="31.097" calcext:value-type="float">
            <text:p>31.097</text:p>
          </table:table-cell>
          <table:table-cell table:formula="of:=ABS(100*[.H262]/[.$G$3])" office:value-type="float" office:value="11.9179840950465" calcext:value-type="float">
            <text:p>11.91798409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8.689" calcext:value-type="float">
            <text:p>148.689</text:p>
          </table:table-cell>
          <table:table-cell office:value-type="float" office:value="82.5486" calcext:value-type="float">
            <text:p>82.5486</text:p>
          </table:table-cell>
          <table:table-cell office:value-type="float" office:value="229.828" calcext:value-type="float">
            <text:p>229.8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63]" office:value-type="float" office:value="31.097" calcext:value-type="float">
            <text:p>31.097</text:p>
          </table:table-cell>
          <table:table-cell table:formula="of:=ABS(100*[.H263]/[.$G$3])" office:value-type="float" office:value="11.9179840950465" calcext:value-type="float">
            <text:p>11.91798409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7.904" calcext:value-type="float">
            <text:p>137.904</text:p>
          </table:table-cell>
          <table:table-cell office:value-type="float" office:value="82.9486" calcext:value-type="float">
            <text:p>82.9486</text:p>
          </table:table-cell>
          <table:table-cell office:value-type="float" office:value="229.828" calcext:value-type="float">
            <text:p>229.8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64]" office:value-type="float" office:value="31.097" calcext:value-type="float">
            <text:p>31.097</text:p>
          </table:table-cell>
          <table:table-cell table:formula="of:=ABS(100*[.H264]/[.$G$3])" office:value-type="float" office:value="11.9179840950465" calcext:value-type="float">
            <text:p>11.91798409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5.483" calcext:value-type="float">
            <text:p>195.483</text:p>
          </table:table-cell>
          <table:table-cell office:value-type="float" office:value="83.2995" calcext:value-type="float">
            <text:p>83.2995</text:p>
          </table:table-cell>
          <table:table-cell office:value-type="float" office:value="229.828" calcext:value-type="float">
            <text:p>229.8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65]" office:value-type="float" office:value="31.097" calcext:value-type="float">
            <text:p>31.097</text:p>
          </table:table-cell>
          <table:table-cell table:formula="of:=ABS(100*[.H265]/[.$G$3])" office:value-type="float" office:value="11.9179840950465" calcext:value-type="float">
            <text:p>11.9179840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5.798" calcext:value-type="float">
            <text:p>125.798</text:p>
          </table:table-cell>
          <table:table-cell office:value-type="float" office:value="83.5056" calcext:value-type="float">
            <text:p>83.5056</text:p>
          </table:table-cell>
          <table:table-cell office:value-type="float" office:value="229.828" calcext:value-type="float">
            <text:p>229.8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66]" office:value-type="float" office:value="31.097" calcext:value-type="float">
            <text:p>31.097</text:p>
          </table:table-cell>
          <table:table-cell table:formula="of:=ABS(100*[.H266]/[.$G$3])" office:value-type="float" office:value="11.9179840950465" calcext:value-type="float">
            <text:p>11.9179840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4.024" calcext:value-type="float">
            <text:p>134.024</text:p>
          </table:table-cell>
          <table:table-cell office:value-type="float" office:value="83.9056" calcext:value-type="float">
            <text:p>83.9056</text:p>
          </table:table-cell>
          <table:table-cell office:value-type="float" office:value="229.828" calcext:value-type="float">
            <text:p>229.8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67]" office:value-type="float" office:value="31.097" calcext:value-type="float">
            <text:p>31.097</text:p>
          </table:table-cell>
          <table:table-cell table:formula="of:=ABS(100*[.H267]/[.$G$3])" office:value-type="float" office:value="11.9179840950465" calcext:value-type="float">
            <text:p>11.91798409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4.176" calcext:value-type="float">
            <text:p>194.176</text:p>
          </table:table-cell>
          <table:table-cell office:value-type="float" office:value="84.3056" calcext:value-type="float">
            <text:p>84.3056</text:p>
          </table:table-cell>
          <table:table-cell office:value-type="float" office:value="229.793" calcext:value-type="float">
            <text:p>229.7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68]" office:value-type="float" office:value="31.132" calcext:value-type="float">
            <text:p>31.132</text:p>
          </table:table-cell>
          <table:table-cell table:formula="of:=ABS(100*[.H268]/[.$G$3])" office:value-type="float" office:value="11.9313979112772" calcext:value-type="float">
            <text:p>11.93139791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9.256" calcext:value-type="float">
            <text:p>139.256</text:p>
          </table:table-cell>
          <table:table-cell office:value-type="float" office:value="84.6056" calcext:value-type="float">
            <text:p>84.6056</text:p>
          </table:table-cell>
          <table:table-cell office:value-type="float" office:value="229.79" calcext:value-type="float">
            <text:p>229.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69]" office:value-type="float" office:value="31.135" calcext:value-type="float">
            <text:p>31.135</text:p>
          </table:table-cell>
          <table:table-cell table:formula="of:=ABS(100*[.H269]/[.$G$3])" office:value-type="float" office:value="11.9325476669541" calcext:value-type="float">
            <text:p>11.9325476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1.032" calcext:value-type="float">
            <text:p>191.032</text:p>
          </table:table-cell>
          <table:table-cell office:value-type="float" office:value="84.9556" calcext:value-type="float">
            <text:p>84.9556</text:p>
          </table:table-cell>
          <table:table-cell office:value-type="float" office:value="229.788" calcext:value-type="float">
            <text:p>229.7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70]" office:value-type="float" office:value="31.137" calcext:value-type="float">
            <text:p>31.137</text:p>
          </table:table-cell>
          <table:table-cell table:formula="of:=ABS(100*[.H270]/[.$G$3])" office:value-type="float" office:value="11.9333141707387" calcext:value-type="float">
            <text:p>11.93331417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3.987" calcext:value-type="float">
            <text:p>133.987</text:p>
          </table:table-cell>
          <table:table-cell office:value-type="float" office:value="85.2556" calcext:value-type="float">
            <text:p>85.2556</text:p>
          </table:table-cell>
          <table:table-cell office:value-type="float" office:value="229.78" calcext:value-type="float">
            <text:p>229.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71]" office:value-type="float" office:value="31.145" calcext:value-type="float">
            <text:p>31.145</text:p>
          </table:table-cell>
          <table:table-cell table:formula="of:=ABS(100*[.H271]/[.$G$3])" office:value-type="float" office:value="11.9363801858772" calcext:value-type="float">
            <text:p>11.936380185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0.16" calcext:value-type="float">
            <text:p>140.16</text:p>
          </table:table-cell>
          <table:table-cell office:value-type="float" office:value="85.6806" calcext:value-type="float">
            <text:p>85.6806</text:p>
          </table:table-cell>
          <table:table-cell office:value-type="float" office:value="229.778" calcext:value-type="float">
            <text:p>229.7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72]" office:value-type="float" office:value="31.147" calcext:value-type="float">
            <text:p>31.147</text:p>
          </table:table-cell>
          <table:table-cell table:formula="of:=ABS(100*[.H272]/[.$G$3])" office:value-type="float" office:value="11.9371466896618" calcext:value-type="float">
            <text:p>11.937146689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.401" calcext:value-type="float">
            <text:p>144.401</text:p>
          </table:table-cell>
          <table:table-cell office:value-type="float" office:value="86.0306" calcext:value-type="float">
            <text:p>86.0306</text:p>
          </table:table-cell>
          <table:table-cell office:value-type="float" office:value="229.773" calcext:value-type="float">
            <text:p>229.7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73]" office:value-type="float" office:value="31.152" calcext:value-type="float">
            <text:p>31.152</text:p>
          </table:table-cell>
          <table:table-cell table:formula="of:=ABS(100*[.H273]/[.$G$3])" office:value-type="float" office:value="11.9390629491233" calcext:value-type="float">
            <text:p>11.939062949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7.961" calcext:value-type="float">
            <text:p>147.961</text:p>
          </table:table-cell>
          <table:table-cell office:value-type="float" office:value="86.3806" calcext:value-type="float">
            <text:p>86.3806</text:p>
          </table:table-cell>
          <table:table-cell office:value-type="float" office:value="229.775" calcext:value-type="float">
            <text:p>229.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74]" office:value-type="float" office:value="31.15" calcext:value-type="float">
            <text:p>31.15</text:p>
          </table:table-cell>
          <table:table-cell table:formula="of:=ABS(100*[.H274]/[.$G$3])" office:value-type="float" office:value="11.9382964453387" calcext:value-type="float">
            <text:p>11.938296445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.138" calcext:value-type="float">
            <text:p>145.138</text:p>
          </table:table-cell>
          <table:table-cell office:value-type="float" office:value="86.6306" calcext:value-type="float">
            <text:p>86.6306</text:p>
          </table:table-cell>
          <table:table-cell office:value-type="float" office:value="229.775" calcext:value-type="float">
            <text:p>229.7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75]" office:value-type="float" office:value="31.15" calcext:value-type="float">
            <text:p>31.15</text:p>
          </table:table-cell>
          <table:table-cell table:formula="of:=ABS(100*[.H275]/[.$G$3])" office:value-type="float" office:value="11.9382964453387" calcext:value-type="float">
            <text:p>11.938296445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7.52" calcext:value-type="float">
            <text:p>167.52</text:p>
          </table:table-cell>
          <table:table-cell office:value-type="float" office:value="86.8856" calcext:value-type="float">
            <text:p>86.8856</text:p>
          </table:table-cell>
          <table:table-cell office:value-type="float" office:value="229.778" calcext:value-type="float">
            <text:p>229.7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76]" office:value-type="float" office:value="31.147" calcext:value-type="float">
            <text:p>31.147</text:p>
          </table:table-cell>
          <table:table-cell table:formula="of:=ABS(100*[.H276]/[.$G$3])" office:value-type="float" office:value="11.9371466896618" calcext:value-type="float">
            <text:p>11.93714668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4.001" calcext:value-type="float">
            <text:p>134.001</text:p>
          </table:table-cell>
          <table:table-cell office:value-type="float" office:value="87.2392" calcext:value-type="float">
            <text:p>87.2392</text:p>
          </table:table-cell>
          <table:table-cell office:value-type="float" office:value="229.778" calcext:value-type="float">
            <text:p>229.7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77]" office:value-type="float" office:value="31.147" calcext:value-type="float">
            <text:p>31.147</text:p>
          </table:table-cell>
          <table:table-cell table:formula="of:=ABS(100*[.H277]/[.$G$3])" office:value-type="float" office:value="11.9371466896618" calcext:value-type="float">
            <text:p>11.93714668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5.578" calcext:value-type="float">
            <text:p>125.578</text:p>
          </table:table-cell>
          <table:table-cell office:value-type="float" office:value="87.4941" calcext:value-type="float">
            <text:p>87.4941</text:p>
          </table:table-cell>
          <table:table-cell office:value-type="float" office:value="229.778" calcext:value-type="float">
            <text:p>229.7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78]" office:value-type="float" office:value="31.147" calcext:value-type="float">
            <text:p>31.147</text:p>
          </table:table-cell>
          <table:table-cell table:formula="of:=ABS(100*[.H278]/[.$G$3])" office:value-type="float" office:value="11.9371466896618" calcext:value-type="float">
            <text:p>11.937146689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2.949" calcext:value-type="float">
            <text:p>142.949</text:p>
          </table:table-cell>
          <table:table-cell office:value-type="float" office:value="87.7077" calcext:value-type="float">
            <text:p>87.7077</text:p>
          </table:table-cell>
          <table:table-cell office:value-type="float" office:value="229.78" calcext:value-type="float">
            <text:p>229.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79]" office:value-type="float" office:value="31.145" calcext:value-type="float">
            <text:p>31.145</text:p>
          </table:table-cell>
          <table:table-cell table:formula="of:=ABS(100*[.H279]/[.$G$3])" office:value-type="float" office:value="11.9363801858772" calcext:value-type="float">
            <text:p>11.93638018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9.818" calcext:value-type="float">
            <text:p>129.818</text:p>
          </table:table-cell>
          <table:table-cell office:value-type="float" office:value="87.9382" calcext:value-type="float">
            <text:p>87.9382</text:p>
          </table:table-cell>
          <table:table-cell office:value-type="float" office:value="229.78" calcext:value-type="float">
            <text:p>229.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280]" office:value-type="float" office:value="31.145" calcext:value-type="float">
            <text:p>31.145</text:p>
          </table:table-cell>
          <table:table-cell table:formula="of:=ABS(100*[.H280]/[.$G$3])" office:value-type="float" office:value="11.9363801858772" calcext:value-type="float">
            <text:p>11.93638018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6.929" calcext:value-type="float">
            <text:p>136.929</text:p>
          </table:table-cell>
          <table:table-cell office:value-type="float" office:value="87.9382" calcext:value-type="float">
            <text:p>87.9382</text:p>
          </table:table-cell>
          <table:table-cell office:value-type="float" office:value="229.783" calcext:value-type="float">
            <text:p>229.7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281]" office:value-type="float" office:value="31.142" calcext:value-type="float">
            <text:p>31.142</text:p>
          </table:table-cell>
          <table:table-cell table:formula="of:=ABS(100*[.H281]/[.$G$3])" office:value-type="float" office:value="11.9352304302003" calcext:value-type="float">
            <text:p>11.93523043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6.173" calcext:value-type="float">
            <text:p>126.173</text:p>
          </table:table-cell>
          <table:table-cell office:value-type="float" office:value="88.5245" calcext:value-type="float">
            <text:p>88.5245</text:p>
          </table:table-cell>
          <table:table-cell office:value-type="float" office:value="229.775" calcext:value-type="float">
            <text:p>229.7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82]" office:value-type="float" office:value="31.15" calcext:value-type="float">
            <text:p>31.15</text:p>
          </table:table-cell>
          <table:table-cell table:formula="of:=ABS(100*[.H282]/[.$G$3])" office:value-type="float" office:value="11.9382964453387" calcext:value-type="float">
            <text:p>11.93829644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9.927" calcext:value-type="float">
            <text:p>149.927</text:p>
          </table:table-cell>
          <table:table-cell office:value-type="float" office:value="88.5245" calcext:value-type="float">
            <text:p>88.5245</text:p>
          </table:table-cell>
          <table:table-cell office:value-type="float" office:value="229.775" calcext:value-type="float">
            <text:p>229.7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83]" office:value-type="float" office:value="31.15" calcext:value-type="float">
            <text:p>31.15</text:p>
          </table:table-cell>
          <table:table-cell table:formula="of:=ABS(100*[.H283]/[.$G$3])" office:value-type="float" office:value="11.9382964453387" calcext:value-type="float">
            <text:p>11.938296445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4.327" calcext:value-type="float">
            <text:p>124.327</text:p>
          </table:table-cell>
          <table:table-cell office:value-type="float" office:value="89.3127" calcext:value-type="float">
            <text:p>89.3127</text:p>
          </table:table-cell>
          <table:table-cell office:value-type="float" office:value="229.778" calcext:value-type="float">
            <text:p>229.77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84]" office:value-type="float" office:value="31.147" calcext:value-type="float">
            <text:p>31.147</text:p>
          </table:table-cell>
          <table:table-cell table:formula="of:=ABS(100*[.H284]/[.$G$3])" office:value-type="float" office:value="11.9371466896618" calcext:value-type="float">
            <text:p>11.937146689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3.168" calcext:value-type="float">
            <text:p>143.168</text:p>
          </table:table-cell>
          <table:table-cell office:value-type="float" office:value="89.5126" calcext:value-type="float">
            <text:p>89.5126</text:p>
          </table:table-cell>
          <table:table-cell office:value-type="float" office:value="229.778" calcext:value-type="float">
            <text:p>229.77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85]" office:value-type="float" office:value="31.147" calcext:value-type="float">
            <text:p>31.147</text:p>
          </table:table-cell>
          <table:table-cell table:formula="of:=ABS(100*[.H285]/[.$G$3])" office:value-type="float" office:value="11.9371466896618" calcext:value-type="float">
            <text:p>11.93714668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3.072" calcext:value-type="float">
            <text:p>123.072</text:p>
          </table:table-cell>
          <table:table-cell office:value-type="float" office:value="89.9127" calcext:value-type="float">
            <text:p>89.9127</text:p>
          </table:table-cell>
          <table:table-cell office:value-type="float" office:value="229.783" calcext:value-type="float">
            <text:p>229.7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86]" office:value-type="float" office:value="31.142" calcext:value-type="float">
            <text:p>31.142</text:p>
          </table:table-cell>
          <table:table-cell table:formula="of:=ABS(100*[.H286]/[.$G$3])" office:value-type="float" office:value="11.9352304302003" calcext:value-type="float">
            <text:p>11.935230430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5.229" calcext:value-type="float">
            <text:p>125.229</text:p>
          </table:table-cell>
          <table:table-cell office:value-type="float" office:value="90.3127" calcext:value-type="float">
            <text:p>90.3127</text:p>
          </table:table-cell>
          <table:table-cell office:value-type="float" office:value="229.785" calcext:value-type="float">
            <text:p>229.7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87]" office:value-type="float" office:value="31.14" calcext:value-type="float">
            <text:p>31.14</text:p>
          </table:table-cell>
          <table:table-cell table:formula="of:=ABS(100*[.H287]/[.$G$3])" office:value-type="float" office:value="11.9344639264156" calcext:value-type="float">
            <text:p>11.934463926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7.148" calcext:value-type="float">
            <text:p>137.148</text:p>
          </table:table-cell>
          <table:table-cell office:value-type="float" office:value="90.7877" calcext:value-type="float">
            <text:p>90.7877</text:p>
          </table:table-cell>
          <table:table-cell office:value-type="float" office:value="229.785" calcext:value-type="float">
            <text:p>229.7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88]" office:value-type="float" office:value="31.14" calcext:value-type="float">
            <text:p>31.14</text:p>
          </table:table-cell>
          <table:table-cell table:formula="of:=ABS(100*[.H288]/[.$G$3])" office:value-type="float" office:value="11.9344639264156" calcext:value-type="float">
            <text:p>11.934463926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9.863" calcext:value-type="float">
            <text:p>179.863</text:p>
          </table:table-cell>
          <table:table-cell office:value-type="float" office:value="91.1627" calcext:value-type="float">
            <text:p>91.1627</text:p>
          </table:table-cell>
          <table:table-cell office:value-type="float" office:value="229.783" calcext:value-type="float">
            <text:p>229.7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89]" office:value-type="float" office:value="31.142" calcext:value-type="float">
            <text:p>31.142</text:p>
          </table:table-cell>
          <table:table-cell table:formula="of:=ABS(100*[.H289]/[.$G$3])" office:value-type="float" office:value="11.9352304302003" calcext:value-type="float">
            <text:p>11.935230430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86.823" calcext:value-type="float">
            <text:p>186.823</text:p>
          </table:table-cell>
          <table:table-cell office:value-type="float" office:value="91.4627" calcext:value-type="float">
            <text:p>91.4627</text:p>
          </table:table-cell>
          <table:table-cell office:value-type="float" office:value="229.785" calcext:value-type="float">
            <text:p>229.7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90]" office:value-type="float" office:value="31.14" calcext:value-type="float">
            <text:p>31.14</text:p>
          </table:table-cell>
          <table:table-cell table:formula="of:=ABS(100*[.H290]/[.$G$3])" office:value-type="float" office:value="11.9344639264156" calcext:value-type="float">
            <text:p>11.93446392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6.282" calcext:value-type="float">
            <text:p>146.282</text:p>
          </table:table-cell>
          <table:table-cell office:value-type="float" office:value="91.7477" calcext:value-type="float">
            <text:p>91.7477</text:p>
          </table:table-cell>
          <table:table-cell office:value-type="float" office:value="229.785" calcext:value-type="float">
            <text:p>229.7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91]" office:value-type="float" office:value="31.14" calcext:value-type="float">
            <text:p>31.14</text:p>
          </table:table-cell>
          <table:table-cell table:formula="of:=ABS(100*[.H291]/[.$G$3])" office:value-type="float" office:value="11.9344639264156" calcext:value-type="float">
            <text:p>11.93446392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3.174" calcext:value-type="float">
            <text:p>133.174</text:p>
          </table:table-cell>
          <table:table-cell office:value-type="float" office:value="92.0477" calcext:value-type="float">
            <text:p>92.0477</text:p>
          </table:table-cell>
          <table:table-cell office:value-type="float" office:value="229.755" calcext:value-type="float">
            <text:p>229.7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92]" office:value-type="float" office:value="31.17" calcext:value-type="float">
            <text:p>31.17</text:p>
          </table:table-cell>
          <table:table-cell table:formula="of:=ABS(100*[.H292]/[.$G$3])" office:value-type="float" office:value="11.9459614831848" calcext:value-type="float">
            <text:p>11.94596148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1.164" calcext:value-type="float">
            <text:p>131.164</text:p>
          </table:table-cell>
          <table:table-cell office:value-type="float" office:value="92.4756" calcext:value-type="float">
            <text:p>92.4756</text:p>
          </table:table-cell>
          <table:table-cell office:value-type="float" office:value="230.253" calcext:value-type="float">
            <text:p>230.2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93]" office:value-type="float" office:value="30.672" calcext:value-type="float">
            <text:p>30.672</text:p>
          </table:table-cell>
          <table:table-cell table:formula="of:=ABS(100*[.H293]/[.$G$3])" office:value-type="float" office:value="11.7551020408163" calcext:value-type="float">
            <text:p>11.755102040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0.387" calcext:value-type="float">
            <text:p>140.387</text:p>
          </table:table-cell>
          <table:table-cell office:value-type="float" office:value="92.7808" calcext:value-type="float">
            <text:p>92.7808</text:p>
          </table:table-cell>
          <table:table-cell office:value-type="float" office:value="231.165" calcext:value-type="float">
            <text:p>231.1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94]" office:value-type="float" office:value="29.76" calcext:value-type="float">
            <text:p>29.76</text:p>
          </table:table-cell>
          <table:table-cell table:formula="of:=ABS(100*[.H294]/[.$G$3])" office:value-type="float" office:value="11.4055763150331" calcext:value-type="float">
            <text:p>11.4055763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83.96" calcext:value-type="float">
            <text:p>183.96</text:p>
          </table:table-cell>
          <table:table-cell office:value-type="float" office:value="93.0308" calcext:value-type="float">
            <text:p>93.0308</text:p>
          </table:table-cell>
          <table:table-cell office:value-type="float" office:value="231.975" calcext:value-type="float">
            <text:p>231.9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95]" office:value-type="float" office:value="28.95" calcext:value-type="float">
            <text:p>28.95</text:p>
          </table:table-cell>
          <table:table-cell table:formula="of:=ABS(100*[.H295]/[.$G$3])" office:value-type="float" office:value="11.095142282265" calcext:value-type="float">
            <text:p>11.095142282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68.255" calcext:value-type="float">
            <text:p>168.255</text:p>
          </table:table-cell>
          <table:table-cell office:value-type="float" office:value="93.3308" calcext:value-type="float">
            <text:p>93.3308</text:p>
          </table:table-cell>
          <table:table-cell office:value-type="float" office:value="233.68" calcext:value-type="float">
            <text:p>233.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96]" office:value-type="float" office:value="27.245" calcext:value-type="float">
            <text:p>27.245</text:p>
          </table:table-cell>
          <table:table-cell table:formula="of:=ABS(100*[.H296]/[.$G$3])" office:value-type="float" office:value="10.4416978058829" calcext:value-type="float">
            <text:p>10.44169780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1.043" calcext:value-type="float">
            <text:p>131.043</text:p>
          </table:table-cell>
          <table:table-cell office:value-type="float" office:value="93.7058" calcext:value-type="float">
            <text:p>93.7058</text:p>
          </table:table-cell>
          <table:table-cell office:value-type="float" office:value="235.753" calcext:value-type="float">
            <text:p>235.7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97]" office:value-type="float" office:value="25.172" calcext:value-type="float">
            <text:p>25.172</text:p>
          </table:table-cell>
          <table:table-cell table:formula="of:=ABS(100*[.H297]/[.$G$3])" office:value-type="float" office:value="9.64721663313214" calcext:value-type="float">
            <text:p>9.647216633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0.148" calcext:value-type="float">
            <text:p>120.148</text:p>
          </table:table-cell>
          <table:table-cell office:value-type="float" office:value="93.9853" calcext:value-type="float">
            <text:p>93.9853</text:p>
          </table:table-cell>
          <table:table-cell office:value-type="float" office:value="237.128" calcext:value-type="float">
            <text:p>237.1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98]" office:value-type="float" office:value="23.797" calcext:value-type="float">
            <text:p>23.797</text:p>
          </table:table-cell>
          <table:table-cell table:formula="of:=ABS(100*[.H298]/[.$G$3])" office:value-type="float" office:value="9.12024528121109" calcext:value-type="float">
            <text:p>9.12024528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5.957" calcext:value-type="float">
            <text:p>135.957</text:p>
          </table:table-cell>
          <table:table-cell office:value-type="float" office:value="94.3015" calcext:value-type="float">
            <text:p>94.3015</text:p>
          </table:table-cell>
          <table:table-cell office:value-type="float" office:value="246.25" calcext:value-type="float">
            <text:p>246.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99]" office:value-type="float" office:value="14.675" calcext:value-type="float">
            <text:p>14.675</text:p>
          </table:table-cell>
          <table:table-cell table:formula="of:=ABS(100*[.H299]/[.$G$3])" office:value-type="float" office:value="5.62422151959376" calcext:value-type="float">
            <text:p>5.62422151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0.22" calcext:value-type="float">
            <text:p>130.22</text:p>
          </table:table-cell>
          <table:table-cell office:value-type="float" office:value="94.7265" calcext:value-type="float">
            <text:p>94.7265</text:p>
          </table:table-cell>
          <table:table-cell office:value-type="float" office:value="251.683" calcext:value-type="float">
            <text:p>251.6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00]" office:value-type="float" office:value="9.24200000000002" calcext:value-type="float">
            <text:p>9.242</text:p>
          </table:table-cell>
          <table:table-cell table:formula="of:=ABS(100*[.H300]/[.$G$3])" office:value-type="float" office:value="3.54201398869408" calcext:value-type="float">
            <text:p>3.542013988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7.15" calcext:value-type="float">
            <text:p>137.15</text:p>
          </table:table-cell>
          <table:table-cell office:value-type="float" office:value="95.0358" calcext:value-type="float">
            <text:p>95.0358</text:p>
          </table:table-cell>
          <table:table-cell office:value-type="float" office:value="253.855" calcext:value-type="float">
            <text:p>253.8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01]" office:value-type="float" office:value="7.07000000000002" calcext:value-type="float">
            <text:p>7.07</text:p>
          </table:table-cell>
          <table:table-cell table:formula="of:=ABS(100*[.H301]/[.$G$3])" office:value-type="float" office:value="2.70959087860497" calcext:value-type="float">
            <text:p>2.70959087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7.189" calcext:value-type="float">
            <text:p>127.189</text:p>
          </table:table-cell>
          <table:table-cell office:value-type="float" office:value="95.3858" calcext:value-type="float">
            <text:p>95.3858</text:p>
          </table:table-cell>
          <table:table-cell office:value-type="float" office:value="254.258" calcext:value-type="float">
            <text:p>254.25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02]" office:value-type="float" office:value="6.667" calcext:value-type="float">
            <text:p>6.667</text:p>
          </table:table-cell>
          <table:table-cell table:formula="of:=ABS(100*[.H302]/[.$G$3])" office:value-type="float" office:value="2.55514036600556" calcext:value-type="float">
            <text:p>2.555140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8.383" calcext:value-type="float">
            <text:p>138.383</text:p>
          </table:table-cell>
          <table:table-cell office:value-type="float" office:value="95.6899" calcext:value-type="float">
            <text:p>95.6899</text:p>
          </table:table-cell>
          <table:table-cell office:value-type="float" office:value="254.718" calcext:value-type="float">
            <text:p>254.7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03]" office:value-type="float" office:value="6.20700000000002" calcext:value-type="float">
            <text:p>6.207</text:p>
          </table:table-cell>
          <table:table-cell table:formula="of:=ABS(100*[.H303]/[.$G$3])" office:value-type="float" office:value="2.37884449554471" calcext:value-type="float">
            <text:p>2.378844495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3.848" calcext:value-type="float">
            <text:p>133.848</text:p>
          </table:table-cell>
          <table:table-cell office:value-type="float" office:value="95.975" calcext:value-type="float">
            <text:p>95.975</text:p>
          </table:table-cell>
          <table:table-cell office:value-type="float" office:value="255.315" calcext:value-type="float">
            <text:p>255.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04]" office:value-type="float" office:value="5.61000000000001" calcext:value-type="float">
            <text:p>5.61</text:p>
          </table:table-cell>
          <table:table-cell table:formula="of:=ABS(100*[.H304]/[.$G$3])" office:value-type="float" office:value="2.15004311583789" calcext:value-type="float">
            <text:p>2.150043115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5.547" calcext:value-type="float">
            <text:p>135.547</text:p>
          </table:table-cell>
          <table:table-cell office:value-type="float" office:value="96.3113" calcext:value-type="float">
            <text:p>96.3113</text:p>
          </table:table-cell>
          <table:table-cell office:value-type="float" office:value="255.75" calcext:value-type="float">
            <text:p>255.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05]" office:value-type="float" office:value="5.17500000000001" calcext:value-type="float">
            <text:p>5.175</text:p>
          </table:table-cell>
          <table:table-cell table:formula="of:=ABS(100*[.H305]/[.$G$3])" office:value-type="float" office:value="1.98332854268468" calcext:value-type="float">
            <text:p>1.98332854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4.023" calcext:value-type="float">
            <text:p>124.023</text:p>
          </table:table-cell>
          <table:table-cell office:value-type="float" office:value="96.6692" calcext:value-type="float">
            <text:p>96.6692</text:p>
          </table:table-cell>
          <table:table-cell office:value-type="float" office:value="256.83" calcext:value-type="float">
            <text:p>256.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06]" office:value-type="float" office:value="4.09500000000003" calcext:value-type="float">
            <text:p>4.095</text:p>
          </table:table-cell>
          <table:table-cell table:formula="of:=ABS(100*[.H306]/[.$G$3])" office:value-type="float" office:value="1.56941649899397" calcext:value-type="float">
            <text:p>1.5694164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8.828" calcext:value-type="float">
            <text:p>128.828</text:p>
          </table:table-cell>
          <table:table-cell office:value-type="float" office:value="96.9192" calcext:value-type="float">
            <text:p>96.9192</text:p>
          </table:table-cell>
          <table:table-cell office:value-type="float" office:value="256.695" calcext:value-type="float">
            <text:p>256.6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07]" office:value-type="float" office:value="4.23000000000002" calcext:value-type="float">
            <text:p>4.23</text:p>
          </table:table-cell>
          <table:table-cell table:formula="of:=ABS(100*[.H307]/[.$G$3])" office:value-type="float" office:value="1.62115550445531" calcext:value-type="float">
            <text:p>1.621155504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0.585" calcext:value-type="float">
            <text:p>140.585</text:p>
          </table:table-cell>
          <table:table-cell office:value-type="float" office:value="97.2692" calcext:value-type="float">
            <text:p>97.2692</text:p>
          </table:table-cell>
          <table:table-cell office:value-type="float" office:value="257.648" calcext:value-type="float">
            <text:p>257.64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08]" office:value-type="float" office:value="3.27699999999999" calcext:value-type="float">
            <text:p>3.277</text:p>
          </table:table-cell>
          <table:table-cell table:formula="of:=ABS(100*[.H308]/[.$G$3])" office:value-type="float" office:value="1.25591645108747" calcext:value-type="float">
            <text:p>1.25591645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3.069" calcext:value-type="float">
            <text:p>133.069</text:p>
          </table:table-cell>
          <table:table-cell office:value-type="float" office:value="97.5192" calcext:value-type="float">
            <text:p>97.5192</text:p>
          </table:table-cell>
          <table:table-cell office:value-type="float" office:value="257.558" calcext:value-type="float">
            <text:p>257.55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09]" office:value-type="float" office:value="3.36700000000002" calcext:value-type="float">
            <text:p>3.367</text:p>
          </table:table-cell>
          <table:table-cell table:formula="of:=ABS(100*[.H309]/[.$G$3])" office:value-type="float" office:value="1.29040912139504" calcext:value-type="float">
            <text:p>1.29040912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2.628" calcext:value-type="float">
            <text:p>142.628</text:p>
          </table:table-cell>
          <table:table-cell office:value-type="float" office:value="97.7942" calcext:value-type="float">
            <text:p>97.7942</text:p>
          </table:table-cell>
          <table:table-cell office:value-type="float" office:value="258.318" calcext:value-type="float">
            <text:p>258.3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10]" office:value-type="float" office:value="2.60700000000003" calcext:value-type="float">
            <text:p>2.607</text:p>
          </table:table-cell>
          <table:table-cell table:formula="of:=ABS(100*[.H310]/[.$G$3])" office:value-type="float" office:value="0.999137683242322" calcext:value-type="float">
            <text:p>0.99913768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9.335" calcext:value-type="float">
            <text:p>139.335</text:p>
          </table:table-cell>
          <table:table-cell office:value-type="float" office:value="98.1942" calcext:value-type="float">
            <text:p>98.1942</text:p>
          </table:table-cell>
          <table:table-cell office:value-type="float" office:value="258.275" calcext:value-type="float">
            <text:p>258.2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11]" office:value-type="float" office:value="2.65000000000003" calcext:value-type="float">
            <text:p>2.65</text:p>
          </table:table-cell>
          <table:table-cell table:formula="of:=ABS(100*[.H311]/[.$G$3])" office:value-type="float" office:value="1.01561751461149" calcext:value-type="float">
            <text:p>1.01561751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9.726" calcext:value-type="float">
            <text:p>159.726</text:p>
          </table:table-cell>
          <table:table-cell office:value-type="float" office:value="98.1942" calcext:value-type="float">
            <text:p>98.1942</text:p>
          </table:table-cell>
          <table:table-cell office:value-type="float" office:value="259.153" calcext:value-type="float">
            <text:p>259.1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12]" office:value-type="float" office:value="1.77199999999999" calcext:value-type="float">
            <text:p>1.772</text:p>
          </table:table-cell>
          <table:table-cell table:formula="of:=ABS(100*[.H312]/[.$G$3])" office:value-type="float" office:value="0.679122353166615" calcext:value-type="float">
            <text:p>0.67912235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1.595" calcext:value-type="float">
            <text:p>121.595</text:p>
          </table:table-cell>
          <table:table-cell office:value-type="float" office:value="98.7806" calcext:value-type="float">
            <text:p>98.7806</text:p>
          </table:table-cell>
          <table:table-cell office:value-type="float" office:value="259.595" calcext:value-type="float">
            <text:p>259.5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13]" office:value-type="float" office:value="1.32999999999998" calcext:value-type="float">
            <text:p>1.33</text:p>
          </table:table-cell>
          <table:table-cell table:formula="of:=ABS(100*[.H313]/[.$G$3])" office:value-type="float" office:value="0.509725016767264" calcext:value-type="float">
            <text:p>0.50972501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3.342" calcext:value-type="float">
            <text:p>113.342</text:p>
          </table:table-cell>
          <table:table-cell office:value-type="float" office:value="99.0806" calcext:value-type="float">
            <text:p>99.0806</text:p>
          </table:table-cell>
          <table:table-cell office:value-type="float" office:value="259.573" calcext:value-type="float">
            <text:p>259.5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14]" office:value-type="float" office:value="1.35200000000003" calcext:value-type="float">
            <text:p>1.352</text:p>
          </table:table-cell>
          <table:table-cell table:formula="of:=ABS(100*[.H314]/[.$G$3])" office:value-type="float" office:value="0.518156558398019" calcext:value-type="float">
            <text:p>0.518156558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7.626" calcext:value-type="float">
            <text:p>127.626</text:p>
          </table:table-cell>
          <table:table-cell office:value-type="float" office:value="99.4056" calcext:value-type="float">
            <text:p>99.4056</text:p>
          </table:table-cell>
          <table:table-cell office:value-type="float" office:value="260.153" calcext:value-type="float">
            <text:p>260.1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15]" office:value-type="float" office:value="0.771999999999991" calcext:value-type="float">
            <text:p>0.772</text:p>
          </table:table-cell>
          <table:table-cell table:formula="of:=ABS(100*[.H315]/[.$G$3])" office:value-type="float" office:value="0.295870460860397" calcext:value-type="float">
            <text:p>0.295870460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1.884" calcext:value-type="float">
            <text:p>151.884</text:p>
          </table:table-cell>
          <table:table-cell office:value-type="float" office:value="99.6806" calcext:value-type="float">
            <text:p>99.6806</text:p>
          </table:table-cell>
          <table:table-cell office:value-type="float" office:value="260.153" calcext:value-type="float">
            <text:p>260.1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16]" office:value-type="float" office:value="0.771999999999991" calcext:value-type="float">
            <text:p>0.772</text:p>
          </table:table-cell>
          <table:table-cell table:formula="of:=ABS(100*[.H316]/[.$G$3])" office:value-type="float" office:value="0.295870460860397" calcext:value-type="float">
            <text:p>0.29587046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2.798" calcext:value-type="float">
            <text:p>192.798</text:p>
          </table:table-cell>
          <table:table-cell office:value-type="float" office:value="100.006" calcext:value-type="float">
            <text:p>100.006</text:p>
          </table:table-cell>
          <table:table-cell office:value-type="float" office:value="260.57" calcext:value-type="float">
            <text:p>260.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17]" office:value-type="float" office:value="0.355000000000018" calcext:value-type="float">
            <text:p>0.355</text:p>
          </table:table-cell>
          <table:table-cell table:formula="of:=ABS(100*[.H317]/[.$G$3])" office:value-type="float" office:value="0.136054421768714" calcext:value-type="float">
            <text:p>0.13605442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.349" calcext:value-type="float">
            <text:p>121.349</text:p>
          </table:table-cell>
          <table:table-cell office:value-type="float" office:value="100.281" calcext:value-type="float">
            <text:p>100.281</text:p>
          </table:table-cell>
          <table:table-cell office:value-type="float" office:value="260.57" calcext:value-type="float">
            <text:p>260.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18]" office:value-type="float" office:value="0.355000000000018" calcext:value-type="float">
            <text:p>0.355</text:p>
          </table:table-cell>
          <table:table-cell table:formula="of:=ABS(100*[.H318]/[.$G$3])" office:value-type="float" office:value="0.136054421768714" calcext:value-type="float">
            <text:p>0.13605442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2.888" calcext:value-type="float">
            <text:p>122.888</text:p>
          </table:table-cell>
          <table:table-cell office:value-type="float" office:value="100.433" calcext:value-type="float">
            <text:p>100.433</text:p>
          </table:table-cell>
          <table:table-cell office:value-type="float" office:value="260.57" calcext:value-type="float">
            <text:p>260.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19]" office:value-type="float" office:value="0.355000000000018" calcext:value-type="float">
            <text:p>0.355</text:p>
          </table:table-cell>
          <table:table-cell table:formula="of:=ABS(100*[.H319]/[.$G$3])" office:value-type="float" office:value="0.136054421768714" calcext:value-type="float">
            <text:p>0.13605442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9.998" calcext:value-type="float">
            <text:p>129.998</text:p>
          </table:table-cell>
          <table:table-cell office:value-type="float" office:value="100.458" calcext:value-type="float">
            <text:p>100.458</text:p>
          </table:table-cell>
          <table:table-cell office:value-type="float" office:value="260.57" calcext:value-type="float">
            <text:p>260.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320]" office:value-type="float" office:value="0.355000000000018" calcext:value-type="float">
            <text:p>0.355</text:p>
          </table:table-cell>
          <table:table-cell table:formula="of:=ABS(100*[.H320]/[.$G$3])" office:value-type="float" office:value="0.136054421768714" calcext:value-type="float">
            <text:p>0.13605442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.614" calcext:value-type="float">
            <text:p>145.614</text:p>
          </table:table-cell>
          <table:table-cell office:value-type="float" office:value="100.458" calcext:value-type="float">
            <text:p>100.458</text:p>
          </table:table-cell>
          <table:table-cell office:value-type="float" office:value="261.405" calcext:value-type="float">
            <text:p>261.4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21]" office:value-type="float" office:value="-0.479999999999961" calcext:value-type="float">
            <text:p>-0.48</text:p>
          </table:table-cell>
          <table:table-cell table:formula="of:=ABS(100*[.H321]/[.$G$3])" office:value-type="float" office:value="0.18396090830697" calcext:value-type="float">
            <text:p>0.183960908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2.734" calcext:value-type="float">
            <text:p>122.734</text:p>
          </table:table-cell>
          <table:table-cell office:value-type="float" office:value="101.008" calcext:value-type="float">
            <text:p>101.008</text:p>
          </table:table-cell>
          <table:table-cell office:value-type="float" office:value="261.815" calcext:value-type="float">
            <text:p>261.8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22]" office:value-type="float" office:value="-0.889999999999986" calcext:value-type="float">
            <text:p>-0.89</text:p>
          </table:table-cell>
          <table:table-cell table:formula="of:=ABS(100*[.H322]/[.$G$3])" office:value-type="float" office:value="0.341094184152529" calcext:value-type="float">
            <text:p>0.341094184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5.729" calcext:value-type="float">
            <text:p>115.729</text:p>
          </table:table-cell>
          <table:table-cell office:value-type="float" office:value="101.333" calcext:value-type="float">
            <text:p>101.333</text:p>
          </table:table-cell>
          <table:table-cell office:value-type="float" office:value="261.815" calcext:value-type="float">
            <text:p>261.8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23]" office:value-type="float" office:value="-0.889999999999986" calcext:value-type="float">
            <text:p>-0.89</text:p>
          </table:table-cell>
          <table:table-cell table:formula="of:=ABS(100*[.H323]/[.$G$3])" office:value-type="float" office:value="0.341094184152529" calcext:value-type="float">
            <text:p>0.341094184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4.671" calcext:value-type="float">
            <text:p>124.671</text:p>
          </table:table-cell>
          <table:table-cell office:value-type="float" office:value="101.633" calcext:value-type="float">
            <text:p>101.633</text:p>
          </table:table-cell>
          <table:table-cell office:value-type="float" office:value="261.815" calcext:value-type="float">
            <text:p>261.8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24]" office:value-type="float" office:value="-0.889999999999986" calcext:value-type="float">
            <text:p>-0.89</text:p>
          </table:table-cell>
          <table:table-cell table:formula="of:=ABS(100*[.H324]/[.$G$3])" office:value-type="float" office:value="0.341094184152529" calcext:value-type="float">
            <text:p>0.341094184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1.293" calcext:value-type="float">
            <text:p>121.293</text:p>
          </table:table-cell>
          <table:table-cell office:value-type="float" office:value="101.983" calcext:value-type="float">
            <text:p>101.983</text:p>
          </table:table-cell>
          <table:table-cell office:value-type="float" office:value="261.815" calcext:value-type="float">
            <text:p>261.8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25]" office:value-type="float" office:value="-0.889999999999986" calcext:value-type="float">
            <text:p>-0.89</text:p>
          </table:table-cell>
          <table:table-cell table:formula="of:=ABS(100*[.H325]/[.$G$3])" office:value-type="float" office:value="0.341094184152529" calcext:value-type="float">
            <text:p>0.34109418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4.001" calcext:value-type="float">
            <text:p>124.001</text:p>
          </table:table-cell>
          <table:table-cell office:value-type="float" office:value="102.284" calcext:value-type="float">
            <text:p>102.284</text:p>
          </table:table-cell>
          <table:table-cell office:value-type="float" office:value="261.815" calcext:value-type="float">
            <text:p>261.8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26]" office:value-type="float" office:value="-0.889999999999986" calcext:value-type="float">
            <text:p>-0.89</text:p>
          </table:table-cell>
          <table:table-cell table:formula="of:=ABS(100*[.H326]/[.$G$3])" office:value-type="float" office:value="0.341094184152529" calcext:value-type="float">
            <text:p>0.34109418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9.681" calcext:value-type="float">
            <text:p>139.681</text:p>
          </table:table-cell>
          <table:table-cell office:value-type="float" office:value="102.684" calcext:value-type="float">
            <text:p>102.684</text:p>
          </table:table-cell>
          <table:table-cell office:value-type="float" office:value="262.168" calcext:value-type="float">
            <text:p>262.1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27]" office:value-type="float" office:value="-1.243" calcext:value-type="float">
            <text:p>-1.243</text:p>
          </table:table-cell>
          <table:table-cell table:formula="of:=ABS(100*[.H327]/[.$G$3])" office:value-type="float" office:value="0.476382102136627" calcext:value-type="float">
            <text:p>0.47638210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8.137" calcext:value-type="float">
            <text:p>118.137</text:p>
          </table:table-cell>
          <table:table-cell office:value-type="float" office:value="102.967" calcext:value-type="float">
            <text:p>102.967</text:p>
          </table:table-cell>
          <table:table-cell office:value-type="float" office:value="262.165" calcext:value-type="float">
            <text:p>262.1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28]" office:value-type="float" office:value="-1.24000000000001" calcext:value-type="float">
            <text:p>-1.24</text:p>
          </table:table-cell>
          <table:table-cell table:formula="of:=ABS(100*[.H328]/[.$G$3])" office:value-type="float" office:value="0.475232346459714" calcext:value-type="float">
            <text:p>0.475232346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4.416" calcext:value-type="float">
            <text:p>114.416</text:p>
          </table:table-cell>
          <table:table-cell office:value-type="float" office:value="103.32" calcext:value-type="float">
            <text:p>103.32</text:p>
          </table:table-cell>
          <table:table-cell office:value-type="float" office:value="262.163" calcext:value-type="float">
            <text:p>262.16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29]" office:value-type="float" office:value="-1.238" calcext:value-type="float">
            <text:p>-1.238</text:p>
          </table:table-cell>
          <table:table-cell table:formula="of:=ABS(100*[.H329]/[.$G$3])" office:value-type="float" office:value="0.474465842675098" calcext:value-type="float">
            <text:p>0.47446584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3.006" calcext:value-type="float">
            <text:p>143.006</text:p>
          </table:table-cell>
          <table:table-cell office:value-type="float" office:value="103.472" calcext:value-type="float">
            <text:p>103.472</text:p>
          </table:table-cell>
          <table:table-cell office:value-type="float" office:value="262.163" calcext:value-type="float">
            <text:p>262.16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30]" office:value-type="float" office:value="-1.238" calcext:value-type="float">
            <text:p>-1.238</text:p>
          </table:table-cell>
          <table:table-cell table:formula="of:=ABS(100*[.H330]/[.$G$3])" office:value-type="float" office:value="0.474465842675098" calcext:value-type="float">
            <text:p>0.47446584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5.189" calcext:value-type="float">
            <text:p>115.189</text:p>
          </table:table-cell>
          <table:table-cell office:value-type="float" office:value="103.864" calcext:value-type="float">
            <text:p>103.864</text:p>
          </table:table-cell>
          <table:table-cell office:value-type="float" office:value="263.01" calcext:value-type="float">
            <text:p>263.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31]" office:value-type="float" office:value="-2.08499999999998" calcext:value-type="float">
            <text:p>-2.085</text:p>
          </table:table-cell>
          <table:table-cell table:formula="of:=ABS(100*[.H331]/[.$G$3])" office:value-type="float" office:value="0.799080195458457" calcext:value-type="float">
            <text:p>0.799080195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86.421" calcext:value-type="float">
            <text:p>186.421</text:p>
          </table:table-cell>
          <table:table-cell office:value-type="float" office:value="104.094" calcext:value-type="float">
            <text:p>104.094</text:p>
          </table:table-cell>
          <table:table-cell office:value-type="float" office:value="263.005" calcext:value-type="float">
            <text:p>263.0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32]" office:value-type="float" office:value="-2.07999999999998" calcext:value-type="float">
            <text:p>-2.08</text:p>
          </table:table-cell>
          <table:table-cell table:formula="of:=ABS(100*[.H332]/[.$G$3])" office:value-type="float" office:value="0.797163935996928" calcext:value-type="float">
            <text:p>0.79716393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3.078" calcext:value-type="float">
            <text:p>113.078</text:p>
          </table:table-cell>
          <table:table-cell office:value-type="float" office:value="104.444" calcext:value-type="float">
            <text:p>104.444</text:p>
          </table:table-cell>
          <table:table-cell office:value-type="float" office:value="263.378" calcext:value-type="float">
            <text:p>263.37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33]" office:value-type="float" office:value="-2.45299999999997" calcext:value-type="float">
            <text:p>-2.453</text:p>
          </table:table-cell>
          <table:table-cell table:formula="of:=ABS(100*[.H333]/[.$G$3])" office:value-type="float" office:value="0.940116891827144" calcext:value-type="float">
            <text:p>0.94011689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8.246" calcext:value-type="float">
            <text:p>128.246</text:p>
          </table:table-cell>
          <table:table-cell office:value-type="float" office:value="104.757" calcext:value-type="float">
            <text:p>104.757</text:p>
          </table:table-cell>
          <table:table-cell office:value-type="float" office:value="263.378" calcext:value-type="float">
            <text:p>263.37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34]" office:value-type="float" office:value="-2.45299999999997" calcext:value-type="float">
            <text:p>-2.453</text:p>
          </table:table-cell>
          <table:table-cell table:formula="of:=ABS(100*[.H334]/[.$G$3])" office:value-type="float" office:value="0.940116891827144" calcext:value-type="float">
            <text:p>0.94011689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8.508" calcext:value-type="float">
            <text:p>138.508</text:p>
          </table:table-cell>
          <table:table-cell office:value-type="float" office:value="104.757" calcext:value-type="float">
            <text:p>104.757</text:p>
          </table:table-cell>
          <table:table-cell office:value-type="float" office:value="263.378" calcext:value-type="float">
            <text:p>263.37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35]" office:value-type="float" office:value="-2.45299999999997" calcext:value-type="float">
            <text:p>-2.453</text:p>
          </table:table-cell>
          <table:table-cell table:formula="of:=ABS(100*[.H335]/[.$G$3])" office:value-type="float" office:value="0.940116891827144" calcext:value-type="float">
            <text:p>0.94011689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0.768" calcext:value-type="float">
            <text:p>120.768</text:p>
          </table:table-cell>
          <table:table-cell office:value-type="float" office:value="105.257" calcext:value-type="float">
            <text:p>105.257</text:p>
          </table:table-cell>
          <table:table-cell office:value-type="float" office:value="263.378" calcext:value-type="float">
            <text:p>263.37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36]" office:value-type="float" office:value="-2.45299999999997" calcext:value-type="float">
            <text:p>-2.453</text:p>
          </table:table-cell>
          <table:table-cell table:formula="of:=ABS(100*[.H336]/[.$G$3])" office:value-type="float" office:value="0.940116891827144" calcext:value-type="float">
            <text:p>0.94011689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105.607" calcext:value-type="float">
            <text:p>105.607</text:p>
          </table:table-cell>
          <table:table-cell office:value-type="float" office:value="263.378" calcext:value-type="float">
            <text:p>263.37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37]" office:value-type="float" office:value="-2.45299999999997" calcext:value-type="float">
            <text:p>-2.453</text:p>
          </table:table-cell>
          <table:table-cell table:formula="of:=ABS(100*[.H337]/[.$G$3])" office:value-type="float" office:value="0.940116891827144" calcext:value-type="float">
            <text:p>0.94011689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7.107" calcext:value-type="float">
            <text:p>157.107</text:p>
          </table:table-cell>
          <table:table-cell office:value-type="float" office:value="105.957" calcext:value-type="float">
            <text:p>105.957</text:p>
          </table:table-cell>
          <table:table-cell office:value-type="float" office:value="263.733" calcext:value-type="float">
            <text:p>263.73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38]" office:value-type="float" office:value="-2.80799999999999" calcext:value-type="float">
            <text:p>-2.808</text:p>
          </table:table-cell>
          <table:table-cell table:formula="of:=ABS(100*[.H338]/[.$G$3])" office:value-type="float" office:value="1.07617131359586" calcext:value-type="float">
            <text:p>1.07617131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5.316" calcext:value-type="float">
            <text:p>115.316</text:p>
          </table:table-cell>
          <table:table-cell office:value-type="float" office:value="106.283" calcext:value-type="float">
            <text:p>106.283</text:p>
          </table:table-cell>
          <table:table-cell office:value-type="float" office:value="263.733" calcext:value-type="float">
            <text:p>263.73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39]" office:value-type="float" office:value="-2.80799999999999" calcext:value-type="float">
            <text:p>-2.808</text:p>
          </table:table-cell>
          <table:table-cell table:formula="of:=ABS(100*[.H339]/[.$G$3])" office:value-type="float" office:value="1.07617131359586" calcext:value-type="float">
            <text:p>1.076171313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3.884" calcext:value-type="float">
            <text:p>133.884</text:p>
          </table:table-cell>
          <table:table-cell office:value-type="float" office:value="106.485" calcext:value-type="float">
            <text:p>106.485</text:p>
          </table:table-cell>
          <table:table-cell office:value-type="float" office:value="263.733" calcext:value-type="float">
            <text:p>263.73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40]" office:value-type="float" office:value="-2.80799999999999" calcext:value-type="float">
            <text:p>-2.808</text:p>
          </table:table-cell>
          <table:table-cell table:formula="of:=ABS(100*[.H340]/[.$G$3])" office:value-type="float" office:value="1.07617131359586" calcext:value-type="float">
            <text:p>1.076171313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3.009" calcext:value-type="float">
            <text:p>143.009</text:p>
          </table:table-cell>
          <table:table-cell office:value-type="float" office:value="106.785" calcext:value-type="float">
            <text:p>106.785</text:p>
          </table:table-cell>
          <table:table-cell office:value-type="float" office:value="264.105" calcext:value-type="float">
            <text:p>264.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41]" office:value-type="float" office:value="-3.18000000000001" calcext:value-type="float">
            <text:p>-3.18</text:p>
          </table:table-cell>
          <table:table-cell table:formula="of:=ABS(100*[.H341]/[.$G$3])" office:value-type="float" office:value="1.21874101753378" calcext:value-type="float">
            <text:p>1.21874101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3.589" calcext:value-type="float">
            <text:p>113.589</text:p>
          </table:table-cell>
          <table:table-cell office:value-type="float" office:value="107.135" calcext:value-type="float">
            <text:p>107.135</text:p>
          </table:table-cell>
          <table:table-cell office:value-type="float" office:value="264.105" calcext:value-type="float">
            <text:p>264.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42]" office:value-type="float" office:value="-3.18000000000001" calcext:value-type="float">
            <text:p>-3.18</text:p>
          </table:table-cell>
          <table:table-cell table:formula="of:=ABS(100*[.H342]/[.$G$3])" office:value-type="float" office:value="1.21874101753378" calcext:value-type="float">
            <text:p>1.21874101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5.41" calcext:value-type="float">
            <text:p>135.41</text:p>
          </table:table-cell>
          <table:table-cell office:value-type="float" office:value="107.385" calcext:value-type="float">
            <text:p>107.385</text:p>
          </table:table-cell>
          <table:table-cell office:value-type="float" office:value="264.105" calcext:value-type="float">
            <text:p>264.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43]" office:value-type="float" office:value="-3.18000000000001" calcext:value-type="float">
            <text:p>-3.18</text:p>
          </table:table-cell>
          <table:table-cell table:formula="of:=ABS(100*[.H343]/[.$G$3])" office:value-type="float" office:value="1.21874101753378" calcext:value-type="float">
            <text:p>1.21874101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8.57" calcext:value-type="float">
            <text:p>128.57</text:p>
          </table:table-cell>
          <table:table-cell office:value-type="float" office:value="107.785" calcext:value-type="float">
            <text:p>107.785</text:p>
          </table:table-cell>
          <table:table-cell office:value-type="float" office:value="264.105" calcext:value-type="float">
            <text:p>264.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44]" office:value-type="float" office:value="-3.18000000000001" calcext:value-type="float">
            <text:p>-3.18</text:p>
          </table:table-cell>
          <table:table-cell table:formula="of:=ABS(100*[.H344]/[.$G$3])" office:value-type="float" office:value="1.21874101753378" calcext:value-type="float">
            <text:p>1.21874101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3.695" calcext:value-type="float">
            <text:p>123.695</text:p>
          </table:table-cell>
          <table:table-cell office:value-type="float" office:value="107.985" calcext:value-type="float">
            <text:p>107.985</text:p>
          </table:table-cell>
          <table:table-cell office:value-type="float" office:value="264.105" calcext:value-type="float">
            <text:p>264.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45]" office:value-type="float" office:value="-3.18000000000001" calcext:value-type="float">
            <text:p>-3.18</text:p>
          </table:table-cell>
          <table:table-cell table:formula="of:=ABS(100*[.H345]/[.$G$3])" office:value-type="float" office:value="1.21874101753378" calcext:value-type="float">
            <text:p>1.21874101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2.112" calcext:value-type="float">
            <text:p>132.112</text:p>
          </table:table-cell>
          <table:table-cell office:value-type="float" office:value="108.385" calcext:value-type="float">
            <text:p>108.385</text:p>
          </table:table-cell>
          <table:table-cell office:value-type="float" office:value="264.105" calcext:value-type="float">
            <text:p>264.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46]" office:value-type="float" office:value="-3.18000000000001" calcext:value-type="float">
            <text:p>-3.18</text:p>
          </table:table-cell>
          <table:table-cell table:formula="of:=ABS(100*[.H346]/[.$G$3])" office:value-type="float" office:value="1.21874101753378" calcext:value-type="float">
            <text:p>1.21874101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9.172" calcext:value-type="float">
            <text:p>139.172</text:p>
          </table:table-cell>
          <table:table-cell office:value-type="float" office:value="108.585" calcext:value-type="float">
            <text:p>108.585</text:p>
          </table:table-cell>
          <table:table-cell office:value-type="float" office:value="264.105" calcext:value-type="float">
            <text:p>264.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47]" office:value-type="float" office:value="-3.18000000000001" calcext:value-type="float">
            <text:p>-3.18</text:p>
          </table:table-cell>
          <table:table-cell table:formula="of:=ABS(100*[.H347]/[.$G$3])" office:value-type="float" office:value="1.21874101753378" calcext:value-type="float">
            <text:p>1.21874101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5.845" calcext:value-type="float">
            <text:p>135.845</text:p>
          </table:table-cell>
          <table:table-cell office:value-type="float" office:value="108.997" calcext:value-type="float">
            <text:p>108.997</text:p>
          </table:table-cell>
          <table:table-cell office:value-type="float" office:value="264.105" calcext:value-type="float">
            <text:p>264.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348]" office:value-type="float" office:value="-3.18000000000001" calcext:value-type="float">
            <text:p>-3.18</text:p>
          </table:table-cell>
          <table:table-cell table:formula="of:=ABS(100*[.H348]/[.$G$3])" office:value-type="float" office:value="1.21874101753378" calcext:value-type="float">
            <text:p>1.218741017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0.864" calcext:value-type="float">
            <text:p>120.864</text:p>
          </table:table-cell>
          <table:table-cell office:value-type="float" office:value="109.972" calcext:value-type="float">
            <text:p>109.972</text:p>
          </table:table-cell>
          <table:table-cell office:value-type="float" office:value="260.925" calcext:value-type="float">
            <text:p>260.9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349]" office:value-type="float" office:value="0" calcext:value-type="float">
            <text:p>0</text:p>
          </table:table-cell>
          <table:table-cell table:formula="of:=ABS(100*[.H349]/[.$G$3])" office:value-type="float" office:value="0" calcext:value-type="float">
            <text:p>0</text:p>
          </table:table-cell>
        </table:table-row>
        <table:table-row table:style-name="ro1" table:number-rows-repeated="123">
          <table:table-cell table:number-columns-repeated="9"/>
        </table:table-row>
        <table:table-row table:style-name="ro1">
          <table:table-cell/>
          <table:table-cell table:formula="of:=AVERAGE([.B3:.B472])" office:value-type="float" office:value="100.347809798271" calcext:value-type="float">
            <text:p>100.34780979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04:06:31.215219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08T04:12:50.053798019</dc:date>
    <meta:editing-duration>PT5H3M1S</meta:editing-duration>
    <meta:editing-cycles>5</meta:editing-cycles>
    <meta:document-statistic meta:table-count="1" meta:cell-count="24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3:Sheet1.D472" svg:x="0.32cm" svg:y="0.18cm" svg:width="13.097cm" svg:height="8.64cm">
          <chartooo:coordinate-region svg:x="1.127cm" svg:y="0.38cm" svg:width="12.0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472" chart:class="chart:scatter">
            <chart:domain table:cell-range-address="Sheet1.C3:Sheet1.C472"/>
            <chart:data-point chart:repeated="4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5">
                <text:p>0.525</text:p>
                <draw:g>
                  <svg:desc>Sheet1.C3:Sheet1.C472</svg:desc>
                </draw:g>
              </table:table-cell>
              <table:table-cell office:value-type="float" office:value="8.4425">
                <text:p>8.4425</text:p>
                <draw:g>
                  <svg:desc>Sheet1.D3:Sheet1.D4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">
                <text:p>1.15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926">
                <text:p>1.41926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3549">
                <text:p>1.73549</text:p>
              </table:table-cell>
              <table:table-cell office:value-type="float" office:value="8.8025">
                <text:p>8.8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549">
                <text:p>2.0354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3549">
                <text:p>2.33549</text:p>
              </table:table-cell>
              <table:table-cell office:value-type="float" office:value="9.9075">
                <text:p>9.9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3549">
                <text:p>2.63549</text:p>
              </table:table-cell>
              <table:table-cell office:value-type="float" office:value="10.3075">
                <text:p>10.3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8549">
                <text:p>2.98549</text:p>
              </table:table-cell>
              <table:table-cell office:value-type="float" office:value="10.8975">
                <text:p>10.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8549">
                <text:p>3.28549</text:p>
              </table:table-cell>
              <table:table-cell office:value-type="float" office:value="11.3575">
                <text:p>11.3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8963">
                <text:p>3.58963</text:p>
              </table:table-cell>
              <table:table-cell office:value-type="float" office:value="12.3125">
                <text:p>12.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6463">
                <text:p>3.76463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6463">
                <text:p>4.06463</text:p>
              </table:table-cell>
              <table:table-cell office:value-type="float" office:value="13.3575">
                <text:p>13.3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1463">
                <text:p>4.31463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7563">
                <text:p>4.57563</text:p>
              </table:table-cell>
              <table:table-cell office:value-type="float" office:value="14.4675">
                <text:p>14.4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7563">
                <text:p>4.87563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7563">
                <text:p>5.17563</text:p>
              </table:table-cell>
              <table:table-cell office:value-type="float" office:value="16.415">
                <text:p>16.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7668">
                <text:p>5.47668</text:p>
              </table:table-cell>
              <table:table-cell office:value-type="float" office:value="25.965">
                <text:p>25.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3768">
                <text:p>5.73768</text:p>
              </table:table-cell>
              <table:table-cell office:value-type="float" office:value="36.3025">
                <text:p>36.3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01268">
                <text:p>6.01268</text:p>
              </table:table-cell>
              <table:table-cell office:value-type="float" office:value="41.6325">
                <text:p>41.6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1268">
                <text:p>6.31268</text:p>
              </table:table-cell>
              <table:table-cell office:value-type="float" office:value="45.5325">
                <text:p>45.5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1268">
                <text:p>6.61268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6268">
                <text:p>6.96268</text:p>
              </table:table-cell>
              <table:table-cell office:value-type="float" office:value="49.7375">
                <text:p>49.7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6268">
                <text:p>7.26268</text:p>
              </table:table-cell>
              <table:table-cell office:value-type="float" office:value="50.9025">
                <text:p>50.9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57192">
                <text:p>7.57192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2192">
                <text:p>7.82192</text:p>
              </table:table-cell>
              <table:table-cell office:value-type="float" office:value="51.6825">
                <text:p>51.6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17281">
                <text:p>8.17281</text:p>
              </table:table-cell>
              <table:table-cell office:value-type="float" office:value="51.675">
                <text:p>51.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50915">
                <text:p>8.50915</text:p>
              </table:table-cell>
              <table:table-cell office:value-type="float" office:value="51.6775">
                <text:p>51.6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8627">
                <text:p>8.8627</text:p>
              </table:table-cell>
              <table:table-cell office:value-type="float" office:value="51.6775">
                <text:p>51.6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12846">
                <text:p>9.12846</text:p>
              </table:table-cell>
              <table:table-cell office:value-type="float" office:value="51.6775">
                <text:p>51.6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4648">
                <text:p>9.4648</text:p>
              </table:table-cell>
              <table:table-cell office:value-type="float" office:value="51.6775">
                <text:p>51.6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73406">
                <text:p>9.73406</text:p>
              </table:table-cell>
              <table:table-cell office:value-type="float" office:value="51.6775">
                <text:p>51.6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8406">
                <text:p>9.98406</text:p>
              </table:table-cell>
              <table:table-cell office:value-type="float" office:value="51.6775">
                <text:p>51.6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2341">
                <text:p>10.2341</text:p>
              </table:table-cell>
              <table:table-cell office:value-type="float" office:value="53.0125">
                <text:p>53.0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4841">
                <text:p>10.4841</text:p>
              </table:table-cell>
              <table:table-cell office:value-type="float" office:value="53.825">
                <text:p>53.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7341">
                <text:p>10.7341</text:p>
              </table:table-cell>
              <table:table-cell office:value-type="float" office:value="54.4025">
                <text:p>54.40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091">
                <text:p>11.0091</text:p>
              </table:table-cell>
              <table:table-cell office:value-type="float" office:value="54.4025">
                <text:p>54.4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2591">
                <text:p>11.2591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5091">
                <text:p>11.5091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7591">
                <text:p>11.7591</text:p>
              </table:table-cell>
              <table:table-cell office:value-type="float" office:value="56.6175">
                <text:p>56.6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0091">
                <text:p>12.0091</text:p>
              </table:table-cell>
              <table:table-cell office:value-type="float" office:value="56.615">
                <text:p>56.6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2603">
                <text:p>12.2603</text:p>
              </table:table-cell>
              <table:table-cell office:value-type="float" office:value="57.28">
                <text:p>57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5644">
                <text:p>12.5644</text:p>
              </table:table-cell>
              <table:table-cell office:value-type="float" office:value="57.28">
                <text:p>57.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8394">
                <text:p>12.8394</text:p>
              </table:table-cell>
              <table:table-cell office:value-type="float" office:value="58.1075">
                <text:p>58.1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0894">
                <text:p>13.0894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3394">
                <text:p>13.3394</text:p>
              </table:table-cell>
              <table:table-cell office:value-type="float" office:value="58.965">
                <text:p>58.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5894">
                <text:p>13.5894</text:p>
              </table:table-cell>
              <table:table-cell office:value-type="float" office:value="58.965">
                <text:p>58.9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8394">
                <text:p>13.8394</text:p>
              </table:table-cell>
              <table:table-cell office:value-type="float" office:value="58.965">
                <text:p>58.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1487">
                <text:p>14.1487</text:p>
              </table:table-cell>
              <table:table-cell office:value-type="float" office:value="59.9675">
                <text:p>59.96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3737">
                <text:p>14.3737</text:p>
              </table:table-cell>
              <table:table-cell office:value-type="float" office:value="59.9575">
                <text:p>59.95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6737">
                <text:p>14.6737</text:p>
              </table:table-cell>
              <table:table-cell office:value-type="float" office:value="59.9575">
                <text:p>59.9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487">
                <text:p>14.9487</text:p>
              </table:table-cell>
              <table:table-cell office:value-type="float" office:value="60.8075">
                <text:p>60.8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2487">
                <text:p>15.2487</text:p>
              </table:table-cell>
              <table:table-cell office:value-type="float" office:value="60.805">
                <text:p>60.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4987">
                <text:p>15.4987</text:p>
              </table:table-cell>
              <table:table-cell office:value-type="float" office:value="61.5875">
                <text:p>61.5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737">
                <text:p>15.7737</text:p>
              </table:table-cell>
              <table:table-cell office:value-type="float" office:value="61.585">
                <text:p>61.5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1818">
                <text:p>16.1818</text:p>
              </table:table-cell>
              <table:table-cell office:value-type="float" office:value="62.2225">
                <text:p>62.2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3818">
                <text:p>16.3818</text:p>
              </table:table-cell>
              <table:table-cell office:value-type="float" office:value="64.1375">
                <text:p>64.1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5818">
                <text:p>16.5818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0568">
                <text:p>17.0568</text:p>
              </table:table-cell>
              <table:table-cell office:value-type="float" office:value="66.33">
                <text:p>66.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4568">
                <text:p>17.4568</text:p>
              </table:table-cell>
              <table:table-cell office:value-type="float" office:value="67.36">
                <text:p>67.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8068">
                <text:p>17.8068</text:p>
              </table:table-cell>
              <table:table-cell office:value-type="float" office:value="70.725">
                <text:p>70.7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1568">
                <text:p>18.1568</text:p>
              </table:table-cell>
              <table:table-cell office:value-type="float" office:value="72.06">
                <text:p>72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5068">
                <text:p>18.5068</text:p>
              </table:table-cell>
              <table:table-cell office:value-type="float" office:value="72.395">
                <text:p>72.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9068">
                <text:p>18.9068</text:p>
              </table:table-cell>
              <table:table-cell office:value-type="float" office:value="73.76">
                <text:p>73.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2568">
                <text:p>19.2568</text:p>
              </table:table-cell>
              <table:table-cell office:value-type="float" office:value="73.2375">
                <text:p>73.2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6068">
                <text:p>19.6068</text:p>
              </table:table-cell>
              <table:table-cell office:value-type="float" office:value="75.2075">
                <text:p>75.2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9328">
                <text:p>19.9328</text:p>
              </table:table-cell>
              <table:table-cell office:value-type="float" office:value="75.005">
                <text:p>75.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2156">
                <text:p>20.2156</text:p>
              </table:table-cell>
              <table:table-cell office:value-type="float" office:value="74.8425">
                <text:p>74.84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5665">
                <text:p>20.5665</text:p>
              </table:table-cell>
              <table:table-cell office:value-type="float" office:value="75.7725">
                <text:p>75.77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9165">
                <text:p>20.9165</text:p>
              </table:table-cell>
              <table:table-cell office:value-type="float" office:value="76.3475">
                <text:p>76.3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2091">
                <text:p>21.2091</text:p>
              </table:table-cell>
              <table:table-cell office:value-type="float" office:value="77.0975">
                <text:p>77.09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6191">
                <text:p>21.6191</text:p>
              </table:table-cell>
              <table:table-cell office:value-type="float" office:value="77.09">
                <text:p>77.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8191">
                <text:p>21.8191</text:p>
              </table:table-cell>
              <table:table-cell office:value-type="float" office:value="77.4925">
                <text:p>77.49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1191">
                <text:p>22.1191</text:p>
              </table:table-cell>
              <table:table-cell office:value-type="float" office:value="80.26">
                <text:p>80.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4191">
                <text:p>22.4191</text:p>
              </table:table-cell>
              <table:table-cell office:value-type="float" office:value="80.24">
                <text:p>80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7191">
                <text:p>22.7191</text:p>
              </table:table-cell>
              <table:table-cell office:value-type="float" office:value="80.66">
                <text:p>80.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0233">
                <text:p>23.0233</text:p>
              </table:table-cell>
              <table:table-cell office:value-type="float" office:value="81.745">
                <text:p>81.7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3233">
                <text:p>23.3233</text:p>
              </table:table-cell>
              <table:table-cell office:value-type="float" office:value="81.745">
                <text:p>81.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6733">
                <text:p>23.6733</text:p>
              </table:table-cell>
              <table:table-cell office:value-type="float" office:value="82.69">
                <text:p>82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9733">
                <text:p>23.9733</text:p>
              </table:table-cell>
              <table:table-cell office:value-type="float" office:value="82.69">
                <text:p>82.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2865">
                <text:p>24.2865</text:p>
              </table:table-cell>
              <table:table-cell office:value-type="float" office:value="83.2025">
                <text:p>83.2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5907">
                <text:p>24.5907</text:p>
              </table:table-cell>
              <table:table-cell office:value-type="float" office:value="83.2025">
                <text:p>83.2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8702">
                <text:p>24.8702</text:p>
              </table:table-cell>
              <table:table-cell office:value-type="float" office:value="83.1775">
                <text:p>83.17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1202">
                <text:p>25.1202</text:p>
              </table:table-cell>
              <table:table-cell office:value-type="float" office:value="83.1775">
                <text:p>83.17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4202">
                <text:p>25.4202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8115">
                <text:p>25.8115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0487">
                <text:p>26.0487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3097">
                <text:p>26.3097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6347">
                <text:p>26.6347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9347">
                <text:p>26.9347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2347">
                <text:p>27.2347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5479">
                <text:p>27.5479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7729">
                <text:p>27.7729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0862">
                <text:p>28.0862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5862">
                <text:p>28.5862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8712">
                <text:p>28.8712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0848">
                <text:p>29.0848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3288">
                <text:p>29.3288</text:p>
              </table:table-cell>
              <table:table-cell office:value-type="float" office:value="83.6275">
                <text:p>83.62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6134">
                <text:p>29.6134</text:p>
              </table:table-cell>
              <table:table-cell office:value-type="float" office:value="84.02">
                <text:p>84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8602">
                <text:p>29.8602</text:p>
              </table:table-cell>
              <table:table-cell office:value-type="float" office:value="84.015">
                <text:p>84.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.1102">
                <text:p>30.1102</text:p>
              </table:table-cell>
              <table:table-cell office:value-type="float" office:value="83.9825">
                <text:p>83.98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3602">
                <text:p>30.3602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6602">
                <text:p>30.6602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9602">
                <text:p>30.9602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2602">
                <text:p>31.2602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6102">
                <text:p>31.6102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9742">
                <text:p>31.9742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2783">
                <text:p>32.2783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6319">
                <text:p>32.6319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.8819">
                <text:p>32.8819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2319">
                <text:p>33.2319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5319">
                <text:p>33.5319</text:p>
              </table:table-cell>
              <table:table-cell office:value-type="float" office:value="83.9175">
                <text:p>83.9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8819">
                <text:p>33.8819</text:p>
              </table:table-cell>
              <table:table-cell office:value-type="float" office:value="83.9175">
                <text:p>83.91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2069">
                <text:p>34.2069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4531">
                <text:p>34.4531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7326">
                <text:p>34.7326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0326">
                <text:p>35.0326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3799">
                <text:p>35.3799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681">
                <text:p>35.681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9736">
                <text:p>35.9736</text:p>
              </table:table-cell>
              <table:table-cell office:value-type="float" office:value="84.1025">
                <text:p>84.10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2248">
                <text:p>36.2248</text:p>
              </table:table-cell>
              <table:table-cell office:value-type="float" office:value="84.2625">
                <text:p>84.2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5099">
                <text:p>36.5099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8151">
                <text:p>36.8151</text:p>
              </table:table-cell>
              <table:table-cell office:value-type="float" office:value="84.59">
                <text:p>84.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9971">
                <text:p>36.9971</text:p>
              </table:table-cell>
              <table:table-cell office:value-type="float" office:value="84.46">
                <text:p>84.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3978">
                <text:p>37.3978</text:p>
              </table:table-cell>
              <table:table-cell office:value-type="float" office:value="84.3175">
                <text:p>84.31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6773">
                <text:p>37.6773</text:p>
              </table:table-cell>
              <table:table-cell office:value-type="float" office:value="84.72">
                <text:p>84.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0023">
                <text:p>38.0023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2774">
                <text:p>38.2774</text:p>
              </table:table-cell>
              <table:table-cell office:value-type="float" office:value="94.0075">
                <text:p>94.00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6273">
                <text:p>38.6273</text:p>
              </table:table-cell>
              <table:table-cell office:value-type="float" office:value="97.1775">
                <text:p>97.17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9773">
                <text:p>38.9773</text:p>
              </table:table-cell>
              <table:table-cell office:value-type="float" office:value="99.16">
                <text:p>99.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.3273">
                <text:p>39.3273</text:p>
              </table:table-cell>
              <table:table-cell office:value-type="float" office:value="99.8275">
                <text:p>99.82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.5773">
                <text:p>39.5773</text:p>
              </table:table-cell>
              <table:table-cell office:value-type="float" office:value="100.113">
                <text:p>100.1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9773">
                <text:p>39.9773</text:p>
              </table:table-cell>
              <table:table-cell office:value-type="float" office:value="99.815">
                <text:p>99.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.3273">
                <text:p>40.3273</text:p>
              </table:table-cell>
              <table:table-cell office:value-type="float" office:value="100.668">
                <text:p>100.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.6273">
                <text:p>40.6273</text:p>
              </table:table-cell>
              <table:table-cell office:value-type="float" office:value="101.795">
                <text:p>101.7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.9773">
                <text:p>40.9773</text:p>
              </table:table-cell>
              <table:table-cell office:value-type="float" office:value="102.103">
                <text:p>102.1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2347">
                <text:p>41.2347</text:p>
              </table:table-cell>
              <table:table-cell office:value-type="float" office:value="101.725">
                <text:p>101.7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5711">
                <text:p>41.5711</text:p>
              </table:table-cell>
              <table:table-cell office:value-type="float" office:value="102.765">
                <text:p>102.7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5711">
                <text:p>41.5711</text:p>
              </table:table-cell>
              <table:table-cell office:value-type="float" office:value="102.76">
                <text:p>102.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1611">
                <text:p>42.1611</text:p>
              </table:table-cell>
              <table:table-cell office:value-type="float" office:value="103.403">
                <text:p>103.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4111">
                <text:p>42.4111</text:p>
              </table:table-cell>
              <table:table-cell office:value-type="float" office:value="103.948">
                <text:p>103.9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7611">
                <text:p>42.7611</text:p>
              </table:table-cell>
              <table:table-cell office:value-type="float" office:value="105.285">
                <text:p>105.2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1111">
                <text:p>43.1111</text:p>
              </table:table-cell>
              <table:table-cell office:value-type="float" office:value="106.245">
                <text:p>106.2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4611">
                <text:p>43.4611</text:p>
              </table:table-cell>
              <table:table-cell office:value-type="float" office:value="107.165">
                <text:p>107.1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8111">
                <text:p>43.8111</text:p>
              </table:table-cell>
              <table:table-cell office:value-type="float" office:value="108.018">
                <text:p>108.0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1361">
                <text:p>44.1361</text:p>
              </table:table-cell>
              <table:table-cell office:value-type="float" office:value="113.838">
                <text:p>113.8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5361">
                <text:p>44.5361</text:p>
              </table:table-cell>
              <table:table-cell office:value-type="float" office:value="116.333">
                <text:p>116.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9361">
                <text:p>44.9361</text:p>
              </table:table-cell>
              <table:table-cell office:value-type="float" office:value="116.48">
                <text:p>116.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2861">
                <text:p>45.2861</text:p>
              </table:table-cell>
              <table:table-cell office:value-type="float" office:value="117.56">
                <text:p>117.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6861">
                <text:p>45.6861</text:p>
              </table:table-cell>
              <table:table-cell office:value-type="float" office:value="119.548">
                <text:p>119.5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.0361">
                <text:p>46.0361</text:p>
              </table:table-cell>
              <table:table-cell office:value-type="float" office:value="120.798">
                <text:p>120.7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4369">
                <text:p>46.4369</text:p>
              </table:table-cell>
              <table:table-cell office:value-type="float" office:value="122.183">
                <text:p>122.1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7027">
                <text:p>46.7027</text:p>
              </table:table-cell>
              <table:table-cell office:value-type="float" office:value="121.765">
                <text:p>121.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.0189">
                <text:p>47.0189</text:p>
              </table:table-cell>
              <table:table-cell office:value-type="float" office:value="122.645">
                <text:p>122.6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3768">
                <text:p>47.3768</text:p>
              </table:table-cell>
              <table:table-cell office:value-type="float" office:value="123.813">
                <text:p>123.8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5768">
                <text:p>47.5768</text:p>
              </table:table-cell>
              <table:table-cell office:value-type="float" office:value="130.32">
                <text:p>130.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.0018">
                <text:p>48.0018</text:p>
              </table:table-cell>
              <table:table-cell office:value-type="float" office:value="130.655">
                <text:p>130.6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3598">
                <text:p>48.3598</text:p>
              </table:table-cell>
              <table:table-cell office:value-type="float" office:value="130.49">
                <text:p>130.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5598">
                <text:p>48.5598</text:p>
              </table:table-cell>
              <table:table-cell office:value-type="float" office:value="130.143">
                <text:p>130.1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.9098">
                <text:p>48.9098</text:p>
              </table:table-cell>
              <table:table-cell office:value-type="float" office:value="131.093">
                <text:p>131.0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2598">
                <text:p>49.2598</text:p>
              </table:table-cell>
              <table:table-cell office:value-type="float" office:value="136.15">
                <text:p>136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2598">
                <text:p>49.2598</text:p>
              </table:table-cell>
              <table:table-cell office:value-type="float" office:value="136.795">
                <text:p>136.7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823">
                <text:p>49.823</text:p>
              </table:table-cell>
              <table:table-cell office:value-type="float" office:value="137.903">
                <text:p>137.9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.1272">
                <text:p>50.1272</text:p>
              </table:table-cell>
              <table:table-cell office:value-type="float" office:value="138.263">
                <text:p>138.2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3408">
                <text:p>50.3408</text:p>
              </table:table-cell>
              <table:table-cell office:value-type="float" office:value="138.263">
                <text:p>138.2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.7908">
                <text:p>50.7908</text:p>
              </table:table-cell>
              <table:table-cell office:value-type="float" office:value="138.655">
                <text:p>138.6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1908">
                <text:p>51.1908</text:p>
              </table:table-cell>
              <table:table-cell office:value-type="float" office:value="138.655">
                <text:p>138.6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5408">
                <text:p>51.5408</text:p>
              </table:table-cell>
              <table:table-cell office:value-type="float" office:value="138.653">
                <text:p>138.6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.9408">
                <text:p>51.9408</text:p>
              </table:table-cell>
              <table:table-cell office:value-type="float" office:value="139.095">
                <text:p>139.0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3908">
                <text:p>52.3908</text:p>
              </table:table-cell>
              <table:table-cell office:value-type="float" office:value="139.095">
                <text:p>139.0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7408">
                <text:p>52.7408</text:p>
              </table:table-cell>
              <table:table-cell office:value-type="float" office:value="139.095">
                <text:p>139.0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3.0408">
                <text:p>53.0408</text:p>
              </table:table-cell>
              <table:table-cell office:value-type="float" office:value="139.095">
                <text:p>139.0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4439">
                <text:p>53.4439</text:p>
              </table:table-cell>
              <table:table-cell office:value-type="float" office:value="139.095">
                <text:p>139.0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6744">
                <text:p>53.6744</text:p>
              </table:table-cell>
              <table:table-cell office:value-type="float" office:value="139.095">
                <text:p>139.0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.9244">
                <text:p>53.9244</text:p>
              </table:table-cell>
              <table:table-cell office:value-type="float" office:value="139.093">
                <text:p>139.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.2579">
                <text:p>54.2579</text:p>
              </table:table-cell>
              <table:table-cell office:value-type="float" office:value="139.068">
                <text:p>139.0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5129">
                <text:p>54.5129</text:p>
              </table:table-cell>
              <table:table-cell office:value-type="float" office:value="139.068">
                <text:p>139.0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7434">
                <text:p>54.7434</text:p>
              </table:table-cell>
              <table:table-cell office:value-type="float" office:value="139.068">
                <text:p>139.0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9738">
                <text:p>54.9738</text:p>
              </table:table-cell>
              <table:table-cell office:value-type="float" office:value="139.06">
                <text:p>139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.1754">
                <text:p>55.1754</text:p>
              </table:table-cell>
              <table:table-cell office:value-type="float" office:value="139.053">
                <text:p>139.0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.4059">
                <text:p>55.4059</text:p>
              </table:table-cell>
              <table:table-cell office:value-type="float" office:value="139.05">
                <text:p>139.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.825">
                <text:p>55.825</text:p>
              </table:table-cell>
              <table:table-cell office:value-type="float" office:value="139.05">
                <text:p>139.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.0154">
                <text:p>56.0154</text:p>
              </table:table-cell>
              <table:table-cell office:value-type="float" office:value="139.05">
                <text:p>139.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.3316">
                <text:p>56.3316</text:p>
              </table:table-cell>
              <table:table-cell office:value-type="float" office:value="139.053">
                <text:p>139.0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.6408">
                <text:p>56.6408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.9101">
                <text:p>56.9101</text:p>
              </table:table-cell>
              <table:table-cell office:value-type="float" office:value="141.153">
                <text:p>141.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.3101">
                <text:p>57.3101</text:p>
              </table:table-cell>
              <table:table-cell office:value-type="float" office:value="142.323">
                <text:p>142.3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.5601">
                <text:p>57.5601</text:p>
              </table:table-cell>
              <table:table-cell office:value-type="float" office:value="143.033">
                <text:p>143.0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.0101">
                <text:p>58.0101</text:p>
              </table:table-cell>
              <table:table-cell office:value-type="float" office:value="143.298">
                <text:p>143.2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.2601">
                <text:p>58.2601</text:p>
              </table:table-cell>
              <table:table-cell office:value-type="float" office:value="144.293">
                <text:p>144.2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.6101">
                <text:p>58.6101</text:p>
              </table:table-cell>
              <table:table-cell office:value-type="float" office:value="144.353">
                <text:p>144.3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.9601">
                <text:p>58.9601</text:p>
              </table:table-cell>
              <table:table-cell office:value-type="float" office:value="146.333">
                <text:p>146.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.2964">
                <text:p>59.2964</text:p>
              </table:table-cell>
              <table:table-cell office:value-type="float" office:value="146.31">
                <text:p>146.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.7471">
                <text:p>59.7471</text:p>
              </table:table-cell>
              <table:table-cell office:value-type="float" office:value="149.035">
                <text:p>149.0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.0081">
                <text:p>60.0081</text:p>
              </table:table-cell>
              <table:table-cell office:value-type="float" office:value="148.505">
                <text:p>148.5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3772">
                <text:p>60.3772</text:p>
              </table:table-cell>
              <table:table-cell office:value-type="float" office:value="150.15">
                <text:p>150.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.7772">
                <text:p>60.7772</text:p>
              </table:table-cell>
              <table:table-cell office:value-type="float" office:value="150.27">
                <text:p>150.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.2272">
                <text:p>61.2272</text:p>
              </table:table-cell>
              <table:table-cell office:value-type="float" office:value="149.78">
                <text:p>149.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.7022">
                <text:p>61.7022</text:p>
              </table:table-cell>
              <table:table-cell office:value-type="float" office:value="150.773">
                <text:p>150.7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.0522">
                <text:p>62.0522</text:p>
              </table:table-cell>
              <table:table-cell office:value-type="float" office:value="151.318">
                <text:p>151.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.3782">
                <text:p>62.3782</text:p>
              </table:table-cell>
              <table:table-cell office:value-type="float" office:value="151.32">
                <text:p>151.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.5782">
                <text:p>62.5782</text:p>
              </table:table-cell>
              <table:table-cell office:value-type="float" office:value="151.328">
                <text:p>151.3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.8532">
                <text:p>62.8532</text:p>
              </table:table-cell>
              <table:table-cell office:value-type="float" office:value="151.325">
                <text:p>151.3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.2172">
                <text:p>63.2172</text:p>
              </table:table-cell>
              <table:table-cell office:value-type="float" office:value="151.723">
                <text:p>151.7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.3922">
                <text:p>63.3922</text:p>
              </table:table-cell>
              <table:table-cell office:value-type="float" office:value="151.723">
                <text:p>151.7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6672">
                <text:p>63.6672</text:p>
              </table:table-cell>
              <table:table-cell office:value-type="float" office:value="151.723">
                <text:p>151.7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.9765">
                <text:p>63.9765</text:p>
              </table:table-cell>
              <table:table-cell office:value-type="float" office:value="153.885">
                <text:p>153.8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4.4265">
                <text:p>64.4265</text:p>
              </table:table-cell>
              <table:table-cell office:value-type="float" office:value="153.873">
                <text:p>153.8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.8515">
                <text:p>64.8515</text:p>
              </table:table-cell>
              <table:table-cell office:value-type="float" office:value="154.348">
                <text:p>154.3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.2765">
                <text:p>65.2765</text:p>
              </table:table-cell>
              <table:table-cell office:value-type="float" office:value="158.593">
                <text:p>158.5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.6515">
                <text:p>65.6515</text:p>
              </table:table-cell>
              <table:table-cell office:value-type="float" office:value="162.223">
                <text:p>162.2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6.0015">
                <text:p>66.0015</text:p>
              </table:table-cell>
              <table:table-cell office:value-type="float" office:value="163.953">
                <text:p>163.9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6.3765">
                <text:p>66.3765</text:p>
              </table:table-cell>
              <table:table-cell office:value-type="float" office:value="166.65">
                <text:p>166.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6.7765">
                <text:p>66.7765</text:p>
              </table:table-cell>
              <table:table-cell office:value-type="float" office:value="168.725">
                <text:p>168.7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.1765">
                <text:p>67.1765</text:p>
              </table:table-cell>
              <table:table-cell office:value-type="float" office:value="175.928">
                <text:p>175.9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.5765">
                <text:p>67.5765</text:p>
              </table:table-cell>
              <table:table-cell office:value-type="float" office:value="179.423">
                <text:p>179.4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8.0015">
                <text:p>68.0015</text:p>
              </table:table-cell>
              <table:table-cell office:value-type="float" office:value="180.755">
                <text:p>180.7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8.4015">
                <text:p>68.4015</text:p>
              </table:table-cell>
              <table:table-cell office:value-type="float" office:value="181.03">
                <text:p>181.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8.7197">
                <text:p>68.7197</text:p>
              </table:table-cell>
              <table:table-cell office:value-type="float" office:value="181.303">
                <text:p>181.3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9555">
                <text:p>68.9555</text:p>
              </table:table-cell>
              <table:table-cell office:value-type="float" office:value="182.193">
                <text:p>182.1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.346">
                <text:p>69.346</text:p>
              </table:table-cell>
              <table:table-cell office:value-type="float" office:value="181.783">
                <text:p>181.7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9.7491">
                <text:p>69.7491</text:p>
              </table:table-cell>
              <table:table-cell office:value-type="float" office:value="181.765">
                <text:p>181.7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.1491">
                <text:p>70.1491</text:p>
              </table:table-cell>
              <table:table-cell office:value-type="float" office:value="181.973">
                <text:p>181.9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.5491">
                <text:p>70.5491</text:p>
              </table:table-cell>
              <table:table-cell office:value-type="float" office:value="183.303">
                <text:p>183.3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.7991">
                <text:p>70.7991</text:p>
              </table:table-cell>
              <table:table-cell office:value-type="float" office:value="184.918">
                <text:p>184.9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.1991">
                <text:p>71.1991</text:p>
              </table:table-cell>
              <table:table-cell office:value-type="float" office:value="187.913">
                <text:p>187.9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1.5491">
                <text:p>71.5491</text:p>
              </table:table-cell>
              <table:table-cell office:value-type="float" office:value="190.345">
                <text:p>190.3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.7491">
                <text:p>71.7491</text:p>
              </table:table-cell>
              <table:table-cell office:value-type="float" office:value="190.838">
                <text:p>190.8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.9491">
                <text:p>71.9491</text:p>
              </table:table-cell>
              <table:table-cell office:value-type="float" office:value="191.615">
                <text:p>191.6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.3491">
                <text:p>72.3491</text:p>
              </table:table-cell>
              <table:table-cell office:value-type="float" office:value="194.02">
                <text:p>194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.6991">
                <text:p>72.6991</text:p>
              </table:table-cell>
              <table:table-cell office:value-type="float" office:value="195.045">
                <text:p>195.0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.0991">
                <text:p>73.0991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.3696">
                <text:p>73.3696</text:p>
              </table:table-cell>
              <table:table-cell office:value-type="float" office:value="197.75">
                <text:p>197.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.6696">
                <text:p>73.6696</text:p>
              </table:table-cell>
              <table:table-cell office:value-type="float" office:value="198.333">
                <text:p>198.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.1196">
                <text:p>74.1196</text:p>
              </table:table-cell>
              <table:table-cell office:value-type="float" office:value="200.498">
                <text:p>200.4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4.5695">
                <text:p>74.5695</text:p>
              </table:table-cell>
              <table:table-cell office:value-type="float" office:value="202.13">
                <text:p>202.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.0195">
                <text:p>75.0195</text:p>
              </table:table-cell>
              <table:table-cell office:value-type="float" office:value="202.078">
                <text:p>202.0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.2888">
                <text:p>75.2888</text:p>
              </table:table-cell>
              <table:table-cell office:value-type="float" office:value="203.21">
                <text:p>203.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5.6468">
                <text:p>75.6468</text:p>
              </table:table-cell>
              <table:table-cell office:value-type="float" office:value="204.253">
                <text:p>204.2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.8839">
                <text:p>75.8839</text:p>
              </table:table-cell>
              <table:table-cell office:value-type="float" office:value="204.253">
                <text:p>204.2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.1839">
                <text:p>76.1839</text:p>
              </table:table-cell>
              <table:table-cell office:value-type="float" office:value="205.685">
                <text:p>205.6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.524">
                <text:p>76.524</text:p>
              </table:table-cell>
              <table:table-cell office:value-type="float" office:value="206.583">
                <text:p>206.5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6.924">
                <text:p>76.924</text:p>
              </table:table-cell>
              <table:table-cell office:value-type="float" office:value="207.805">
                <text:p>207.8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.124">
                <text:p>77.124</text:p>
              </table:table-cell>
              <table:table-cell office:value-type="float" office:value="207.803">
                <text:p>207.8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.574">
                <text:p>77.574</text:p>
              </table:table-cell>
              <table:table-cell office:value-type="float" office:value="209.753">
                <text:p>209.7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.7739">
                <text:p>77.7739</text:p>
              </table:table-cell>
              <table:table-cell office:value-type="float" office:value="210.365">
                <text:p>210.3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.0239">
                <text:p>78.0239</text:p>
              </table:table-cell>
              <table:table-cell office:value-type="float" office:value="211.173">
                <text:p>211.1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4739">
                <text:p>78.4739</text:p>
              </table:table-cell>
              <table:table-cell office:value-type="float" office:value="212.585">
                <text:p>212.5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8.6739">
                <text:p>78.6739</text:p>
              </table:table-cell>
              <table:table-cell office:value-type="float" office:value="213.328">
                <text:p>213.3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.1239">
                <text:p>79.1239</text:p>
              </table:table-cell>
              <table:table-cell office:value-type="float" office:value="219.228">
                <text:p>219.2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9.3239">
                <text:p>79.3239</text:p>
              </table:table-cell>
              <table:table-cell office:value-type="float" office:value="220.303">
                <text:p>220.3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9.6239">
                <text:p>79.6239</text:p>
              </table:table-cell>
              <table:table-cell office:value-type="float" office:value="222.015">
                <text:p>222.0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.9239">
                <text:p>79.9239</text:p>
              </table:table-cell>
              <table:table-cell office:value-type="float" office:value="224.045">
                <text:p>224.0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.1739">
                <text:p>80.1739</text:p>
              </table:table-cell>
              <table:table-cell office:value-type="float" office:value="225.033">
                <text:p>225.0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.4739">
                <text:p>80.4739</text:p>
              </table:table-cell>
              <table:table-cell office:value-type="float" office:value="226.723">
                <text:p>226.7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.775">
                <text:p>80.775</text:p>
              </table:table-cell>
              <table:table-cell office:value-type="float" office:value="227.52">
                <text:p>227.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1.0578">
                <text:p>81.0578</text:p>
              </table:table-cell>
              <table:table-cell office:value-type="float" office:value="227.495">
                <text:p>227.4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1.3236">
                <text:p>81.3236</text:p>
              </table:table-cell>
              <table:table-cell office:value-type="float" office:value="228.208">
                <text:p>228.2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1.7486">
                <text:p>81.7486</text:p>
              </table:table-cell>
              <table:table-cell office:value-type="float" office:value="229.828">
                <text:p>229.8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.1486">
                <text:p>82.1486</text:p>
              </table:table-cell>
              <table:table-cell office:value-type="float" office:value="229.828">
                <text:p>229.8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2.5486">
                <text:p>82.5486</text:p>
              </table:table-cell>
              <table:table-cell office:value-type="float" office:value="229.828">
                <text:p>229.8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2.9486">
                <text:p>82.9486</text:p>
              </table:table-cell>
              <table:table-cell office:value-type="float" office:value="229.828">
                <text:p>229.8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.2995">
                <text:p>83.2995</text:p>
              </table:table-cell>
              <table:table-cell office:value-type="float" office:value="229.828">
                <text:p>229.8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3.5056">
                <text:p>83.5056</text:p>
              </table:table-cell>
              <table:table-cell office:value-type="float" office:value="229.828">
                <text:p>229.8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3.9056">
                <text:p>83.9056</text:p>
              </table:table-cell>
              <table:table-cell office:value-type="float" office:value="229.828">
                <text:p>229.8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4.3056">
                <text:p>84.3056</text:p>
              </table:table-cell>
              <table:table-cell office:value-type="float" office:value="229.793">
                <text:p>229.7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.6056">
                <text:p>84.6056</text:p>
              </table:table-cell>
              <table:table-cell office:value-type="float" office:value="229.79">
                <text:p>229.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.9556">
                <text:p>84.9556</text:p>
              </table:table-cell>
              <table:table-cell office:value-type="float" office:value="229.788">
                <text:p>229.7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.2556">
                <text:p>85.2556</text:p>
              </table:table-cell>
              <table:table-cell office:value-type="float" office:value="229.78">
                <text:p>229.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5.6806">
                <text:p>85.6806</text:p>
              </table:table-cell>
              <table:table-cell office:value-type="float" office:value="229.778">
                <text:p>229.7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6.0306">
                <text:p>86.0306</text:p>
              </table:table-cell>
              <table:table-cell office:value-type="float" office:value="229.773">
                <text:p>229.7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6.3806">
                <text:p>86.3806</text:p>
              </table:table-cell>
              <table:table-cell office:value-type="float" office:value="229.775">
                <text:p>229.7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.6306">
                <text:p>86.6306</text:p>
              </table:table-cell>
              <table:table-cell office:value-type="float" office:value="229.775">
                <text:p>229.7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6.8856">
                <text:p>86.8856</text:p>
              </table:table-cell>
              <table:table-cell office:value-type="float" office:value="229.778">
                <text:p>229.7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.2392">
                <text:p>87.2392</text:p>
              </table:table-cell>
              <table:table-cell office:value-type="float" office:value="229.778">
                <text:p>229.7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7.4941">
                <text:p>87.4941</text:p>
              </table:table-cell>
              <table:table-cell office:value-type="float" office:value="229.778">
                <text:p>229.7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7.7077">
                <text:p>87.7077</text:p>
              </table:table-cell>
              <table:table-cell office:value-type="float" office:value="229.78">
                <text:p>229.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7.9382">
                <text:p>87.9382</text:p>
              </table:table-cell>
              <table:table-cell office:value-type="float" office:value="229.78">
                <text:p>229.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.9382">
                <text:p>87.9382</text:p>
              </table:table-cell>
              <table:table-cell office:value-type="float" office:value="229.783">
                <text:p>229.7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8.5245">
                <text:p>88.5245</text:p>
              </table:table-cell>
              <table:table-cell office:value-type="float" office:value="229.775">
                <text:p>229.7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8.5245">
                <text:p>88.5245</text:p>
              </table:table-cell>
              <table:table-cell office:value-type="float" office:value="229.775">
                <text:p>229.7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9.3127">
                <text:p>89.3127</text:p>
              </table:table-cell>
              <table:table-cell office:value-type="float" office:value="229.778">
                <text:p>229.7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.5126">
                <text:p>89.5126</text:p>
              </table:table-cell>
              <table:table-cell office:value-type="float" office:value="229.778">
                <text:p>229.7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9.9127">
                <text:p>89.9127</text:p>
              </table:table-cell>
              <table:table-cell office:value-type="float" office:value="229.783">
                <text:p>229.7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.3127">
                <text:p>90.3127</text:p>
              </table:table-cell>
              <table:table-cell office:value-type="float" office:value="229.785">
                <text:p>229.7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0.7877">
                <text:p>90.7877</text:p>
              </table:table-cell>
              <table:table-cell office:value-type="float" office:value="229.785">
                <text:p>229.7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1.1627">
                <text:p>91.1627</text:p>
              </table:table-cell>
              <table:table-cell office:value-type="float" office:value="229.783">
                <text:p>229.7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.4627">
                <text:p>91.4627</text:p>
              </table:table-cell>
              <table:table-cell office:value-type="float" office:value="229.785">
                <text:p>229.7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1.7477">
                <text:p>91.7477</text:p>
              </table:table-cell>
              <table:table-cell office:value-type="float" office:value="229.785">
                <text:p>229.7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.0477">
                <text:p>92.0477</text:p>
              </table:table-cell>
              <table:table-cell office:value-type="float" office:value="229.755">
                <text:p>229.7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2.4756">
                <text:p>92.4756</text:p>
              </table:table-cell>
              <table:table-cell office:value-type="float" office:value="230.253">
                <text:p>230.2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2.7808">
                <text:p>92.7808</text:p>
              </table:table-cell>
              <table:table-cell office:value-type="float" office:value="231.165">
                <text:p>231.1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3.0308">
                <text:p>93.0308</text:p>
              </table:table-cell>
              <table:table-cell office:value-type="float" office:value="231.975">
                <text:p>231.9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.3308">
                <text:p>93.3308</text:p>
              </table:table-cell>
              <table:table-cell office:value-type="float" office:value="233.68">
                <text:p>233.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3.7058">
                <text:p>93.7058</text:p>
              </table:table-cell>
              <table:table-cell office:value-type="float" office:value="235.753">
                <text:p>235.7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3.9853">
                <text:p>93.9853</text:p>
              </table:table-cell>
              <table:table-cell office:value-type="float" office:value="237.128">
                <text:p>237.1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4.3015">
                <text:p>94.3015</text:p>
              </table:table-cell>
              <table:table-cell office:value-type="float" office:value="246.25">
                <text:p>246.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4.7265">
                <text:p>94.7265</text:p>
              </table:table-cell>
              <table:table-cell office:value-type="float" office:value="251.683">
                <text:p>251.6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.0358">
                <text:p>95.0358</text:p>
              </table:table-cell>
              <table:table-cell office:value-type="float" office:value="253.855">
                <text:p>253.8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5.3858">
                <text:p>95.3858</text:p>
              </table:table-cell>
              <table:table-cell office:value-type="float" office:value="254.258">
                <text:p>254.2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5.6899">
                <text:p>95.6899</text:p>
              </table:table-cell>
              <table:table-cell office:value-type="float" office:value="254.718">
                <text:p>254.7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5.975">
                <text:p>95.975</text:p>
              </table:table-cell>
              <table:table-cell office:value-type="float" office:value="255.315">
                <text:p>255.3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6.3113">
                <text:p>96.3113</text:p>
              </table:table-cell>
              <table:table-cell office:value-type="float" office:value="255.75">
                <text:p>255.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6.6692">
                <text:p>96.6692</text:p>
              </table:table-cell>
              <table:table-cell office:value-type="float" office:value="256.83">
                <text:p>256.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6.9192">
                <text:p>96.9192</text:p>
              </table:table-cell>
              <table:table-cell office:value-type="float" office:value="256.695">
                <text:p>256.6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7.2692">
                <text:p>97.2692</text:p>
              </table:table-cell>
              <table:table-cell office:value-type="float" office:value="257.648">
                <text:p>257.6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7.5192">
                <text:p>97.5192</text:p>
              </table:table-cell>
              <table:table-cell office:value-type="float" office:value="257.558">
                <text:p>257.5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7.7942">
                <text:p>97.7942</text:p>
              </table:table-cell>
              <table:table-cell office:value-type="float" office:value="258.318">
                <text:p>258.3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8.1942">
                <text:p>98.1942</text:p>
              </table:table-cell>
              <table:table-cell office:value-type="float" office:value="258.275">
                <text:p>258.2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.1942">
                <text:p>98.1942</text:p>
              </table:table-cell>
              <table:table-cell office:value-type="float" office:value="259.153">
                <text:p>259.1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8.7806">
                <text:p>98.7806</text:p>
              </table:table-cell>
              <table:table-cell office:value-type="float" office:value="259.595">
                <text:p>259.5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.0806">
                <text:p>99.0806</text:p>
              </table:table-cell>
              <table:table-cell office:value-type="float" office:value="259.573">
                <text:p>259.5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.4056">
                <text:p>99.4056</text:p>
              </table:table-cell>
              <table:table-cell office:value-type="float" office:value="260.153">
                <text:p>260.1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9.6806">
                <text:p>99.6806</text:p>
              </table:table-cell>
              <table:table-cell office:value-type="float" office:value="260.153">
                <text:p>260.1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.006">
                <text:p>100.006</text:p>
              </table:table-cell>
              <table:table-cell office:value-type="float" office:value="260.57">
                <text:p>260.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.281">
                <text:p>100.281</text:p>
              </table:table-cell>
              <table:table-cell office:value-type="float" office:value="260.57">
                <text:p>260.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.433">
                <text:p>100.433</text:p>
              </table:table-cell>
              <table:table-cell office:value-type="float" office:value="260.57">
                <text:p>260.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.458">
                <text:p>100.458</text:p>
              </table:table-cell>
              <table:table-cell office:value-type="float" office:value="260.57">
                <text:p>260.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.458">
                <text:p>100.458</text:p>
              </table:table-cell>
              <table:table-cell office:value-type="float" office:value="261.405">
                <text:p>261.4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1.008">
                <text:p>101.008</text:p>
              </table:table-cell>
              <table:table-cell office:value-type="float" office:value="261.815">
                <text:p>261.8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1.333">
                <text:p>101.333</text:p>
              </table:table-cell>
              <table:table-cell office:value-type="float" office:value="261.815">
                <text:p>261.8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1.633">
                <text:p>101.633</text:p>
              </table:table-cell>
              <table:table-cell office:value-type="float" office:value="261.815">
                <text:p>261.8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1.983">
                <text:p>101.983</text:p>
              </table:table-cell>
              <table:table-cell office:value-type="float" office:value="261.815">
                <text:p>261.8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2.284">
                <text:p>102.284</text:p>
              </table:table-cell>
              <table:table-cell office:value-type="float" office:value="261.815">
                <text:p>261.8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2.684">
                <text:p>102.684</text:p>
              </table:table-cell>
              <table:table-cell office:value-type="float" office:value="262.168">
                <text:p>262.1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2.967">
                <text:p>102.967</text:p>
              </table:table-cell>
              <table:table-cell office:value-type="float" office:value="262.165">
                <text:p>262.1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3.32">
                <text:p>103.32</text:p>
              </table:table-cell>
              <table:table-cell office:value-type="float" office:value="262.163">
                <text:p>262.1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3.472">
                <text:p>103.472</text:p>
              </table:table-cell>
              <table:table-cell office:value-type="float" office:value="262.163">
                <text:p>262.1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3.864">
                <text:p>103.864</text:p>
              </table:table-cell>
              <table:table-cell office:value-type="float" office:value="263.01">
                <text:p>263.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4.094">
                <text:p>104.094</text:p>
              </table:table-cell>
              <table:table-cell office:value-type="float" office:value="263.005">
                <text:p>263.0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4.444">
                <text:p>104.444</text:p>
              </table:table-cell>
              <table:table-cell office:value-type="float" office:value="263.378">
                <text:p>263.3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4.757">
                <text:p>104.757</text:p>
              </table:table-cell>
              <table:table-cell office:value-type="float" office:value="263.378">
                <text:p>263.3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4.757">
                <text:p>104.757</text:p>
              </table:table-cell>
              <table:table-cell office:value-type="float" office:value="263.378">
                <text:p>263.3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5.257">
                <text:p>105.257</text:p>
              </table:table-cell>
              <table:table-cell office:value-type="float" office:value="263.378">
                <text:p>263.3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5.607">
                <text:p>105.607</text:p>
              </table:table-cell>
              <table:table-cell office:value-type="float" office:value="263.378">
                <text:p>263.3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5.957">
                <text:p>105.957</text:p>
              </table:table-cell>
              <table:table-cell office:value-type="float" office:value="263.733">
                <text:p>263.7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6.283">
                <text:p>106.283</text:p>
              </table:table-cell>
              <table:table-cell office:value-type="float" office:value="263.733">
                <text:p>263.7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6.485">
                <text:p>106.485</text:p>
              </table:table-cell>
              <table:table-cell office:value-type="float" office:value="263.733">
                <text:p>263.7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6.785">
                <text:p>106.785</text:p>
              </table:table-cell>
              <table:table-cell office:value-type="float" office:value="264.105">
                <text:p>264.1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135">
                <text:p>107.135</text:p>
              </table:table-cell>
              <table:table-cell office:value-type="float" office:value="264.105">
                <text:p>264.1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385">
                <text:p>107.385</text:p>
              </table:table-cell>
              <table:table-cell office:value-type="float" office:value="264.105">
                <text:p>264.1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785">
                <text:p>107.785</text:p>
              </table:table-cell>
              <table:table-cell office:value-type="float" office:value="264.105">
                <text:p>264.1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7.985">
                <text:p>107.985</text:p>
              </table:table-cell>
              <table:table-cell office:value-type="float" office:value="264.105">
                <text:p>264.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8.385">
                <text:p>108.385</text:p>
              </table:table-cell>
              <table:table-cell office:value-type="float" office:value="264.105">
                <text:p>264.1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8.585">
                <text:p>108.585</text:p>
              </table:table-cell>
              <table:table-cell office:value-type="float" office:value="264.105">
                <text:p>264.1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8.997">
                <text:p>108.997</text:p>
              </table:table-cell>
              <table:table-cell office:value-type="float" office:value="264.105">
                <text:p>264.1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9.972">
                <text:p>109.972</text:p>
              </table:table-cell>
              <table:table-cell office:value-type="float" office:value="260.925">
                <text:p>260.9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Area Coverage</text:p>
        </chart:title>
        <chart:plot-area chart:style-name="ch3" table:cell-range-address="Sheet1.C2:Sheet1.C472 Sheet1.I2:Sheet1.I472" svg:x="1.331cm" svg:y="1.301cm" svg:width="14.349cm" svg:height="6.538cm">
          <chartooo:coordinate-region svg:x="2.138cm" svg:y="1.5cm" svg:width="13.262cm" svg:height="5.692cm"/>
          <chart:axis chart:dimension="x" chart:name="primary-x" chart:style-name="ch4">
            <chart:title svg:x="7.535cm" svg:y="8.019cm" chart:style-name="ch5">
              <text:p>Distance (m)</text:p>
            </chart:title>
          </chart:axis>
          <chart:axis chart:dimension="y" chart:name="primary-y" chart:style-name="ch6">
            <chart:title svg:x="0.451cm" svg:y="6.082cm" chart:style-name="ch7">
              <text:p>Remaining Area (%)</text:p>
            </chart:title>
            <chart:grid chart:style-name="ch8" chart:class="major"/>
          </chart:axis>
          <chart:series chart:style-name="ch9" chart:values-cell-range-address="Sheet1.I2:Sheet1.I472" chart:class="chart:scatter">
            <chart:domain table:cell-range-address="Sheet1.C2:Sheet1.C472"/>
            <chart:data-point chart:repeated="4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472</svg:desc>
                </draw:g>
              </table:table-cell>
              <table:table-cell office:value-type="float" office:value="100">
                <text:p>100</text:p>
                <draw:g>
                  <svg:desc>Sheet1.I2:Sheet1.I4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5">
                <text:p>0.525</text:p>
              </table:table-cell>
              <table:table-cell office:value-type="float" office:value="96.7643958992047">
                <text:p>96.7643958992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96.7653540289355">
                <text:p>96.7653540289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">
                <text:p>1.15</text:p>
              </table:table-cell>
              <table:table-cell office:value-type="float" office:value="96.7653540289355">
                <text:p>96.7653540289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926">
                <text:p>1.41926</text:p>
              </table:table-cell>
              <table:table-cell office:value-type="float" office:value="96.7653540289355">
                <text:p>96.7653540289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3549">
                <text:p>1.73549</text:p>
              </table:table-cell>
              <table:table-cell office:value-type="float" office:value="96.6264252179745">
                <text:p>96.6264252179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549">
                <text:p>2.03549</text:p>
              </table:table-cell>
              <table:table-cell office:value-type="float" office:value="96.6273833477053">
                <text:p>96.6273833477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3549">
                <text:p>2.33549</text:p>
              </table:table-cell>
              <table:table-cell office:value-type="float" office:value="96.2029318769761">
                <text:p>96.20293187697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549">
                <text:p>2.63549</text:p>
              </table:table-cell>
              <table:table-cell office:value-type="float" office:value="96.0496311200537">
                <text:p>96.0496311200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8549">
                <text:p>2.98549</text:p>
              </table:table-cell>
              <table:table-cell office:value-type="float" office:value="95.823512503593">
                <text:p>95.823512503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8549">
                <text:p>3.28549</text:p>
              </table:table-cell>
              <table:table-cell office:value-type="float" office:value="95.6472166331321">
                <text:p>95.6472166331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8963">
                <text:p>3.58963</text:p>
              </table:table-cell>
              <table:table-cell office:value-type="float" office:value="95.2812110759797">
                <text:p>95.2812110759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6463">
                <text:p>3.76463</text:p>
              </table:table-cell>
              <table:table-cell office:value-type="float" office:value="95.2821692057104">
                <text:p>95.2821692057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6463">
                <text:p>4.06463</text:p>
              </table:table-cell>
              <table:table-cell office:value-type="float" office:value="94.8807128485197">
                <text:p>94.8807128485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1463">
                <text:p>4.31463</text:p>
              </table:table-cell>
              <table:table-cell office:value-type="float" office:value="94.6766312158666">
                <text:p>94.6766312158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7563">
                <text:p>4.57563</text:p>
              </table:table-cell>
              <table:table-cell office:value-type="float" office:value="94.4553032480598">
                <text:p>94.45530324805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7563">
                <text:p>4.87563</text:p>
              </table:table-cell>
              <table:table-cell office:value-type="float" office:value="94.025102998946">
                <text:p>94.025102998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7563">
                <text:p>5.17563</text:p>
              </table:table-cell>
              <table:table-cell office:value-type="float" office:value="93.7089201877934">
                <text:p>93.7089201877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7668">
                <text:p>5.47668</text:p>
              </table:table-cell>
              <table:table-cell office:value-type="float" office:value="90.048864616269">
                <text:p>90.048864616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3768">
                <text:p>5.73768</text:p>
              </table:table-cell>
              <table:table-cell office:value-type="float" office:value="86.0869981795535">
                <text:p>86.08699817955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1268">
                <text:p>6.01268</text:p>
              </table:table-cell>
              <table:table-cell office:value-type="float" office:value="84.0442655935614">
                <text:p>84.0442655935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1268">
                <text:p>6.31268</text:p>
              </table:table-cell>
              <table:table-cell office:value-type="float" office:value="82.5495832135671">
                <text:p>82.5495832135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1268">
                <text:p>6.61268</text:p>
              </table:table-cell>
              <table:table-cell office:value-type="float" office:value="81.7610424451471">
                <text:p>81.7610424451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6268">
                <text:p>6.96268</text:p>
              </table:table-cell>
              <table:table-cell office:value-type="float" office:value="80.9380090064195">
                <text:p>80.9380090064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26268">
                <text:p>7.26268</text:p>
              </table:table-cell>
              <table:table-cell office:value-type="float" office:value="80.4915205518827">
                <text:p>80.49152055188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7192">
                <text:p>7.57192</text:p>
              </table:table-cell>
              <table:table-cell office:value-type="float" office:value="80.1667145731532">
                <text:p>80.1667145731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2192">
                <text:p>7.82192</text:p>
              </table:table-cell>
              <table:table-cell office:value-type="float" office:value="80.1925840758839">
                <text:p>80.1925840758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17281">
                <text:p>8.17281</text:p>
              </table:table-cell>
              <table:table-cell office:value-type="float" office:value="80.1954584650762">
                <text:p>80.19545846507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50915">
                <text:p>8.50915</text:p>
              </table:table-cell>
              <table:table-cell office:value-type="float" office:value="80.1945003353454">
                <text:p>80.1945003353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8627">
                <text:p>8.8627</text:p>
              </table:table-cell>
              <table:table-cell office:value-type="float" office:value="80.1945003353454">
                <text:p>80.1945003353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12846">
                <text:p>9.12846</text:p>
              </table:table-cell>
              <table:table-cell office:value-type="float" office:value="80.1945003353454">
                <text:p>80.1945003353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4648">
                <text:p>9.4648</text:p>
              </table:table-cell>
              <table:table-cell office:value-type="float" office:value="80.1945003353454">
                <text:p>80.1945003353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73406">
                <text:p>9.73406</text:p>
              </table:table-cell>
              <table:table-cell office:value-type="float" office:value="80.1945003353454">
                <text:p>80.1945003353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98406">
                <text:p>9.98406</text:p>
              </table:table-cell>
              <table:table-cell office:value-type="float" office:value="80.1945003353454">
                <text:p>80.1945003353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2341">
                <text:p>10.2341</text:p>
              </table:table-cell>
              <table:table-cell office:value-type="float" office:value="79.6828590591166">
                <text:p>79.68285905911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4841">
                <text:p>10.4841</text:p>
              </table:table-cell>
              <table:table-cell office:value-type="float" office:value="79.3714668966178">
                <text:p>79.3714668966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7341">
                <text:p>10.7341</text:p>
              </table:table-cell>
              <table:table-cell office:value-type="float" office:value="79.150138928811">
                <text:p>79.150138928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0091">
                <text:p>11.0091</text:p>
              </table:table-cell>
              <table:table-cell office:value-type="float" office:value="79.150138928811">
                <text:p>79.150138928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2591">
                <text:p>11.2591</text:p>
              </table:table-cell>
              <table:table-cell office:value-type="float" office:value="78.6911947877743">
                <text:p>78.6911947877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5091">
                <text:p>11.5091</text:p>
              </table:table-cell>
              <table:table-cell office:value-type="float" office:value="78.6911947877743">
                <text:p>78.69119478777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7591">
                <text:p>11.7591</text:p>
              </table:table-cell>
              <table:table-cell office:value-type="float" office:value="78.3012359873527">
                <text:p>78.30123598735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0091">
                <text:p>12.0091</text:p>
              </table:table-cell>
              <table:table-cell office:value-type="float" office:value="78.3021941170834">
                <text:p>78.30219411708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2603">
                <text:p>12.2603</text:p>
              </table:table-cell>
              <table:table-cell office:value-type="float" office:value="78.0473316086998">
                <text:p>78.0473316086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5644">
                <text:p>12.5644</text:p>
              </table:table-cell>
              <table:table-cell office:value-type="float" office:value="78.0473316086998">
                <text:p>78.04733160869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8394">
                <text:p>12.8394</text:p>
              </table:table-cell>
              <table:table-cell office:value-type="float" office:value="77.7301906678164">
                <text:p>77.7301906678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0894">
                <text:p>13.0894</text:p>
              </table:table-cell>
              <table:table-cell office:value-type="float" office:value="77.7330650570087">
                <text:p>77.7330650570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3394">
                <text:p>13.3394</text:p>
              </table:table-cell>
              <table:table-cell office:value-type="float" office:value="77.4015521701638">
                <text:p>77.40155217016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5894">
                <text:p>13.5894</text:p>
              </table:table-cell>
              <table:table-cell office:value-type="float" office:value="77.4015521701638">
                <text:p>77.4015521701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8394">
                <text:p>13.8394</text:p>
              </table:table-cell>
              <table:table-cell office:value-type="float" office:value="77.4015521701638">
                <text:p>77.4015521701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1487">
                <text:p>14.1487</text:p>
              </table:table-cell>
              <table:table-cell office:value-type="float" office:value="77.0173421481269">
                <text:p>77.0173421481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3737">
                <text:p>14.3737</text:p>
              </table:table-cell>
              <table:table-cell office:value-type="float" office:value="77.0211746670499">
                <text:p>77.02117466704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6737">
                <text:p>14.6737</text:p>
              </table:table-cell>
              <table:table-cell office:value-type="float" office:value="77.0211746670499">
                <text:p>77.02117466704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9487">
                <text:p>14.9487</text:p>
              </table:table-cell>
              <table:table-cell office:value-type="float" office:value="76.6954105585896">
                <text:p>76.6954105585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2487">
                <text:p>15.2487</text:p>
              </table:table-cell>
              <table:table-cell office:value-type="float" office:value="76.6963686883204">
                <text:p>76.6963686883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987">
                <text:p>15.4987</text:p>
              </table:table-cell>
              <table:table-cell office:value-type="float" office:value="76.3964740825908">
                <text:p>76.39647408259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737">
                <text:p>15.7737</text:p>
              </table:table-cell>
              <table:table-cell office:value-type="float" office:value="76.3974322123215">
                <text:p>76.3974322123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818">
                <text:p>16.1818</text:p>
              </table:table-cell>
              <table:table-cell office:value-type="float" office:value="76.1531091309763">
                <text:p>76.15310913097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3818">
                <text:p>16.3818</text:p>
              </table:table-cell>
              <table:table-cell office:value-type="float" office:value="75.4191817572099">
                <text:p>75.41918175720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5818">
                <text:p>16.5818</text:p>
              </table:table-cell>
              <table:table-cell office:value-type="float" office:value="74.9966465459423">
                <text:p>74.9966465459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0568">
                <text:p>17.0568</text:p>
              </table:table-cell>
              <table:table-cell office:value-type="float" office:value="74.5789019833286">
                <text:p>74.5789019833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4568">
                <text:p>17.4568</text:p>
              </table:table-cell>
              <table:table-cell office:value-type="float" office:value="74.1841525342531">
                <text:p>74.18415253425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8068">
                <text:p>17.8068</text:p>
              </table:table-cell>
              <table:table-cell office:value-type="float" office:value="72.8945099166427">
                <text:p>72.89450991664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1568">
                <text:p>18.1568</text:p>
              </table:table-cell>
              <table:table-cell office:value-type="float" office:value="72.3828686404139">
                <text:p>72.38286864041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5068">
                <text:p>18.5068</text:p>
              </table:table-cell>
              <table:table-cell office:value-type="float" office:value="72.2544792564913">
                <text:p>72.25447925649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9068">
                <text:p>18.9068</text:p>
              </table:table-cell>
              <table:table-cell office:value-type="float" office:value="71.7313404234934">
                <text:p>71.73134042349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2568">
                <text:p>19.2568</text:p>
              </table:table-cell>
              <table:table-cell office:value-type="float" office:value="71.9315895372233">
                <text:p>71.93158953722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6068">
                <text:p>19.6068</text:p>
              </table:table-cell>
              <table:table-cell office:value-type="float" office:value="71.1765833093801">
                <text:p>71.17658330938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9328">
                <text:p>19.9328</text:p>
              </table:table-cell>
              <table:table-cell office:value-type="float" office:value="71.2541918175721">
                <text:p>71.2541918175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2156">
                <text:p>20.2156</text:p>
              </table:table-cell>
              <table:table-cell office:value-type="float" office:value="71.3164702500719">
                <text:p>71.31647025007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5665">
                <text:p>20.5665</text:p>
              </table:table-cell>
              <table:table-cell office:value-type="float" office:value="70.9600459902271">
                <text:p>70.96004599022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9165">
                <text:p>20.9165</text:p>
              </table:table-cell>
              <table:table-cell office:value-type="float" office:value="70.739676152151">
                <text:p>70.739676152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2091">
                <text:p>21.2091</text:p>
              </table:table-cell>
              <table:table-cell office:value-type="float" office:value="70.4522372329213">
                <text:p>70.45223723292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6191">
                <text:p>21.6191</text:p>
              </table:table-cell>
              <table:table-cell office:value-type="float" office:value="70.4551116221136">
                <text:p>70.4551116221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8191">
                <text:p>21.8191</text:p>
              </table:table-cell>
              <table:table-cell office:value-type="float" office:value="70.3008527354604">
                <text:p>70.30085273546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1191">
                <text:p>22.1191</text:p>
              </table:table-cell>
              <table:table-cell office:value-type="float" office:value="69.2402031235029">
                <text:p>69.2402031235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4191">
                <text:p>22.4191</text:p>
              </table:table-cell>
              <table:table-cell office:value-type="float" office:value="69.247868161349">
                <text:p>69.2478681613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7191">
                <text:p>22.7191</text:p>
              </table:table-cell>
              <table:table-cell office:value-type="float" office:value="69.0869023665804">
                <text:p>69.0869023665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0233">
                <text:p>23.0233</text:p>
              </table:table-cell>
              <table:table-cell office:value-type="float" office:value="68.6710740634282">
                <text:p>68.67107406342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3233">
                <text:p>23.3233</text:p>
              </table:table-cell>
              <table:table-cell office:value-type="float" office:value="68.6710740634282">
                <text:p>68.67107406342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6733">
                <text:p>23.6733</text:p>
              </table:table-cell>
              <table:table-cell office:value-type="float" office:value="68.3089010251988">
                <text:p>68.30890102519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9733">
                <text:p>23.9733</text:p>
              </table:table-cell>
              <table:table-cell office:value-type="float" office:value="68.3089010251988">
                <text:p>68.3089010251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2865">
                <text:p>24.2865</text:p>
              </table:table-cell>
              <table:table-cell office:value-type="float" office:value="68.1124844303919">
                <text:p>68.11248443039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5907">
                <text:p>24.5907</text:p>
              </table:table-cell>
              <table:table-cell office:value-type="float" office:value="68.1124844303919">
                <text:p>68.11248443039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8702">
                <text:p>24.8702</text:p>
              </table:table-cell>
              <table:table-cell office:value-type="float" office:value="68.1220657276995">
                <text:p>68.1220657276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1202">
                <text:p>25.1202</text:p>
              </table:table-cell>
              <table:table-cell office:value-type="float" office:value="68.1220657276995">
                <text:p>68.1220657276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4202">
                <text:p>25.4202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8115">
                <text:p>25.8115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0487">
                <text:p>26.0487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3097">
                <text:p>26.3097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6347">
                <text:p>26.6347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9347">
                <text:p>26.9347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2347">
                <text:p>27.2347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5479">
                <text:p>27.5479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7729">
                <text:p>27.7729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0862">
                <text:p>28.0862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5862">
                <text:p>28.5862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8712">
                <text:p>28.8712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0848">
                <text:p>29.0848</text:p>
              </table:table-cell>
              <table:table-cell office:value-type="float" office:value="67.9505605058925">
                <text:p>67.9505605058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3288">
                <text:p>29.3288</text:p>
              </table:table-cell>
              <table:table-cell office:value-type="float" office:value="67.9496023761617">
                <text:p>67.94960237616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6134">
                <text:p>29.6134</text:p>
              </table:table-cell>
              <table:table-cell office:value-type="float" office:value="67.7991760084316">
                <text:p>67.79917600843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8602">
                <text:p>29.8602</text:p>
              </table:table-cell>
              <table:table-cell office:value-type="float" office:value="67.8010922678931">
                <text:p>67.80109226789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1102">
                <text:p>30.1102</text:p>
              </table:table-cell>
              <table:table-cell office:value-type="float" office:value="67.813547954393">
                <text:p>67.813547954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3602">
                <text:p>30.3602</text:p>
              </table:table-cell>
              <table:table-cell office:value-type="float" office:value="67.8355849382006">
                <text:p>67.83558493820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6602">
                <text:p>30.6602</text:p>
              </table:table-cell>
              <table:table-cell office:value-type="float" office:value="67.8355849382006">
                <text:p>67.8355849382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.9602">
                <text:p>30.9602</text:p>
              </table:table-cell>
              <table:table-cell office:value-type="float" office:value="67.8355849382006">
                <text:p>67.8355849382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2602">
                <text:p>31.2602</text:p>
              </table:table-cell>
              <table:table-cell office:value-type="float" office:value="67.8355849382006">
                <text:p>67.83558493820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6102">
                <text:p>31.6102</text:p>
              </table:table-cell>
              <table:table-cell office:value-type="float" office:value="67.8355849382006">
                <text:p>67.83558493820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9742">
                <text:p>31.9742</text:p>
              </table:table-cell>
              <table:table-cell office:value-type="float" office:value="67.8355849382006">
                <text:p>67.83558493820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2783">
                <text:p>32.2783</text:p>
              </table:table-cell>
              <table:table-cell office:value-type="float" office:value="67.8355849382006">
                <text:p>67.83558493820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.6319">
                <text:p>32.6319</text:p>
              </table:table-cell>
              <table:table-cell office:value-type="float" office:value="67.8355849382006">
                <text:p>67.83558493820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8819">
                <text:p>32.8819</text:p>
              </table:table-cell>
              <table:table-cell office:value-type="float" office:value="67.8355849382006">
                <text:p>67.8355849382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2319">
                <text:p>33.2319</text:p>
              </table:table-cell>
              <table:table-cell office:value-type="float" office:value="67.8355849382006">
                <text:p>67.83558493820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5319">
                <text:p>33.5319</text:p>
              </table:table-cell>
              <table:table-cell office:value-type="float" office:value="67.8384593273929">
                <text:p>67.83845932739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8819">
                <text:p>33.8819</text:p>
              </table:table-cell>
              <table:table-cell office:value-type="float" office:value="67.8384593273929">
                <text:p>67.83845932739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2069">
                <text:p>34.2069</text:p>
              </table:table-cell>
              <table:table-cell office:value-type="float" office:value="67.8375011976622">
                <text:p>67.83750119766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4531">
                <text:p>34.4531</text:p>
              </table:table-cell>
              <table:table-cell office:value-type="float" office:value="67.8375011976622">
                <text:p>67.83750119766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7326">
                <text:p>34.7326</text:p>
              </table:table-cell>
              <table:table-cell office:value-type="float" office:value="67.8375011976622">
                <text:p>67.8375011976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0326">
                <text:p>35.0326</text:p>
              </table:table-cell>
              <table:table-cell office:value-type="float" office:value="67.8375011976622">
                <text:p>67.83750119766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3799">
                <text:p>35.3799</text:p>
              </table:table-cell>
              <table:table-cell office:value-type="float" office:value="67.8375011976622">
                <text:p>67.83750119766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681">
                <text:p>35.681</text:p>
              </table:table-cell>
              <table:table-cell office:value-type="float" office:value="67.9026540193542">
                <text:p>67.9026540193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9736">
                <text:p>35.9736</text:p>
              </table:table-cell>
              <table:table-cell office:value-type="float" office:value="67.7675577273163">
                <text:p>67.76755772731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2248">
                <text:p>36.2248</text:p>
              </table:table-cell>
              <table:table-cell office:value-type="float" office:value="67.7062374245473">
                <text:p>67.70623742454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5099">
                <text:p>36.5099</text:p>
              </table:table-cell>
              <table:table-cell office:value-type="float" office:value="67.8355849382006">
                <text:p>67.8355849382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8151">
                <text:p>36.8151</text:p>
              </table:table-cell>
              <table:table-cell office:value-type="float" office:value="67.580722429817">
                <text:p>67.5807224298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.9971">
                <text:p>36.9971</text:p>
              </table:table-cell>
              <table:table-cell office:value-type="float" office:value="67.6305451758168">
                <text:p>67.63054517581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3978">
                <text:p>37.3978</text:p>
              </table:table-cell>
              <table:table-cell office:value-type="float" office:value="67.6851585704704">
                <text:p>67.68515857047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6773">
                <text:p>37.6773</text:p>
              </table:table-cell>
              <table:table-cell office:value-type="float" office:value="67.5308996838172">
                <text:p>67.53089968381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0023">
                <text:p>38.0023</text:p>
              </table:table-cell>
              <table:table-cell office:value-type="float" office:value="65.0014371945962">
                <text:p>65.00143719459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2774">
                <text:p>38.2774</text:p>
              </table:table-cell>
              <table:table-cell office:value-type="float" office:value="63.9714477340232">
                <text:p>63.97144773402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6273">
                <text:p>38.6273</text:p>
              </table:table-cell>
              <table:table-cell office:value-type="float" office:value="62.7565392354125">
                <text:p>62.7565392354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9773">
                <text:p>38.9773</text:p>
              </table:table-cell>
              <table:table-cell office:value-type="float" office:value="61.9967423589154">
                <text:p>61.99674235891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.3273">
                <text:p>39.3273</text:p>
              </table:table-cell>
              <table:table-cell office:value-type="float" office:value="61.740921720801">
                <text:p>61.7409217208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5773">
                <text:p>39.5773</text:p>
              </table:table-cell>
              <table:table-cell office:value-type="float" office:value="61.6315033055476">
                <text:p>61.6315033055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.9773">
                <text:p>39.9773</text:p>
              </table:table-cell>
              <table:table-cell office:value-type="float" office:value="61.7457123694548">
                <text:p>61.74571236945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.3273">
                <text:p>40.3273</text:p>
              </table:table-cell>
              <table:table-cell office:value-type="float" office:value="61.4187985053176">
                <text:p>61.41879850531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.6273">
                <text:p>40.6273</text:p>
              </table:table-cell>
              <table:table-cell office:value-type="float" office:value="60.9868736226885">
                <text:p>60.98687362268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.9773">
                <text:p>40.9773</text:p>
              </table:table-cell>
              <table:table-cell office:value-type="float" office:value="60.8688320398582">
                <text:p>60.86883203985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2347">
                <text:p>41.2347</text:p>
              </table:table-cell>
              <table:table-cell office:value-type="float" office:value="61.01370125515">
                <text:p>61.013701255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5711">
                <text:p>41.5711</text:p>
              </table:table-cell>
              <table:table-cell office:value-type="float" office:value="60.6151192871515">
                <text:p>60.61511928715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.5711">
                <text:p>41.5711</text:p>
              </table:table-cell>
              <table:table-cell office:value-type="float" office:value="60.617035546613">
                <text:p>60.6170355466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1611">
                <text:p>42.1611</text:p>
              </table:table-cell>
              <table:table-cell office:value-type="float" office:value="60.3706045798601">
                <text:p>60.37060457986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4111">
                <text:p>42.4111</text:p>
              </table:table-cell>
              <table:table-cell office:value-type="float" office:value="60.1617322985532">
                <text:p>60.16173229855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.7611">
                <text:p>42.7611</text:p>
              </table:table-cell>
              <table:table-cell office:value-type="float" office:value="59.6493245185398">
                <text:p>59.6493245185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1111">
                <text:p>43.1111</text:p>
              </table:table-cell>
              <table:table-cell office:value-type="float" office:value="59.2814027019258">
                <text:p>59.28140270192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4611">
                <text:p>43.4611</text:p>
              </table:table-cell>
              <table:table-cell office:value-type="float" office:value="58.9288109610041">
                <text:p>58.92881096100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.8111">
                <text:p>43.8111</text:p>
              </table:table-cell>
              <table:table-cell office:value-type="float" office:value="58.6018970968669">
                <text:p>58.60189709686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1361">
                <text:p>44.1361</text:p>
              </table:table-cell>
              <table:table-cell office:value-type="float" office:value="56.3713710836447">
                <text:p>56.3713710836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5361">
                <text:p>44.5361</text:p>
              </table:table-cell>
              <table:table-cell office:value-type="float" office:value="55.4151576123407">
                <text:p>55.41515761234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.9361">
                <text:p>44.9361</text:p>
              </table:table-cell>
              <table:table-cell office:value-type="float" office:value="55.3588195841717">
                <text:p>55.35881958417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2861">
                <text:p>45.2861</text:p>
              </table:table-cell>
              <table:table-cell office:value-type="float" office:value="54.944907540481">
                <text:p>54.9449075404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6861">
                <text:p>45.6861</text:p>
              </table:table-cell>
              <table:table-cell office:value-type="float" office:value="54.1830027785762">
                <text:p>54.18300277857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0361">
                <text:p>46.0361</text:p>
              </table:table-cell>
              <table:table-cell office:value-type="float" office:value="53.7039379131935">
                <text:p>53.70393791319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4369">
                <text:p>46.4369</text:p>
              </table:table-cell>
              <table:table-cell office:value-type="float" office:value="53.1731340423493">
                <text:p>53.17313404234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7027">
                <text:p>46.7027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0189">
                <text:p>47.0189</text:p>
              </table:table-cell>
              <table:table-cell office:value-type="float" office:value="52.9960716681039">
                <text:p>52.99607166810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3768">
                <text:p>47.3768</text:p>
              </table:table-cell>
              <table:table-cell office:value-type="float" office:value="52.5484334578902">
                <text:p>52.54843345789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5768">
                <text:p>47.5768</text:p>
              </table:table-cell>
              <table:table-cell office:value-type="float" office:value="50.0546133946536">
                <text:p>50.05461339465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0018">
                <text:p>48.0018</text:p>
              </table:table-cell>
              <table:table-cell office:value-type="float" office:value="49.9262240107311">
                <text:p>49.92622401073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3598">
                <text:p>48.3598</text:p>
              </table:table-cell>
              <table:table-cell office:value-type="float" office:value="49.9894605729616">
                <text:p>49.98946057296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.5598">
                <text:p>48.5598</text:p>
              </table:table-cell>
              <table:table-cell office:value-type="float" office:value="50.1224489795918">
                <text:p>50.12244897959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8.9098">
                <text:p>48.9098</text:p>
              </table:table-cell>
              <table:table-cell office:value-type="float" office:value="49.7583596819009">
                <text:p>49.75835968190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2598">
                <text:p>49.2598</text:p>
              </table:table-cell>
              <table:table-cell office:value-type="float" office:value="47.8202548625084">
                <text:p>47.82025486250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2598">
                <text:p>49.2598</text:p>
              </table:table-cell>
              <table:table-cell office:value-type="float" office:value="47.5730573919709">
                <text:p>47.57305739197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.823">
                <text:p>49.823</text:p>
              </table:table-cell>
              <table:table-cell office:value-type="float" office:value="47.1484142952956">
                <text:p>47.1484142952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1272">
                <text:p>50.1272</text:p>
              </table:table-cell>
              <table:table-cell office:value-type="float" office:value="47.0104436140653">
                <text:p>47.01044361406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.3408">
                <text:p>50.3408</text:p>
              </table:table-cell>
              <table:table-cell office:value-type="float" office:value="47.0104436140653">
                <text:p>47.01044361406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7908">
                <text:p>50.7908</text:p>
              </table:table-cell>
              <table:table-cell office:value-type="float" office:value="46.8602088722813">
                <text:p>46.86020887228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1908">
                <text:p>51.1908</text:p>
              </table:table-cell>
              <table:table-cell office:value-type="float" office:value="46.8602088722813">
                <text:p>46.86020887228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.5408">
                <text:p>51.5408</text:p>
              </table:table-cell>
              <table:table-cell office:value-type="float" office:value="46.8609753760659">
                <text:p>46.86097537606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.9408">
                <text:p>51.9408</text:p>
              </table:table-cell>
              <table:table-cell office:value-type="float" office:value="46.6915780396666">
                <text:p>46.69157803966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3908">
                <text:p>52.3908</text:p>
              </table:table-cell>
              <table:table-cell office:value-type="float" office:value="46.6915780396666">
                <text:p>46.69157803966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7408">
                <text:p>52.7408</text:p>
              </table:table-cell>
              <table:table-cell office:value-type="float" office:value="46.6915780396666">
                <text:p>46.69157803966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0408">
                <text:p>53.0408</text:p>
              </table:table-cell>
              <table:table-cell office:value-type="float" office:value="46.6915780396666">
                <text:p>46.69157803966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4439">
                <text:p>53.4439</text:p>
              </table:table-cell>
              <table:table-cell office:value-type="float" office:value="46.6915780396666">
                <text:p>46.69157803966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.6744">
                <text:p>53.6744</text:p>
              </table:table-cell>
              <table:table-cell office:value-type="float" office:value="46.6915780396666">
                <text:p>46.69157803966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9244">
                <text:p>53.9244</text:p>
              </table:table-cell>
              <table:table-cell office:value-type="float" office:value="46.6923445434512">
                <text:p>46.69234454345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2579">
                <text:p>54.2579</text:p>
              </table:table-cell>
              <table:table-cell office:value-type="float" office:value="46.7019258407588">
                <text:p>46.70192584075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5129">
                <text:p>54.5129</text:p>
              </table:table-cell>
              <table:table-cell office:value-type="float" office:value="46.7019258407588">
                <text:p>46.70192584075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7434">
                <text:p>54.7434</text:p>
              </table:table-cell>
              <table:table-cell office:value-type="float" office:value="46.7019258407588">
                <text:p>46.70192584075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.9738">
                <text:p>54.9738</text:p>
              </table:table-cell>
              <table:table-cell office:value-type="float" office:value="46.7049918558973">
                <text:p>46.70499185589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.1754">
                <text:p>55.1754</text:p>
              </table:table-cell>
              <table:table-cell office:value-type="float" office:value="46.7076746191434">
                <text:p>46.70767461914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.4059">
                <text:p>55.4059</text:p>
              </table:table-cell>
              <table:table-cell office:value-type="float" office:value="46.7088243748203">
                <text:p>46.70882437482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5.825">
                <text:p>55.825</text:p>
              </table:table-cell>
              <table:table-cell office:value-type="float" office:value="46.7088243748203">
                <text:p>46.70882437482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.0154">
                <text:p>56.0154</text:p>
              </table:table-cell>
              <table:table-cell office:value-type="float" office:value="46.7088243748203">
                <text:p>46.70882437482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.3316">
                <text:p>56.3316</text:p>
              </table:table-cell>
              <table:table-cell office:value-type="float" office:value="46.7076746191434">
                <text:p>46.70767461914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.6408">
                <text:p>56.6408</text:p>
              </table:table-cell>
              <table:table-cell office:value-type="float" office:value="46.2680846986682">
                <text:p>46.26808469866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.9101">
                <text:p>56.9101</text:p>
              </table:table-cell>
              <table:table-cell office:value-type="float" office:value="45.9028456453004">
                <text:p>45.9028456453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.3101">
                <text:p>57.3101</text:p>
              </table:table-cell>
              <table:table-cell office:value-type="float" office:value="45.4544409313021">
                <text:p>45.45444093130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.5601">
                <text:p>57.5601</text:p>
              </table:table-cell>
              <table:table-cell office:value-type="float" office:value="45.1823320877647">
                <text:p>45.18233208776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.0101">
                <text:p>58.0101</text:p>
              </table:table-cell>
              <table:table-cell office:value-type="float" office:value="45.0807703363035">
                <text:p>45.08077033630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.2601">
                <text:p>58.2601</text:p>
              </table:table-cell>
              <table:table-cell office:value-type="float" office:value="44.6994347034589">
                <text:p>44.6994347034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.6101">
                <text:p>58.6101</text:p>
              </table:table-cell>
              <table:table-cell office:value-type="float" office:value="44.6764395899205">
                <text:p>44.67643958992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.9601">
                <text:p>58.9601</text:p>
              </table:table-cell>
              <table:table-cell office:value-type="float" office:value="43.9176008431542">
                <text:p>43.91760084315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.2964">
                <text:p>59.2964</text:p>
              </table:table-cell>
              <table:table-cell office:value-type="float" office:value="43.9264156366772">
                <text:p>43.92641563667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.7471">
                <text:p>59.7471</text:p>
              </table:table-cell>
              <table:table-cell office:value-type="float" office:value="42.8820542301428">
                <text:p>42.88205423014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0081">
                <text:p>60.0081</text:p>
              </table:table-cell>
              <table:table-cell office:value-type="float" office:value="43.0851777330651">
                <text:p>43.08517773306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.3772">
                <text:p>60.3772</text:p>
              </table:table-cell>
              <table:table-cell office:value-type="float" office:value="42.4547283702213">
                <text:p>42.45472837022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.7772">
                <text:p>60.7772</text:p>
              </table:table-cell>
              <table:table-cell office:value-type="float" office:value="42.4087381431446">
                <text:p>42.40873814314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.2272">
                <text:p>61.2272</text:p>
              </table:table-cell>
              <table:table-cell office:value-type="float" office:value="42.5965315703746">
                <text:p>42.59653157037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7022">
                <text:p>61.7022</text:p>
              </table:table-cell>
              <table:table-cell office:value-type="float" office:value="42.2159624413146">
                <text:p>42.2159624413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.0522">
                <text:p>62.0522</text:p>
              </table:table-cell>
              <table:table-cell office:value-type="float" office:value="42.0070901600077">
                <text:p>42.00709016000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.3782">
                <text:p>62.3782</text:p>
              </table:table-cell>
              <table:table-cell office:value-type="float" office:value="42.0063236562231">
                <text:p>42.00632365622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.5782">
                <text:p>62.5782</text:p>
              </table:table-cell>
              <table:table-cell office:value-type="float" office:value="42.0032576410846">
                <text:p>42.00325764108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.8532">
                <text:p>62.8532</text:p>
              </table:table-cell>
              <table:table-cell office:value-type="float" office:value="42.0044073967615">
                <text:p>42.00440739676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.2172">
                <text:p>63.2172</text:p>
              </table:table-cell>
              <table:table-cell office:value-type="float" office:value="41.8518731436236">
                <text:p>41.85187314362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3922">
                <text:p>63.3922</text:p>
              </table:table-cell>
              <table:table-cell office:value-type="float" office:value="41.8518731436236">
                <text:p>41.85187314362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.6672">
                <text:p>63.6672</text:p>
              </table:table-cell>
              <table:table-cell office:value-type="float" office:value="41.8518731436236">
                <text:p>41.85187314362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.9765">
                <text:p>63.9765</text:p>
              </table:table-cell>
              <table:table-cell office:value-type="float" office:value="41.0232825524576">
                <text:p>41.02328255245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.4265">
                <text:p>64.4265</text:p>
              </table:table-cell>
              <table:table-cell office:value-type="float" office:value="41.0278815751653">
                <text:p>41.02788157516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.8515">
                <text:p>64.8515</text:p>
              </table:table-cell>
              <table:table-cell office:value-type="float" office:value="40.8458369263198">
                <text:p>40.84583692631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.2765">
                <text:p>65.2765</text:p>
              </table:table-cell>
              <table:table-cell office:value-type="float" office:value="39.2189326434799">
                <text:p>39.21893264347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.6515">
                <text:p>65.6515</text:p>
              </table:table-cell>
              <table:table-cell office:value-type="float" office:value="37.8277282744084">
                <text:p>37.82772827440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6.0015">
                <text:p>66.0015</text:p>
              </table:table-cell>
              <table:table-cell office:value-type="float" office:value="37.1647025007186">
                <text:p>37.16470250071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6.3765">
                <text:p>66.3765</text:p>
              </table:table-cell>
              <table:table-cell office:value-type="float" office:value="36.1310721471687">
                <text:p>36.13107214716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.7765">
                <text:p>66.7765</text:p>
              </table:table-cell>
              <table:table-cell office:value-type="float" office:value="35.3358244706333">
                <text:p>35.3358244706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.1765">
                <text:p>67.1765</text:p>
              </table:table-cell>
              <table:table-cell office:value-type="float" office:value="32.5752610903516">
                <text:p>32.57526109035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7.5765">
                <text:p>67.5765</text:p>
              </table:table-cell>
              <table:table-cell office:value-type="float" office:value="31.2357957267414">
                <text:p>31.23579572674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8.0015">
                <text:p>68.0015</text:p>
              </table:table-cell>
              <table:table-cell office:value-type="float" office:value="30.7253042061895">
                <text:p>30.72530420618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8.4015">
                <text:p>68.4015</text:p>
              </table:table-cell>
              <table:table-cell office:value-type="float" office:value="30.6199099358053">
                <text:p>30.61990993580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7197">
                <text:p>68.7197</text:p>
              </table:table-cell>
              <table:table-cell office:value-type="float" office:value="30.5152821692057">
                <text:p>30.51528216920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.9555">
                <text:p>68.9555</text:p>
              </table:table-cell>
              <table:table-cell office:value-type="float" office:value="30.1741879850532">
                <text:p>30.17418798505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9.346">
                <text:p>69.346</text:p>
              </table:table-cell>
              <table:table-cell office:value-type="float" office:value="30.3313212608987">
                <text:p>30.33132126089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.7491">
                <text:p>69.7491</text:p>
              </table:table-cell>
              <table:table-cell office:value-type="float" office:value="30.3382197949602">
                <text:p>30.33821979496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.1491">
                <text:p>70.1491</text:p>
              </table:table-cell>
              <table:table-cell office:value-type="float" office:value="30.2585034013605">
                <text:p>30.25850340136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.5491">
                <text:p>70.5491</text:p>
              </table:table-cell>
              <table:table-cell office:value-type="float" office:value="29.7487783845933">
                <text:p>29.74877838459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0.7991">
                <text:p>70.7991</text:p>
              </table:table-cell>
              <table:table-cell office:value-type="float" office:value="29.1298265785187">
                <text:p>29.12982657851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1.1991">
                <text:p>71.1991</text:p>
              </table:table-cell>
              <table:table-cell office:value-type="float" office:value="27.9819871610616">
                <text:p>27.98198716106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.5491">
                <text:p>71.5491</text:p>
              </table:table-cell>
              <table:table-cell office:value-type="float" office:value="27.0499185589729">
                <text:p>27.04991855897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.7491">
                <text:p>71.7491</text:p>
              </table:table-cell>
              <table:table-cell office:value-type="float" office:value="26.8609753760659">
                <text:p>26.86097537606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9491">
                <text:p>71.9491</text:p>
              </table:table-cell>
              <table:table-cell office:value-type="float" office:value="26.563188655744">
                <text:p>26.5631886557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.3491">
                <text:p>72.3491</text:p>
              </table:table-cell>
              <table:table-cell office:value-type="float" office:value="25.6414678547475">
                <text:p>25.64146785474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.6991">
                <text:p>72.6991</text:p>
              </table:table-cell>
              <table:table-cell office:value-type="float" office:value="25.2486346651337">
                <text:p>25.24863466513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.0991">
                <text:p>73.0991</text:p>
              </table:table-cell>
              <table:table-cell office:value-type="float" office:value="24.19277570183">
                <text:p>24.192775701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.3696">
                <text:p>73.3696</text:p>
              </table:table-cell>
              <table:table-cell office:value-type="float" office:value="24.2119382964453">
                <text:p>24.21193829644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.6696">
                <text:p>73.6696</text:p>
              </table:table-cell>
              <table:table-cell office:value-type="float" office:value="23.9885024432308">
                <text:p>23.98850244323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4.1196">
                <text:p>74.1196</text:p>
              </table:table-cell>
              <table:table-cell office:value-type="float" office:value="23.1587620963879">
                <text:p>23.15876209638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.5695">
                <text:p>74.5695</text:p>
              </table:table-cell>
              <table:table-cell office:value-type="float" office:value="22.5332950081441">
                <text:p>22.53329500814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.0195">
                <text:p>75.0195</text:p>
              </table:table-cell>
              <table:table-cell office:value-type="float" office:value="22.553224106544">
                <text:p>22.5532241065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5.2888">
                <text:p>75.2888</text:p>
              </table:table-cell>
              <table:table-cell office:value-type="float" office:value="22.1193829644534">
                <text:p>22.11938296445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.6468">
                <text:p>75.6468</text:p>
              </table:table-cell>
              <table:table-cell office:value-type="float" office:value="21.719651240778">
                <text:p>21.7196512407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5.8839">
                <text:p>75.8839</text:p>
              </table:table-cell>
              <table:table-cell office:value-type="float" office:value="21.719651240778">
                <text:p>21.7196512407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.1839">
                <text:p>76.1839</text:p>
              </table:table-cell>
              <table:table-cell office:value-type="float" office:value="21.1708345309955">
                <text:p>21.17083453099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6.524">
                <text:p>76.524</text:p>
              </table:table-cell>
              <table:table-cell office:value-type="float" office:value="20.8266743317045">
                <text:p>20.82667433170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6.924">
                <text:p>76.924</text:p>
              </table:table-cell>
              <table:table-cell office:value-type="float" office:value="20.3583405193063">
                <text:p>20.35834051930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.124">
                <text:p>77.124</text:p>
              </table:table-cell>
              <table:table-cell office:value-type="float" office:value="20.3591070230909">
                <text:p>20.35910702309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.574">
                <text:p>77.574</text:p>
              </table:table-cell>
              <table:table-cell office:value-type="float" office:value="19.6117658330938">
                <text:p>19.61176583309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7739">
                <text:p>77.7739</text:p>
              </table:table-cell>
              <table:table-cell office:value-type="float" office:value="19.3772156750024">
                <text:p>19.37721567500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0239">
                <text:p>78.0239</text:p>
              </table:table-cell>
              <table:table-cell office:value-type="float" office:value="19.067548146019">
                <text:p>19.0675481460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8.4739">
                <text:p>78.4739</text:p>
              </table:table-cell>
              <table:table-cell office:value-type="float" office:value="18.5263964740826">
                <text:p>18.52639647408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.6739">
                <text:p>78.6739</text:p>
              </table:table-cell>
              <table:table-cell office:value-type="float" office:value="18.2416403180991">
                <text:p>18.2416403180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9.1239">
                <text:p>79.1239</text:p>
              </table:table-cell>
              <table:table-cell office:value-type="float" office:value="15.9804541534924">
                <text:p>15.98045415349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9.3239">
                <text:p>79.3239</text:p>
              </table:table-cell>
              <table:table-cell office:value-type="float" office:value="15.5684583692632">
                <text:p>15.5684583692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.6239">
                <text:p>79.6239</text:p>
              </table:table-cell>
              <table:table-cell office:value-type="float" office:value="14.912331129635">
                <text:p>14.9123311296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.9239">
                <text:p>79.9239</text:p>
              </table:table-cell>
              <table:table-cell office:value-type="float" office:value="14.1343297882533">
                <text:p>14.13432978825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.1739">
                <text:p>80.1739</text:p>
              </table:table-cell>
              <table:table-cell office:value-type="float" office:value="13.7556769186548">
                <text:p>13.75567691865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.4739">
                <text:p>80.4739</text:p>
              </table:table-cell>
              <table:table-cell office:value-type="float" office:value="13.1079812206573">
                <text:p>13.10798122065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.775">
                <text:p>80.775</text:p>
              </table:table-cell>
              <table:table-cell office:value-type="float" office:value="12.8025294624892">
                <text:p>12.80252946248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1.0578">
                <text:p>81.0578</text:p>
              </table:table-cell>
              <table:table-cell office:value-type="float" office:value="12.8121107597969">
                <text:p>12.81211075979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1.3236">
                <text:p>81.3236</text:p>
              </table:table-cell>
              <table:table-cell office:value-type="float" office:value="12.5388521605825">
                <text:p>12.53885216058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1.7486">
                <text:p>81.7486</text:p>
              </table:table-cell>
              <table:table-cell office:value-type="float" office:value="11.9179840950465">
                <text:p>11.91798409504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2.1486">
                <text:p>82.1486</text:p>
              </table:table-cell>
              <table:table-cell office:value-type="float" office:value="11.9179840950465">
                <text:p>11.91798409504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2.5486">
                <text:p>82.5486</text:p>
              </table:table-cell>
              <table:table-cell office:value-type="float" office:value="11.9179840950465">
                <text:p>11.91798409504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.9486">
                <text:p>82.9486</text:p>
              </table:table-cell>
              <table:table-cell office:value-type="float" office:value="11.9179840950465">
                <text:p>11.91798409504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3.2995">
                <text:p>83.2995</text:p>
              </table:table-cell>
              <table:table-cell office:value-type="float" office:value="11.9179840950465">
                <text:p>11.91798409504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3.5056">
                <text:p>83.5056</text:p>
              </table:table-cell>
              <table:table-cell office:value-type="float" office:value="11.9179840950465">
                <text:p>11.91798409504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3.9056">
                <text:p>83.9056</text:p>
              </table:table-cell>
              <table:table-cell office:value-type="float" office:value="11.9179840950465">
                <text:p>11.91798409504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.3056">
                <text:p>84.3056</text:p>
              </table:table-cell>
              <table:table-cell office:value-type="float" office:value="11.9313979112772">
                <text:p>11.93139791127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.6056">
                <text:p>84.6056</text:p>
              </table:table-cell>
              <table:table-cell office:value-type="float" office:value="11.9325476669541">
                <text:p>11.93254766695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4.9556">
                <text:p>84.9556</text:p>
              </table:table-cell>
              <table:table-cell office:value-type="float" office:value="11.9333141707387">
                <text:p>11.93331417073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5.2556">
                <text:p>85.2556</text:p>
              </table:table-cell>
              <table:table-cell office:value-type="float" office:value="11.9363801858772">
                <text:p>11.93638018587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5.6806">
                <text:p>85.6806</text:p>
              </table:table-cell>
              <table:table-cell office:value-type="float" office:value="11.9371466896618">
                <text:p>11.93714668966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6.0306">
                <text:p>86.0306</text:p>
              </table:table-cell>
              <table:table-cell office:value-type="float" office:value="11.9390629491233">
                <text:p>11.93906294912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.3806">
                <text:p>86.3806</text:p>
              </table:table-cell>
              <table:table-cell office:value-type="float" office:value="11.9382964453387">
                <text:p>11.93829644533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6.6306">
                <text:p>86.6306</text:p>
              </table:table-cell>
              <table:table-cell office:value-type="float" office:value="11.9382964453387">
                <text:p>11.93829644533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6.8856">
                <text:p>86.8856</text:p>
              </table:table-cell>
              <table:table-cell office:value-type="float" office:value="11.9371466896618">
                <text:p>11.93714668966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7.2392">
                <text:p>87.2392</text:p>
              </table:table-cell>
              <table:table-cell office:value-type="float" office:value="11.9371466896618">
                <text:p>11.93714668966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7.4941">
                <text:p>87.4941</text:p>
              </table:table-cell>
              <table:table-cell office:value-type="float" office:value="11.9371466896618">
                <text:p>11.93714668966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7.7077">
                <text:p>87.7077</text:p>
              </table:table-cell>
              <table:table-cell office:value-type="float" office:value="11.9363801858772">
                <text:p>11.93638018587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.9382">
                <text:p>87.9382</text:p>
              </table:table-cell>
              <table:table-cell office:value-type="float" office:value="11.9363801858772">
                <text:p>11.93638018587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7.9382">
                <text:p>87.9382</text:p>
              </table:table-cell>
              <table:table-cell office:value-type="float" office:value="11.9352304302003">
                <text:p>11.93523043020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8.5245">
                <text:p>88.5245</text:p>
              </table:table-cell>
              <table:table-cell office:value-type="float" office:value="11.9382964453387">
                <text:p>11.93829644533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8.5245">
                <text:p>88.5245</text:p>
              </table:table-cell>
              <table:table-cell office:value-type="float" office:value="11.9382964453387">
                <text:p>11.93829644533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.3127">
                <text:p>89.3127</text:p>
              </table:table-cell>
              <table:table-cell office:value-type="float" office:value="11.9371466896618">
                <text:p>11.93714668966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9.5126">
                <text:p>89.5126</text:p>
              </table:table-cell>
              <table:table-cell office:value-type="float" office:value="11.9371466896618">
                <text:p>11.93714668966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9.9127">
                <text:p>89.9127</text:p>
              </table:table-cell>
              <table:table-cell office:value-type="float" office:value="11.9352304302003">
                <text:p>11.93523043020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0.3127">
                <text:p>90.3127</text:p>
              </table:table-cell>
              <table:table-cell office:value-type="float" office:value="11.9344639264156">
                <text:p>11.93446392641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0.7877">
                <text:p>90.7877</text:p>
              </table:table-cell>
              <table:table-cell office:value-type="float" office:value="11.9344639264156">
                <text:p>11.93446392641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.1627">
                <text:p>91.1627</text:p>
              </table:table-cell>
              <table:table-cell office:value-type="float" office:value="11.9352304302003">
                <text:p>11.93523043020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1.4627">
                <text:p>91.4627</text:p>
              </table:table-cell>
              <table:table-cell office:value-type="float" office:value="11.9344639264156">
                <text:p>11.93446392641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1.7477">
                <text:p>91.7477</text:p>
              </table:table-cell>
              <table:table-cell office:value-type="float" office:value="11.9344639264156">
                <text:p>11.93446392641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2.0477">
                <text:p>92.0477</text:p>
              </table:table-cell>
              <table:table-cell office:value-type="float" office:value="11.9459614831848">
                <text:p>11.94596148318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2.4756">
                <text:p>92.4756</text:p>
              </table:table-cell>
              <table:table-cell office:value-type="float" office:value="11.7551020408163">
                <text:p>11.75510204081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2.7808">
                <text:p>92.7808</text:p>
              </table:table-cell>
              <table:table-cell office:value-type="float" office:value="11.4055763150331">
                <text:p>11.40557631503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.0308">
                <text:p>93.0308</text:p>
              </table:table-cell>
              <table:table-cell office:value-type="float" office:value="11.095142282265">
                <text:p>11.0951422822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3.3308">
                <text:p>93.3308</text:p>
              </table:table-cell>
              <table:table-cell office:value-type="float" office:value="10.4416978058829">
                <text:p>10.44169780588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3.7058">
                <text:p>93.7058</text:p>
              </table:table-cell>
              <table:table-cell office:value-type="float" office:value="9.64721663313214">
                <text:p>9.647216633132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3.9853">
                <text:p>93.9853</text:p>
              </table:table-cell>
              <table:table-cell office:value-type="float" office:value="9.12024528121109">
                <text:p>9.120245281211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4.3015">
                <text:p>94.3015</text:p>
              </table:table-cell>
              <table:table-cell office:value-type="float" office:value="5.62422151959376">
                <text:p>5.624221519593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4.7265">
                <text:p>94.7265</text:p>
              </table:table-cell>
              <table:table-cell office:value-type="float" office:value="3.54201398869408">
                <text:p>3.542013988694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5.0358">
                <text:p>95.0358</text:p>
              </table:table-cell>
              <table:table-cell office:value-type="float" office:value="2.70959087860497">
                <text:p>2.709590878604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5.3858">
                <text:p>95.3858</text:p>
              </table:table-cell>
              <table:table-cell office:value-type="float" office:value="2.55514036600556">
                <text:p>2.555140366005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5.6899">
                <text:p>95.6899</text:p>
              </table:table-cell>
              <table:table-cell office:value-type="float" office:value="2.37884449554471">
                <text:p>2.378844495544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5.975">
                <text:p>95.975</text:p>
              </table:table-cell>
              <table:table-cell office:value-type="float" office:value="2.15004311583789">
                <text:p>2.150043115837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6.3113">
                <text:p>96.3113</text:p>
              </table:table-cell>
              <table:table-cell office:value-type="float" office:value="1.98332854268468">
                <text:p>1.983328542684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6.6692">
                <text:p>96.6692</text:p>
              </table:table-cell>
              <table:table-cell office:value-type="float" office:value="1.56941649899397">
                <text:p>1.569416498993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6.9192">
                <text:p>96.9192</text:p>
              </table:table-cell>
              <table:table-cell office:value-type="float" office:value="1.62115550445531">
                <text:p>1.621155504455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7.2692">
                <text:p>97.2692</text:p>
              </table:table-cell>
              <table:table-cell office:value-type="float" office:value="1.25591645108747">
                <text:p>1.255916451087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7.5192">
                <text:p>97.5192</text:p>
              </table:table-cell>
              <table:table-cell office:value-type="float" office:value="1.29040912139504">
                <text:p>1.290409121395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7.7942">
                <text:p>97.7942</text:p>
              </table:table-cell>
              <table:table-cell office:value-type="float" office:value="0.999137683242322">
                <text:p>0.9991376832423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.1942">
                <text:p>98.1942</text:p>
              </table:table-cell>
              <table:table-cell office:value-type="float" office:value="1.01561751461149">
                <text:p>1.015617514611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8.1942">
                <text:p>98.1942</text:p>
              </table:table-cell>
              <table:table-cell office:value-type="float" office:value="0.679122353166615">
                <text:p>0.6791223531666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8.7806">
                <text:p>98.7806</text:p>
              </table:table-cell>
              <table:table-cell office:value-type="float" office:value="0.509725016767264">
                <text:p>0.5097250167672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.0806">
                <text:p>99.0806</text:p>
              </table:table-cell>
              <table:table-cell office:value-type="float" office:value="0.518156558398019">
                <text:p>0.5181565583980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9.4056">
                <text:p>99.4056</text:p>
              </table:table-cell>
              <table:table-cell office:value-type="float" office:value="0.295870460860397">
                <text:p>0.2958704608603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9.6806">
                <text:p>99.6806</text:p>
              </table:table-cell>
              <table:table-cell office:value-type="float" office:value="0.295870460860397">
                <text:p>0.2958704608603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.006">
                <text:p>100.006</text:p>
              </table:table-cell>
              <table:table-cell office:value-type="float" office:value="0.136054421768714">
                <text:p>0.1360544217687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.281">
                <text:p>100.281</text:p>
              </table:table-cell>
              <table:table-cell office:value-type="float" office:value="0.136054421768714">
                <text:p>0.1360544217687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.433">
                <text:p>100.433</text:p>
              </table:table-cell>
              <table:table-cell office:value-type="float" office:value="0.136054421768714">
                <text:p>0.1360544217687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.458">
                <text:p>100.458</text:p>
              </table:table-cell>
              <table:table-cell office:value-type="float" office:value="0.136054421768714">
                <text:p>0.1360544217687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.458">
                <text:p>100.458</text:p>
              </table:table-cell>
              <table:table-cell office:value-type="float" office:value="0.18396090830697">
                <text:p>0.183960908306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1.008">
                <text:p>101.008</text:p>
              </table:table-cell>
              <table:table-cell office:value-type="float" office:value="0.341094184152529">
                <text:p>0.3410941841525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1.333">
                <text:p>101.333</text:p>
              </table:table-cell>
              <table:table-cell office:value-type="float" office:value="0.341094184152529">
                <text:p>0.3410941841525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1.633">
                <text:p>101.633</text:p>
              </table:table-cell>
              <table:table-cell office:value-type="float" office:value="0.341094184152529">
                <text:p>0.3410941841525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1.983">
                <text:p>101.983</text:p>
              </table:table-cell>
              <table:table-cell office:value-type="float" office:value="0.341094184152529">
                <text:p>0.3410941841525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2.284">
                <text:p>102.284</text:p>
              </table:table-cell>
              <table:table-cell office:value-type="float" office:value="0.341094184152529">
                <text:p>0.3410941841525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2.684">
                <text:p>102.684</text:p>
              </table:table-cell>
              <table:table-cell office:value-type="float" office:value="0.476382102136627">
                <text:p>0.4763821021366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2.967">
                <text:p>102.967</text:p>
              </table:table-cell>
              <table:table-cell office:value-type="float" office:value="0.475232346459714">
                <text:p>0.4752323464597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3.32">
                <text:p>103.32</text:p>
              </table:table-cell>
              <table:table-cell office:value-type="float" office:value="0.474465842675098">
                <text:p>0.4744658426750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3.472">
                <text:p>103.472</text:p>
              </table:table-cell>
              <table:table-cell office:value-type="float" office:value="0.474465842675098">
                <text:p>0.4744658426750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3.864">
                <text:p>103.864</text:p>
              </table:table-cell>
              <table:table-cell office:value-type="float" office:value="0.799080195458457">
                <text:p>0.7990801954584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4.094">
                <text:p>104.094</text:p>
              </table:table-cell>
              <table:table-cell office:value-type="float" office:value="0.797163935996928">
                <text:p>0.7971639359969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4.444">
                <text:p>104.444</text:p>
              </table:table-cell>
              <table:table-cell office:value-type="float" office:value="0.940116891827144">
                <text:p>0.9401168918271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4.757">
                <text:p>104.757</text:p>
              </table:table-cell>
              <table:table-cell office:value-type="float" office:value="0.940116891827144">
                <text:p>0.9401168918271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4.757">
                <text:p>104.757</text:p>
              </table:table-cell>
              <table:table-cell office:value-type="float" office:value="0.940116891827144">
                <text:p>0.9401168918271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5.257">
                <text:p>105.257</text:p>
              </table:table-cell>
              <table:table-cell office:value-type="float" office:value="0.940116891827144">
                <text:p>0.9401168918271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5.607">
                <text:p>105.607</text:p>
              </table:table-cell>
              <table:table-cell office:value-type="float" office:value="0.940116891827144">
                <text:p>0.9401168918271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5.957">
                <text:p>105.957</text:p>
              </table:table-cell>
              <table:table-cell office:value-type="float" office:value="1.07617131359586">
                <text:p>1.076171313595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6.283">
                <text:p>106.283</text:p>
              </table:table-cell>
              <table:table-cell office:value-type="float" office:value="1.07617131359586">
                <text:p>1.076171313595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6.485">
                <text:p>106.485</text:p>
              </table:table-cell>
              <table:table-cell office:value-type="float" office:value="1.07617131359586">
                <text:p>1.076171313595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6.785">
                <text:p>106.785</text:p>
              </table:table-cell>
              <table:table-cell office:value-type="float" office:value="1.21874101753378">
                <text:p>1.218741017533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135">
                <text:p>107.135</text:p>
              </table:table-cell>
              <table:table-cell office:value-type="float" office:value="1.21874101753378">
                <text:p>1.218741017533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385">
                <text:p>107.385</text:p>
              </table:table-cell>
              <table:table-cell office:value-type="float" office:value="1.21874101753378">
                <text:p>1.218741017533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7.785">
                <text:p>107.785</text:p>
              </table:table-cell>
              <table:table-cell office:value-type="float" office:value="1.21874101753378">
                <text:p>1.218741017533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7.985">
                <text:p>107.985</text:p>
              </table:table-cell>
              <table:table-cell office:value-type="float" office:value="1.21874101753378">
                <text:p>1.218741017533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8.385">
                <text:p>108.385</text:p>
              </table:table-cell>
              <table:table-cell office:value-type="float" office:value="1.21874101753378">
                <text:p>1.218741017533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8.585">
                <text:p>108.585</text:p>
              </table:table-cell>
              <table:table-cell office:value-type="float" office:value="1.21874101753378">
                <text:p>1.218741017533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8.997">
                <text:p>108.997</text:p>
              </table:table-cell>
              <table:table-cell office:value-type="float" office:value="1.21874101753378">
                <text:p>1.218741017533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9.972">
                <text:p>109.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